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294cm"/>
    </style:style>
    <style:style style:family="table-column" style:name="co2">
      <style:table-column-properties fo:break-before="auto" style:column-width="14.489cm"/>
    </style:style>
    <style:style style:family="table-column" style:name="co3">
      <style:table-column-properties fo:break-before="auto" style:column-width="0.727cm"/>
    </style:style>
    <style:style style:family="table-column" style:name="co4">
      <style:table-column-properties fo:break-before="auto" style:column-width="2.35cm"/>
    </style:style>
    <style:style style:family="table-column" style:name="co5">
      <style:table-column-properties fo:break-before="auto" style:column-width="2.432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3.83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26cm"/>
    </style:style>
    <style:style style:family="table-row" style:name="ro3">
      <style:table-row-properties fo:break-before="auto" style:use-optimal-row-height="false" style:row-height="0.76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fo:padding="0.071cm" style:diagonal-bl-tr="none" style:rotation-align="none" fo:border="none" style:diagonal-tl-br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9"/>
        <table:table-column table:style-name="co6" table:default-cell-style-name="Default"/>
        <table:table-column table:style-name="co7" table:default-cell-style-name="ce55" table:number-columns-repeated="6"/>
        <table:table-column table:style-name="co7" table:default-cell-style-name="ce30" table:number-columns-repeated="71"/>
        <table:table-column table:style-name="co6" table:default-cell-style-name="Default" table:number-columns-repeated="933"/>
        <table:table-row table:style-name="ro1">
          <table:table-cell ns41:value-type="string" table:style-name="TL Title" office:value-type="string">
            <office:annotation draw:style-name="gr1" svg:height="2.648cm" draw:caption-point-y="-0.042cm" svg:width="5.943cm" svg:x="6.718cm" draw:caption-point-x="-0.435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NOORDHOLLAND - VIERDE GEDEELTE <text:s text:c="2"/>Indeeling der bevolking naar de beroepen.</text:p>
          </table:table-cell>
          <table:table-cell table:style-name="ce10" table:number-columns-repeated="13"/>
          <table:table-cell table:style-name="ce49" table:number-columns-repeated="5"/>
          <table:table-cell table:style-name="ce56"/>
          <table:table-cell table:style-name="ce2" table:number-columns-repeated="1004"/>
        </table:table-row>
        <table:table-row table:style-name="ro1">
          <table:table-cell table:style-name="ce2" table:number-columns-repeated="14"/>
          <table:table-cell table:style-name="ce50" table:number-columns-repeated="6"/>
          <table:table-cell table:style-name="ce2" table:number-columns-repeated="1004"/>
        </table:table-row>
        <table:table-row table:style-name="ro2">
          <table:table-cell ns41:value-type="string" table:number-rows-spanned="4" table:style-name="TL RowProperty" table:number-columns-spanned="1" office:value-type="string">
            <text:p>DE STEDEN <text:s text:c="6"/></text:p>
          </table:table-cell>
          <table:table-cell ns41:value-type="string" table:number-rows-spanned="4" table:style-name="TL RowProperty" table:number-columns-spanned="1" office:value-type="string">
            <office:annotation draw:style-name="gr1" svg:height="1.268cm" draw:caption-point-y="0.274cm" svg:width="3.554cm" svg:x="21.285cm" draw:caption-point-x="-0.513cm" svg:y="0.688cm" draw:text-style-name="P1">
              <dc:creator>CDM</dc:creator>
              <dc:date>2014-12-12T00:00:00</dc:date>
              <text:p text:style-name="P1"><text:span text:style-name="T2">De knechts en leerlingen zijn onder de beroepen begrepen.</text:span></text:p>
            </office:annotation>
            <text:p><text:s/>Beroepen of Middelen van Bestaan <text:s/></text:p>
          </table:table-cell>
          <table:table-cell table:style-name="ce17"/>
          <table:table-cell ns41:value-type="string" table:number-rows-spanned="1" table:style-name="TL ColHeader" table:number-columns-spanned="2" office:value-type="string">
            <text:p>Beneden de 10 jaren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Van 10 en 11 jaren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Van 12 tot en met 15 jaren</text:p>
          </table:table-cell>
          <table:covered-table-cell table:style-name="ce25"/>
          <table:table-cell ns41:value-type="string" table:number-rows-spanned="1" table:style-name="TL ColHeader" table:number-columns-spanned="2" office:value-type="string">
            <text:p>Van 16 jaren en daarboven</text:p>
          </table:table-cell>
          <table:covered-table-cell table:style-name="ce25"/>
          <table:table-cell ns41:value-type="string" table:number-rows-spanned="3" table:style-name="TL ColHeader" table:number-columns-spanned="3" office:value-type="string">
            <text:p>TOTAAL</text:p>
          </table:table-cell>
          <table:covered-table-cell table:style-name="ce41"/>
          <table:covered-table-cell table:style-name="ce43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1" table:number-columns-spanned="1" office:value-type="string">
            <text:p>Tabel</text:p>
          </table:table-cell>
          <table:table-cell ns41:value-type="string" table:number-rows-spanned="4" table:style-name="ce51" table:number-columns-spanned="1" office:value-type="string">
            <text:p>Pagina links</text:p>
          </table:table-cell>
          <table:table-cell ns41:value-type="string" table:number-rows-spanned="4" table:style-name="ce51" table:number-columns-spanned="1" office:value-type="string">
            <text:p>Pagina rechts</text:p>
          </table:table-cell>
          <table:table-cell ns41:value-type="string" table:number-rows-spanned="4" table:style-name="ce51" table:number-columns-spanned="1" office:value-type="string">
            <text:p>Provincie</text:p>
          </table:table-cell>
          <table:table-cell ns41:value-type="string" table:number-rows-spanned="4" table:style-name="ce57" table:number-columns-spanned="1" office:value-type="string">
            <text:p>Image nr</text:p>
          </table:table-cell>
          <table:table-cell table:style-name="ce18"/>
          <table:table-cell table:style-name="ce17" table:number-columns-repeated="2"/>
          <table:table-cell table:style-name="ce60"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18"/>
          <table:table-cell ns41:value-type="string" table:number-rows-spanned="2" table:style-name="TL ColHeader" table:number-columns-spanned="2" office:value-type="string">
            <text:p>Geboren in 1849 tot en met 1840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eboren in 1839 en 1838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eboren in 1837 tot en met 1834</text:p>
          </table:table-cell>
          <table:covered-table-cell table:style-name="ce26"/>
          <table:table-cell ns41:value-type="string" table:number-rows-spanned="2" table:style-name="TL ColHeader" table:number-columns-spanned="2" office:value-type="string">
            <text:p>Geboren in 1833 en vroegere jaren.</text:p>
          </table:table-cell>
          <table:covered-table-cell table:style-name="ce36"/>
          <table:covered-table-cell table:style-name="ce39"/>
          <table:covered-table-cell table:style-name="ce42"/>
          <table:covered-table-cell table:style-name="ce44"/>
          <table:covered-table-cell table:style-name="ce52" table:number-columns-repeated="5"/>
          <table:covered-table-cell table:style-name="ce58"/>
          <table:table-cell table:style-name="ce18" table:number-columns-repeated="3"/>
          <table:table-cell table:style-name="ce60"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18"/>
          <table:covered-table-cell table:style-name="ce21"/>
          <table:covered-table-cell table:style-name="TL ColHeader" table:number-columns-repeated="6"/>
          <table:covered-table-cell table:style-name="ce37"/>
          <table:covered-table-cell table:style-name="ce40"/>
          <table:covered-table-cell table:style-name="ce27"/>
          <table:covered-table-cell table:style-name="ce45"/>
          <table:covered-table-cell table:style-name="ce52" table:number-columns-repeated="5"/>
          <table:covered-table-cell table:style-name="ce58"/>
          <table:table-cell table:style-name="ce18" table:number-columns-repeated="3"/>
          <table:table-cell table:style-name="ce60" table:number-columns-repeated="1001"/>
        </table:table-row>
        <table:table-row table:style-name="ro3">
          <table:covered-table-cell table:style-name="ce5"/>
          <table:covered-table-cell table:style-name="ce13"/>
          <table:table-cell table:style-name="ce18"/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Mannelijk.</text:p>
          </table:table-cell>
          <table:table-cell ns41:value-type="string" table:style-name="TL ColHeader" office:value-type="string">
            <text:p>Vrouwelijk.</text:p>
          </table:table-cell>
          <table:table-cell ns41:value-type="string" table:style-name="TL ColHeader" office:value-type="string">
            <text:p>Totaal.</text:p>
          </table:table-cell>
          <table:covered-table-cell table:style-name="ce53" table:number-columns-repeated="5"/>
          <table:covered-table-cell table:style-name="ce59"/>
          <table:table-cell table:style-name="ce18" table:number-columns-repeated="3"/>
          <table:table-cell table:style-name="ce60" table:number-columns-repeated="1001"/>
        </table:table-row>
        <table:table-row table:style-name="ro1">
          <table:table-cell table:number-columns-repeated="14"/>
          <table:table-cell table:style-name="ce54" table:number-columns-repeated="6"/>
          <table:table-cell table:style-name="ce6" table:number-columns-repeated="71"/>
          <table:table-cell table:number-columns-repeated="933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ardewerk- en porcelein-fabrijkanten en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1" office:value-type="float">
            <text:p>221</text:p>
          </table:table-cell>
          <table:table-cell table:style-name="TL Data"/>
          <table:table-cell ns41:value-type="float" table:style-name="TL Data" office:value="221" office:value-type="float">
            <text:p>221</text:p>
          </table:table-cell>
          <table:table-cell table:style-name="TL Data"/>
          <table:table-cell ns41:value-type="float" table:style-name="TL Data" office:value="221" office:value-type="float">
            <text:p>2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142" office:value-type="float">
            <text:p>1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5" office:value-type="float">
            <text:p>425</text:p>
          </table:table-cell>
          <table:table-cell table:style-name="TL Data"/>
          <table:table-cell ns41:value-type="float" table:style-name="TL Data" office:value="425" office:value-type="float">
            <text:p>425</text:p>
          </table:table-cell>
          <table:table-cell table:style-name="TL Data"/>
          <table:table-cell ns41:value-type="float" table:style-name="TL Data" office:value="425" office:value-type="float">
            <text:p>4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8" office:value-type="float">
            <text:p>3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048" office:value-type="float">
            <text:p>1,04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55" office:value-type="float">
            <text:p>1,0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74" office:value-type="float">
            <text:p>1,0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4" office:value-type="float">
            <text:p>1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3" office:value-type="float">
            <text:p>3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ankiers, effec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31" office:value-type="float">
            <text:p>4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0" office:value-type="float">
            <text:p>2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illard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lik-, en plaatwerkers, la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8" office:value-type="float">
            <text:p>1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0" office:value-type="float">
            <text:p>2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0" office:value-type="float">
            <text:p>2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362" office:value-type="float">
            <text:p>362</text:p>
          </table:table-cell>
          <table:table-cell table:style-name="TL Data"/>
          <table:table-cell ns41:value-type="float" table:style-name="TL Data" office:value="383" office:value-type="float">
            <text:p>383</text:p>
          </table:table-cell>
          <table:table-cell table:style-name="TL Data"/>
          <table:table-cell ns41:value-type="float" table:style-name="TL Data" office:value="383" office:value-type="float">
            <text:p>3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orstel-, kaarden-, kammen-, rijven, zeef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ouwmeesters, civiel ingeni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403" office:value-type="float">
            <text:p>1,40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27" office:value-type="float">
            <text:p>1,4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70" office:value-type="float">
            <text:p>1,4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Dienstboden, hakers, huisbewaarders, minnen, oppassers, port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00" office:value-type="float">
            <text:p>1,200</text:p>
          </table:table-cell>
          <table:table-cell ns41:value-type="float" table:style-name="TL Data" office:value="9903" office:value-type="float">
            <text:p>9,903</text:p>
          </table:table-cell>
          <table:table-cell ns41:value-type="float" table:style-name="TL Data" office:value="1222" office:value-type="float">
            <text:p>1,222</text:p>
          </table:table-cell>
          <table:table-cell ns41:value-type="float" table:style-name="TL Data" office:value="9984" office:value-type="float">
            <text:p>9,984</text:p>
          </table:table-cell>
          <table:table-cell ns41:value-type="float" table:style-name="TL Data" office:value="11206" office:value-type="float">
            <text:p>11,2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Doodgravers, bedienaars van begrav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8" office:value-type="float">
            <text:p>288</text:p>
          </table:table-cell>
          <table:table-cell table:style-name="TL Data"/>
          <table:table-cell ns41:value-type="float" table:style-name="TL Data" office:value="288" office:value-type="float">
            <text:p>288</text:p>
          </table:table-cell>
          <table:table-cell table:style-name="TL Data"/>
          <table:table-cell ns41:value-type="float" table:style-name="TL Data" office:value="288" office:value-type="float">
            <text:p>2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4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25" office:value-type="float">
            <text:p>3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12" office:value-type="float">
            <text:p>2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78" office:value-type="float">
            <text:p>1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0" office:value-type="float">
            <text:p>2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515" office:value-type="float">
            <text:p>5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3" office:value-type="float">
            <text:p>5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8" office:value-type="float">
            <text:p>78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08" office:value-type="float">
            <text:p>9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99" office:value-type="float">
            <text:p>2,39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443" office:value-type="float">
            <text:p>2,44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650" office:value-type="float">
            <text:p>2,6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1836" office:value-type="float">
            <text:p>1,8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80" office:value-type="float">
            <text:p>1,8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83" office:value-type="float">
            <text:p>1,8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06" office:value-type="float">
            <text:p>1,406</text:p>
          </table:table-cell>
          <table:table-cell ns41:value-type="float" table:style-name="TL Data" office:value="1108" office:value-type="float">
            <text:p>1,108</text:p>
          </table:table-cell>
          <table:table-cell ns41:value-type="float" table:style-name="TL Data" office:value="1406" office:value-type="float">
            <text:p>1,406</text:p>
          </table:table-cell>
          <table:table-cell ns41:value-type="float" table:style-name="TL Data" office:value="1108" office:value-type="float">
            <text:p>1,108</text:p>
          </table:table-cell>
          <table:table-cell ns41:value-type="float" table:style-name="TL Data" office:value="2514" office:value-type="float">
            <text:p>2,5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10" office:value-type="float">
            <text:p>1,910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911" office:value-type="float">
            <text:p>1,911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404" office:value-type="float">
            <text:p>2,4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4" office:value-type="float">
            <text:p>2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7" office:value-type="float">
            <text:p>4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Data" office:value-type="string">
            <text:p>39/1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Data" office:value-type="string">
            <text:p>49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014" office:value-type="float">
            <text:p>1,0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4102" office:value-type="float">
            <text:p>4,10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130" office:value-type="float">
            <text:p>4,13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186" office:value-type="float">
            <text:p>4,1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97" office:value-type="float">
            <text:p>897</text:p>
          </table:table-cell>
          <table:table-cell table:style-name="TL Data"/>
          <table:table-cell ns41:value-type="float" table:style-name="TL Data" office:value="902" office:value-type="float">
            <text:p>902</text:p>
          </table:table-cell>
          <table:table-cell table:style-name="TL Data"/>
          <table:table-cell ns41:value-type="float" table:style-name="TL Data" office:value="902" office:value-type="float">
            <text:p>9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5" office:value-type="float">
            <text:p>5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1" office:value-type="float">
            <text:p>2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8" office:value-type="float">
            <text:p>1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6" table:style-name="TL Data" table:number-columns-repeated="4" office:value-type="float">
            <text:p>26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70" office:value-type="float">
            <text:p>3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5" office:value-type="float">
            <text:p>2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8" office:value-type="float">
            <text:p>388</text:p>
          </table:table-cell>
          <table:table-cell table:style-name="TL Data"/>
          <table:table-cell ns41:value-type="float" table:style-name="TL Data" office:value="388" office:value-type="float">
            <text:p>388</text:p>
          </table:table-cell>
          <table:table-cell table:style-name="TL Data"/>
          <table:table-cell ns41:value-type="float" table:style-name="TL Data" office:value="388" office:value-type="float">
            <text:p>3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08" office:value-type="float">
            <text:p>5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05" office:value-type="float">
            <text:p>1,10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7" office:value-type="float">
            <text:p>1,1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09" office:value-type="float">
            <text:p>1,1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62" office:value-type="float">
            <text:p>1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419" office:value-type="float">
            <text:p>5,4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482" office:value-type="float">
            <text:p>5,482</text:p>
          </table:table-cell>
          <table:table-cell ns41:value-type="float" table:style-name="TL Data" office:value="5489" office:value-type="float">
            <text:p>5,4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819" office:value-type="float">
            <text:p>8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24" table:style-name="TL Data" table:number-columns-repeated="4" office:value-type="float">
            <text:p>124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3" office:value-type="float">
            <text:p>2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8" office:value-type="float">
            <text:p>8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248" office:value-type="float">
            <text:p>1,2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75" office:value-type="float">
            <text:p>1,27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83" office:value-type="float">
            <text:p>1,2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2980" office:value-type="float">
            <text:p>2,9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52" office:value-type="float">
            <text:p>3,05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59" office:value-type="float">
            <text:p>3,0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2089" office:value-type="float">
            <text:p>2,08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47" office:value-type="float">
            <text:p>2,1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60" office:value-type="float">
            <text:p>2,1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208" office:value-type="float">
            <text:p>2,208</text:p>
          </table:table-cell>
          <table:table-cell ns41:value-type="float" table:style-name="TL Data" office:value="1466" office:value-type="float">
            <text:p>1,466</text:p>
          </table:table-cell>
          <table:table-cell ns41:value-type="float" table:style-name="TL Data" office:value="3674" office:value-type="float">
            <text:p>3,6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18" office:value-type="float">
            <text:p>9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meden kagchel- en ander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277" office:value-type="float">
            <text:p>1,27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21" office:value-type="float">
            <text:p>1,3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35" office:value-type="float">
            <text:p>1,3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32" office:value-type="float">
            <text:p>132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03" office:value-type="float">
            <text:p>1,0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7" office:value-type="float">
            <text:p>1,0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9" office:value-type="float">
            <text:p>1,0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" office:value-type="float">
            <text:p>2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96" office:value-type="float">
            <text:p>6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1" office:value-type="float">
            <text:p>2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2515" office:value-type="float">
            <text:p>2,5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85" office:value-type="float">
            <text:p>2,58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93" office:value-type="float">
            <text:p>2,5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urf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22" office:value-type="float">
            <text:p>8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59" office:value-type="float">
            <text:p>6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3" office:value-type="float">
            <text:p>2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6" office:value-type="float">
            <text:p>1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63" office:value-type="float">
            <text:p>5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90" office:value-type="float">
            <text:p>6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ogelverkoopers, kool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151/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152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9" office:value-type="float">
            <text:p>2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1" office:value-type="float">
            <text:p>8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22283" office:value-type="float">
            <text:p>22,283</text:p>
          </table:table-cell>
          <table:table-cell ns41:value-type="float" table:style-name="TL Data" office:value="22658" office:value-type="float">
            <text:p>22,658</text:p>
          </table:table-cell>
          <table:table-cell ns41:value-type="float" table:style-name="TL Data" office:value="3724" office:value-type="float">
            <text:p>3,724</text:p>
          </table:table-cell>
          <table:table-cell ns41:value-type="float" table:style-name="TL Data" office:value="4018" office:value-type="float">
            <text:p>4,018</text:p>
          </table:table-cell>
          <table:table-cell ns41:value-type="float" table:style-name="TL Data" office:value="6029" office:value-type="float">
            <text:p>6,029</text:p>
          </table:table-cell>
          <table:table-cell ns41:value-type="float" table:style-name="TL Data" office:value="7399" office:value-type="float">
            <text:p>7,399</text:p>
          </table:table-cell>
          <table:table-cell ns41:value-type="float" table:style-name="TL Data" office:value="15010" office:value-type="float">
            <text:p>15,010</text:p>
          </table:table-cell>
          <table:table-cell ns41:value-type="float" table:style-name="TL Data" office:value="66092" office:value-type="float">
            <text:p>66,092</text:p>
          </table:table-cell>
          <table:table-cell ns41:value-type="string" table:style-name="TL Data" office:value-type="string">
            <text:p>47.050/2</text:p>
          </table:table-cell>
          <table:table-cell ns41:value-type="string" table:style-name="TL Data" office:value-type="string">
            <text:p>100.172/2</text:p>
          </table:table-cell>
          <table:table-cell ns41:value-type="string" table:style-name="TL Data" office:value-type="string">
            <text:p>147.222/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AMSTERDAM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3375" office:value-type="float">
            <text:p>23,375</text:p>
          </table:table-cell>
          <table:table-cell ns41:value-type="float" table:style-name="TL Data" office:value="23413" office:value-type="float">
            <text:p>23,413</text:p>
          </table:table-cell>
          <table:table-cell ns41:value-type="float" table:style-name="TL Data" office:value="4337" office:value-type="float">
            <text:p>4,337</text:p>
          </table:table-cell>
          <table:table-cell ns41:value-type="float" table:style-name="TL Data" office:value="4375" office:value-type="float">
            <text:p>4,375</text:p>
          </table:table-cell>
          <table:table-cell ns41:value-type="float" table:style-name="TL Data" office:value="7733" office:value-type="float">
            <text:p>7,733</text:p>
          </table:table-cell>
          <table:table-cell ns41:value-type="float" table:style-name="TL Data" office:value="7993" office:value-type="float">
            <text:p>7,993</text:p>
          </table:table-cell>
          <table:table-cell ns41:value-type="float" table:style-name="TL Data" office:value="66405" office:value-type="float">
            <text:p>66,405</text:p>
          </table:table-cell>
          <table:table-cell ns41:value-type="float" table:style-name="TL Data" office:value="86393" office:value-type="float">
            <text:p>86,393</text:p>
          </table:table-cell>
          <table:table-cell ns41:value-type="float" table:style-name="TL Data" office:value="101856" office:value-type="float">
            <text:p>101,856</text:p>
          </table:table-cell>
          <table:table-cell ns41:value-type="float" table:style-name="TL Data" office:value="122179" office:value-type="float">
            <text:p>122,179</text:p>
          </table:table-cell>
          <table:table-cell ns41:value-type="float" table:style-name="TL Data" office:value="224035" office:value-type="float">
            <text:p>224,0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ardewerk- en porcelein-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ardewerk- en porcelein-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8" table:style-name="TL Data" table:number-columns-repeated="4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2" office:value-type="float">
            <text:p>2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oek- en dagbladdrukk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2" office:value-type="float">
            <text:p>2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23" office:value-type="float">
            <text:p>1,22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22" office:value-type="float">
            <text:p>1,322</text:p>
          </table:table-cell>
          <table:table-cell ns41:value-type="float" table:style-name="TL Data" office:value="1424" office:value-type="float">
            <text:p>1,4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19" office:value-type="float">
            <text:p>4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236" office:value-type="float">
            <text:p>236</text:p>
          </table:table-cell>
          <table:table-cell table:style-name="TL Data"/>
          <table:table-cell ns41:value-type="float" table:style-name="TL Data" office:value="273" office:value-type="float">
            <text:p>273</text:p>
          </table:table-cell>
          <table:table-cell table:style-name="TL Data"/>
          <table:table-cell ns41:value-type="float" table:style-name="TL Data" office:value="273" office:value-type="float">
            <text:p>2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lerken en schrijvers bij notarissen, ontvangers, prokureurs, deurwaarders enz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rib- en dijkwerkers, heilba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68" office:value-type="float">
            <text:p>368</text:p>
          </table:table-cell>
          <table:table-cell table:style-name="TL Data"/>
          <table:table-cell ns41:value-type="float" table:style-name="TL Data" office:value="378" office:value-type="float">
            <text:p>378</text:p>
          </table:table-cell>
          <table:table-cell table:style-name="TL Data"/>
          <table:table-cell ns41:value-type="float" table:style-name="TL Data" office:value="378" office:value-type="float">
            <text:p>3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roeghouders, tappers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75" office:value-type="float">
            <text:p>275</text:p>
          </table:table-cell>
          <table:table-cell table:style-name="TL Data"/>
          <table:table-cell ns41:value-type="float" table:style-name="TL Data" office:value="278" office:value-type="float">
            <text:p>278</text:p>
          </table:table-cell>
          <table:table-cell table:style-name="TL Data"/>
          <table:table-cell ns41:value-type="float" table:style-name="TL Data" office:value="278" office:value-type="float">
            <text:p>2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497" office:value-type="float">
            <text:p>497</text:p>
          </table:table-cell>
          <table:table-cell table:style-name="TL Data"/>
          <table:table-cell ns41:value-type="float" table:style-name="TL Data" office:value="515" office:value-type="float">
            <text:p>515</text:p>
          </table:table-cell>
          <table:table-cell table:style-name="TL Data"/>
          <table:table-cell ns41:value-type="float" table:style-name="TL Data" office:value="515" office:value-type="float">
            <text:p>5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unstenaars, goochelaars enz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unstoefenaren teekenaars, teekenmeesters, daguerrec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7" office:value-type="float">
            <text:p>1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772" office:value-type="float">
            <text:p>7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Opzigters, conducteurs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olitie (dir, commiss, agenten van), marech, veld- en boschw, nacht- en torenw, geregtsdienaars, cipiers, en bew van gevangenissen, scherpregters,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eep-, blok-, maat- en zeilmakers, rafactiemeesters, scheepsloopers, tak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float" table:style-name="TL Data" office:value="233" office:value-type="float">
            <text:p>233</text:p>
          </table:table-cell>
          <table:table-cell table:style-name="TL Data"/>
          <table:table-cell ns41:value-type="float" table:style-name="TL Data" office:value="233" office:value-type="float">
            <text:p>2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4" office:value-type="float">
            <text:p>1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string" table:style-name="TL Data" office:value-type="string">
            <text:p>1.25</text:p>
          </table:table-cell>
          <table:table-cell ns41:value-type="float" table:style-name="TL Data" office:value="1225" office:value-type="float">
            <text:p>1,22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56" office:value-type="float">
            <text:p>1,956</text:p>
          </table:table-cell>
          <table:table-cell ns41:value-type="float" table:style-name="TL Data" office:value="1895" office:value-type="float">
            <text:p>1,895</text:p>
          </table:table-cell>
          <table:table-cell ns41:value-type="float" table:style-name="TL Data" office:value="3851" office:value-type="float">
            <text:p>3,8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abak- en sigaren-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abak- en sigaren-kerv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abak- en sigaren-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abak- en sigaren-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8" office:value-type="float">
            <text:p>3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urf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ogelverkoopers, kool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639" office:value-type="float">
            <text:p>1,639</text:p>
          </table:table-cell>
          <table:table-cell ns41:value-type="float" table:style-name="TL Data" office:value="1669" office:value-type="float">
            <text:p>1,66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6661" office:value-type="float">
            <text:p>6,661</text:p>
          </table:table-cell>
          <table:table-cell ns41:value-type="float" table:style-name="TL Data" office:value="3011" office:value-type="float">
            <text:p>3,011</text:p>
          </table:table-cell>
          <table:table-cell ns41:value-type="float" table:style-name="TL Data" office:value="8998" office:value-type="float">
            <text:p>8,998</text:p>
          </table:table-cell>
          <table:table-cell ns41:value-type="float" table:style-name="TL Data" office:value="12009" office:value-type="float">
            <text:p>12,0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HAARLEM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916" office:value-type="float">
            <text:p>2,916</text:p>
          </table:table-cell>
          <table:table-cell ns41:value-type="float" table:style-name="TL Data" office:value="2915" office:value-type="float">
            <text:p>2,915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016" office:value-type="float">
            <text:p>1,016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7608" office:value-type="float">
            <text:p>7,608</text:p>
          </table:table-cell>
          <table:table-cell ns41:value-type="float" table:style-name="TL Data" office:value="9280" office:value-type="float">
            <text:p>9,280</text:p>
          </table:table-cell>
          <table:table-cell ns41:value-type="float" table:style-name="TL Data" office:value="12093" office:value-type="float">
            <text:p>12,093</text:p>
          </table:table-cell>
          <table:table-cell ns41:value-type="float" table:style-name="TL Data" office:value="13759" office:value-type="float">
            <text:p>13,759</text:p>
          </table:table-cell>
          <table:table-cell ns41:value-type="float" table:style-name="TL Data" office:value="25852" office:value-type="float">
            <text:p>25,8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ardewerk- en porcelein- fabrijkanten en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5" office:value-type="float">
            <text:p>115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1" office:value-type="float">
            <text:p>341</text:p>
          </table:table-cell>
          <table:table-cell table:style-name="TL Data"/>
          <table:table-cell ns41:value-type="float" table:style-name="TL Data" office:value="341" office:value-type="float">
            <text:p>341</text:p>
          </table:table-cell>
          <table:table-cell table:style-name="TL Data"/>
          <table:table-cell ns41:value-type="float" table:style-name="TL Data" office:value="341" office:value-type="float">
            <text:p>3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9" office:value-type="float">
            <text:p>2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31" office:value-type="float">
            <text:p>431</text:p>
          </table:table-cell>
          <table:table-cell table:style-name="TL Data"/>
          <table:table-cell ns41:value-type="float" table:style-name="TL Data" office:value="431" office:value-type="float">
            <text:p>431</text:p>
          </table:table-cell>
          <table:table-cell table:style-name="TL Data"/>
          <table:table-cell ns41:value-type="float" table:style-name="TL Data" office:value="431" office:value-type="float">
            <text:p>4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85" office:value-type="float">
            <text:p>5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07" office:value-type="float">
            <text:p>3,00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049" office:value-type="float">
            <text:p>3,04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179" office:value-type="float">
            <text:p>3,1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5" office:value-type="float">
            <text:p>5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85" office:value-type="float">
            <text:p>4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12" office:value-type="float">
            <text:p>3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illard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lik- en plaatwerkers, la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16" office:value-type="float">
            <text:p>7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9" office:value-type="float">
            <text:p>2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5" office:value-type="float">
            <text:p>3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447" office:value-type="float">
            <text:p>447</text:p>
          </table:table-cell>
          <table:table-cell table:style-name="TL Data"/>
          <table:table-cell ns41:value-type="float" table:style-name="TL Data" office:value="476" office:value-type="float">
            <text:p>476</text:p>
          </table:table-cell>
          <table:table-cell table:style-name="TL Data"/>
          <table:table-cell ns41:value-type="float" table:style-name="TL Data" office:value="476" office:value-type="float">
            <text:p>4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4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2079" office:value-type="float">
            <text:p>2,07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161" office:value-type="float">
            <text:p>2,16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247" office:value-type="float">
            <text:p>2,2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440" office:value-type="float">
            <text:p>1,440</text:p>
          </table:table-cell>
          <table:table-cell ns41:value-type="float" table:style-name="TL Data" office:value="13278" office:value-type="float">
            <text:p>13,278</text:p>
          </table:table-cell>
          <table:table-cell ns41:value-type="float" table:style-name="TL Data" office:value="1494" office:value-type="float">
            <text:p>1,494</text:p>
          </table:table-cell>
          <table:table-cell ns41:value-type="float" table:style-name="TL Data" office:value="13577" office:value-type="float">
            <text:p>13,577</text:p>
          </table:table-cell>
          <table:table-cell ns41:value-type="float" table:style-name="TL Data" office:value="15071" office:value-type="float">
            <text:p>15,0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2" office:value-type="float">
            <text:p>322</text:p>
          </table:table-cell>
          <table:table-cell table:style-name="TL Data"/>
          <table:table-cell ns41:value-type="float" table:style-name="TL Data" office:value="322" office:value-type="float">
            <text:p>322</text:p>
          </table:table-cell>
          <table:table-cell table:style-name="TL Data"/>
          <table:table-cell ns41:value-type="float" table:style-name="TL Data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88" office:value-type="float">
            <text:p>5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2" office:value-type="float">
            <text:p>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26" office:value-type="float">
            <text:p>4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41" office:value-type="float">
            <text:p>3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81" office:value-type="float">
            <text:p>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43" office:value-type="float">
            <text:p>3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1" office:value-type="float">
            <text:p>5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35" office:value-type="float">
            <text:p>3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33" office:value-type="float">
            <text:p>3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0" office:value-type="float">
            <text:p>5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660" office:value-type="float">
            <text:p>6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65" office:value-type="float">
            <text:p>6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36" office:value-type="float">
            <text:p>1,0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38" office:value-type="float">
            <text:p>1,0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90" office:value-type="float">
            <text:p>2,69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750" office:value-type="float">
            <text:p>2,750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989" office:value-type="float">
            <text:p>2,9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2436" office:value-type="float">
            <text:p>2,4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48" office:value-type="float">
            <text:p>2,5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52" office:value-type="float">
            <text:p>2,5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09" office:value-type="float">
            <text:p>1,909</text:p>
          </table:table-cell>
          <table:table-cell ns41:value-type="float" table:style-name="TL Data" office:value="1548" office:value-type="float">
            <text:p>1,548</text:p>
          </table:table-cell>
          <table:table-cell ns41:value-type="float" table:style-name="TL Data" office:value="1909" office:value-type="float">
            <text:p>1,909</text:p>
          </table:table-cell>
          <table:table-cell ns41:value-type="float" table:style-name="TL Data" office:value="1549" office:value-type="float">
            <text:p>1,549</text:p>
          </table:table-cell>
          <table:table-cell ns41:value-type="float" table:style-name="TL Data" office:value="3458" office:value-type="float">
            <text:p>3,4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19" office:value-type="float">
            <text:p>2,619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2627" office:value-type="float">
            <text:p>2,627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3204" office:value-type="float">
            <text:p>3,2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00" office:value-type="float">
            <text:p>5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5" office:value-type="float">
            <text:p>5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Data" office:value-type="string">
            <text:p>107/1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Data" office:value-type="string">
            <text:p>146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79" office:value-type="float">
            <text:p>1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86" office:value-type="float">
            <text:p>386</text:p>
          </table:table-cell>
          <table:table-cell table:style-name="TL Data"/>
          <table:table-cell ns41:value-type="float" table:style-name="TL Data" office:value="396" office:value-type="float">
            <text:p>396</text:p>
          </table:table-cell>
          <table:table-cell table:style-name="TL Data"/>
          <table:table-cell ns41:value-type="float" table:style-name="TL Data" office:value="396" office:value-type="float">
            <text:p>3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360" office:value-type="float">
            <text:p>1,3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4500" office:value-type="float">
            <text:p>4,50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531" office:value-type="float">
            <text:p>4,53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587" office:value-type="float">
            <text:p>4,5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768" office:value-type="float">
            <text:p>1,768</text:p>
          </table:table-cell>
          <table:table-cell table:style-name="TL Data"/>
          <table:table-cell ns41:value-type="float" table:style-name="TL Data" office:value="1800" office:value-type="float">
            <text:p>1,800</text:p>
          </table:table-cell>
          <table:table-cell table:style-name="TL Data"/>
          <table:table-cell ns41:value-type="float" table:style-name="TL Data" office:value="1800" office:value-type="float">
            <text:p>1,8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5" office:value-type="float">
            <text:p>6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9" office:value-type="float">
            <text:p>3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0" office:value-type="float">
            <text:p>1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oefenaren toneelspelers, dansmeesters, zang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81" office:value-type="float">
            <text:p>1,0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" office:value-type="float">
            <text:p>1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430" office:value-type="float">
            <text:p>4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86" office:value-type="float">
            <text:p>2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1" office:value-type="float">
            <text:p>411</text:p>
          </table:table-cell>
          <table:table-cell table:style-name="TL Data"/>
          <table:table-cell ns41:value-type="float" table:style-name="TL Data" office:value="411" office:value-type="float">
            <text:p>411</text:p>
          </table:table-cell>
          <table:table-cell table:style-name="TL Data"/>
          <table:table-cell ns41:value-type="float" table:style-name="TL Data" office:value="411" office:value-type="float">
            <text:p>4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4" office:value-type="float">
            <text:p>2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1" office:value-type="float">
            <text:p>171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18" office:value-type="float">
            <text:p>7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51" office:value-type="float">
            <text:p>1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590" office:value-type="float">
            <text:p>1,5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00" office:value-type="float">
            <text:p>1,6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03" office:value-type="float">
            <text:p>1,6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0" office:value-type="float">
            <text:p>2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022" office:value-type="float">
            <text:p>7,0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238" office:value-type="float">
            <text:p>7,238</text:p>
          </table:table-cell>
          <table:table-cell ns41:value-type="float" table:style-name="TL Data" office:value="7247" office:value-type="float">
            <text:p>7,2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3" office:value-type="float">
            <text:p>3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063" office:value-type="float">
            <text:p>1,0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0" office:value-type="float">
            <text:p>1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1" office:value-type="float">
            <text:p>2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21" office:value-type="float">
            <text:p>3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42" office:value-type="float">
            <text:p>5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1076" office:value-type="float">
            <text:p>1,0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16" office:value-type="float">
            <text:p>1,1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18" office:value-type="float">
            <text:p>1,1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1719" office:value-type="float">
            <text:p>1,7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82" office:value-type="float">
            <text:p>1,78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96" office:value-type="float">
            <text:p>1,7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float" table:style-name="TL Data" office:value="3857" office:value-type="float">
            <text:p>3,8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56" office:value-type="float">
            <text:p>3,9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971" office:value-type="float">
            <text:p>3,9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2729" office:value-type="float">
            <text:p>2,729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2.820/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Data" office:value-type="string">
            <text:p>2.846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4361" office:value-type="float">
            <text:p>4,361</text:p>
          </table:table-cell>
          <table:table-cell ns41:value-type="float" table:style-name="TL Data" office:value="3793" office:value-type="float">
            <text:p>3,793</text:p>
          </table:table-cell>
          <table:table-cell ns41:value-type="float" table:style-name="TL Data" office:value="1694" office:value-type="float">
            <text:p>1,694</text:p>
          </table:table-cell>
          <table:table-cell ns41:value-type="float" table:style-name="TL Data" office:value="1415" office:value-type="float">
            <text:p>1,415</text:p>
          </table:table-cell>
          <table:table-cell ns41:value-type="float" table:style-name="TL Data" office:value="1452" office:value-type="float">
            <text:p>1,452</text:p>
          </table:table-cell>
          <table:table-cell ns41:value-type="float" table:style-name="TL Data" office:value="1102" office:value-type="float">
            <text:p>1,10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733" office:value-type="float">
            <text:p>7,733</text:p>
          </table:table-cell>
          <table:table-cell ns41:value-type="float" table:style-name="TL Data" office:value="6450" office:value-type="float">
            <text:p>6,450</text:p>
          </table:table-cell>
          <table:table-cell ns41:value-type="float" table:style-name="TL Data" office:value="14183" office:value-type="float">
            <text:p>14,1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20" office:value-type="float">
            <text:p>9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1628" office:value-type="float">
            <text:p>1,6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16" office:value-type="float">
            <text:p>1,7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37" office:value-type="float">
            <text:p>1,7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3" office:value-type="float">
            <text:p>2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table:style-name="TL Data"/>
          <table:table-cell ns41:value-type="float" table:style-name="TL Data" office:value="169" office:value-type="float">
            <text:p>169</text:p>
          </table:table-cell>
          <table:table-cell table:style-name="TL Data"/>
          <table:table-cell ns41:value-type="float" table:style-name="TL Data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67" office:value-type="float">
            <text:p>1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11" office:value-type="float">
            <text:p>1,0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15" office:value-type="float">
            <text:p>1,0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19" office:value-type="float">
            <text:p>1,0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2" office:value-type="float">
            <text:p>2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table:style-name="TL Data"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35" office:value-type="float">
            <text:p>8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3" office:value-type="float">
            <text:p>2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table:style-name="TL Data"/>
          <table:table-cell ns41:value-type="float" table:style-name="TL Data" office:value="3622" office:value-type="float">
            <text:p>3,6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783" office:value-type="float">
            <text:p>3,78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792" office:value-type="float">
            <text:p>3,7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6" office:value-type="float">
            <text:p>3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urf , koorn- en kolendr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75" office:value-type="float">
            <text:p>9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83" office:value-type="float">
            <text:p>7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3" office:value-type="float">
            <text:p>2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09" office:value-type="float">
            <text:p>3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8" office:value-type="float">
            <text:p>5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23" office:value-type="float">
            <text:p>8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03" office:value-type="float">
            <text:p>9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7" table:style-name="TL Data" table:number-columns-repeated="4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170/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171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4" office:value-type="float">
            <text:p>2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47" office:value-type="float">
            <text:p>9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27774" office:value-type="float">
            <text:p>27,774</text:p>
          </table:table-cell>
          <table:table-cell ns41:value-type="float" table:style-name="TL Data" office:value="28484" office:value-type="float">
            <text:p>28,484</text:p>
          </table:table-cell>
          <table:table-cell ns41:value-type="float" table:style-name="TL Data" office:value="4163" office:value-type="float">
            <text:p>4,163</text:p>
          </table:table-cell>
          <table:table-cell ns41:value-type="float" table:style-name="TL Data" office:value="4714" office:value-type="float">
            <text:p>4,714</text:p>
          </table:table-cell>
          <table:table-cell ns41:value-type="float" table:style-name="TL Data" office:value="7206" office:value-type="float">
            <text:p>7,206</text:p>
          </table:table-cell>
          <table:table-cell ns41:value-type="float" table:style-name="TL Data" office:value="9398" office:value-type="float">
            <text:p>9,398</text:p>
          </table:table-cell>
          <table:table-cell ns41:value-type="float" table:style-name="TL Data" office:value="17632" office:value-type="float">
            <text:p>17,632</text:p>
          </table:table-cell>
          <table:table-cell ns41:value-type="float" table:style-name="TL Data" office:value="85790" office:value-type="float">
            <text:p>85,790</text:p>
          </table:table-cell>
          <table:table-cell ns41:value-type="string" table:style-name="TL Data" office:value-type="string">
            <text:p>56.779/2</text:p>
          </table:table-cell>
          <table:table-cell ns41:value-type="string" table:style-name="TL Data" office:value-type="string">
            <text:p>128.391/2</text:p>
          </table:table-cell>
          <table:table-cell ns41:value-type="string" table:style-name="TL Data" office:value-type="string">
            <text:p>185.170/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ELF ST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2323" office:value-type="float">
            <text:p>32,323</text:p>
          </table:table-cell>
          <table:table-cell ns41:value-type="float" table:style-name="TL Data" office:value="32378" office:value-type="float">
            <text:p>32,378</text:p>
          </table:table-cell>
          <table:table-cell ns41:value-type="float" table:style-name="TL Data" office:value="6095" office:value-type="float">
            <text:p>6,095</text:p>
          </table:table-cell>
          <table:table-cell ns41:value-type="float" table:style-name="TL Data" office:value="6213" office:value-type="float">
            <text:p>6,213</text:p>
          </table:table-cell>
          <table:table-cell ns41:value-type="float" table:style-name="TL Data" office:value="10856" office:value-type="float">
            <text:p>10,856</text:p>
          </table:table-cell>
          <table:table-cell ns41:value-type="float" table:style-name="TL Data" office:value="11155" office:value-type="float">
            <text:p>11,155</text:p>
          </table:table-cell>
          <table:table-cell ns41:value-type="float" table:style-name="TL Data" office:value="90060" office:value-type="float">
            <text:p>90,060</text:p>
          </table:table-cell>
          <table:table-cell ns41:value-type="float" table:style-name="TL Data" office:value="113029" office:value-type="float">
            <text:p>113,029</text:p>
          </table:table-cell>
          <table:table-cell ns41:value-type="float" table:style-name="TL Data" office:value="139341" office:value-type="float">
            <text:p>139,341</text:p>
          </table:table-cell>
          <table:table-cell ns41:value-type="float" table:style-name="TL Data" office:value="162780" office:value-type="float">
            <text:p>162,780</text:p>
          </table:table-cell>
          <table:table-cell ns41:value-type="float" table:style-name="TL Data" office:value="302121" office:value-type="float">
            <text:p>302,1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ardappel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ardewerk- en porcelein-fabrijkanten en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2" office:value-type="float">
            <text:p>212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table:style-name="TL Data"/>
          <table:table-cell ns41:value-type="float" table:style-name="TL Data" office:value="212" office:value-type="float">
            <text:p>2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374" office:value-type="float">
            <text:p>9,374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9852" office:value-type="float">
            <text:p>9,852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0424" office:value-type="float">
            <text:p>10,4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illard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762" office:value-type="float">
            <text:p>7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75" office:value-type="float">
            <text:p>1,17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241" office:value-type="float">
            <text:p>1,24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15" office:value-type="float">
            <text:p>1,3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1266" office:value-type="float">
            <text:p>1,26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57" office:value-type="float">
            <text:p>1,35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429" office:value-type="float">
            <text:p>1,4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3" office:value-type="float">
            <text:p>1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033" office:value-type="float">
            <text:p>1,033</text:p>
          </table:table-cell>
          <table:table-cell ns41:value-type="float" table:style-name="TL Data" office:value="5163" office:value-type="float">
            <text:p>5,163</text:p>
          </table:table-cell>
          <table:table-cell ns41:value-type="float" table:style-name="TL Data" office:value="1096" office:value-type="float">
            <text:p>1,096</text:p>
          </table:table-cell>
          <table:table-cell ns41:value-type="string" table:style-name="TL Data" office:value-type="string">
            <text:p>5.515/1</text:p>
          </table:table-cell>
          <table:table-cell ns41:value-type="string" table:style-name="TL Data" office:value-type="string">
            <text:p>6.611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0" office:value-type="float">
            <text:p>1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14" office:value-type="float">
            <text:p>3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9" office:value-type="float">
            <text:p>1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178" office:value-type="float">
            <text:p>1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59" office:value-type="float">
            <text:p>159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970" office:value-type="float">
            <text:p>9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3" office:value-type="float">
            <text:p>7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700" table:style-name="TL Data" table:number-columns-repeated="4" office:value-type="float">
            <text:p>700</text:p>
          </table:table-cell>
          <table:table-cell ns41:value-type="float" table:style-name="TL Data" office:value="1400" office:value-type="float">
            <text:p>1,4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83" office:value-type="float">
            <text:p>9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1" office:value-type="float">
            <text:p>3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54" office:value-type="float">
            <text:p>3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08" office:value-type="float">
            <text:p>308</text:p>
          </table:table-cell>
          <table:table-cell table:style-name="TL Data"/>
          <table:table-cell ns41:value-type="float" table:style-name="TL Data" office:value="316" office:value-type="float">
            <text:p>316</text:p>
          </table:table-cell>
          <table:table-cell table:style-name="TL Data"/>
          <table:table-cell ns41:value-type="float" table:style-name="TL Data" office:value="316" office:value-type="float">
            <text:p>3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65" office:value-type="float">
            <text:p>4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46" office:value-type="float">
            <text:p>346</text:p>
          </table:table-cell>
          <table:table-cell table:style-name="TL Data"/>
          <table:table-cell ns41:value-type="float" table:style-name="TL Data" office:value="357" office:value-type="float">
            <text:p>357</text:p>
          </table:table-cell>
          <table:table-cell table:style-name="TL Data"/>
          <table:table-cell ns41:value-type="float" table:style-name="TL Data" office:value="357" office:value-type="float">
            <text:p>3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6" office:value-type="float">
            <text:p>416</text:p>
          </table:table-cell>
          <table:table-cell table:style-name="TL Data"/>
          <table:table-cell ns41:value-type="float" table:style-name="TL Data" office:value="416" office:value-type="float">
            <text:p>416</text:p>
          </table:table-cell>
          <table:table-cell table:style-name="TL Data"/>
          <table:table-cell ns41:value-type="float" table:style-name="TL Data" office:value="416" office:value-type="float">
            <text:p>4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61" office:value-type="float">
            <text:p>161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0725" office:value-type="float">
            <text:p>10,725</text:p>
          </table:table-cell>
          <table:table-cell ns41:value-type="float" table:style-name="TL Data" office:value="3456" office:value-type="float">
            <text:p>3,456</text:p>
          </table:table-cell>
          <table:table-cell ns41:value-type="string" table:style-name="TL Data" office:value-type="string">
            <text:p>11.407/1</text:p>
          </table:table-cell>
          <table:table-cell ns41:value-type="float" table:style-name="TL Data" office:value="3679" office:value-type="float">
            <text:p>3,679</text:p>
          </table:table-cell>
          <table:table-cell ns41:value-type="string" table:style-name="TL Data" office:value-type="string">
            <text:p>15.086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84" office:value-type="float">
            <text:p>684</text:p>
          </table:table-cell>
          <table:table-cell table:style-name="TL Data"/>
          <table:table-cell ns41:value-type="float" table:style-name="TL Data" office:value="690" office:value-type="float">
            <text:p>690</text:p>
          </table:table-cell>
          <table:table-cell table:style-name="TL Data"/>
          <table:table-cell ns41:value-type="float" table:style-name="TL Data" office:value="690" office:value-type="float">
            <text:p>6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4" office:value-type="float">
            <text:p>3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10" office:value-type="float">
            <text:p>6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35" office:value-type="float">
            <text:p>2,23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04" office:value-type="float">
            <text:p>2,504</text:p>
          </table:table-cell>
          <table:table-cell ns41:value-type="float" table:style-name="TL Data" office:value="2507" office:value-type="float">
            <text:p>2,5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2" office:value-type="float">
            <text:p>4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2" office:value-type="float">
            <text:p>4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568" office:value-type="float">
            <text:p>1,56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595" office:value-type="float">
            <text:p>1,59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817" office:value-type="float">
            <text:p>1,8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7" office:value-type="float">
            <text:p>2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float" table:style-name="TL Data" office:value="211" office:value-type="float">
            <text:p>2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36" office:value-type="float">
            <text:p>1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6" office:value-type="float">
            <text:p>2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20" office:value-type="float">
            <text:p>5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81" office:value-type="float">
            <text:p>6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2174" office:value-type="float">
            <text:p>2,17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37" office:value-type="float">
            <text:p>2,23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47" office:value-type="float">
            <text:p>2,2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0" office:value-type="float">
            <text:p>6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8281" office:value-type="float">
            <text:p>8,281</text:p>
          </table:table-cell>
          <table:table-cell ns41:value-type="float" table:style-name="TL Data" office:value="7427" office:value-type="float">
            <text:p>7,427</text:p>
          </table:table-cell>
          <table:table-cell ns41:value-type="float" table:style-name="TL Data" office:value="3061" office:value-type="float">
            <text:p>3,061</text:p>
          </table:table-cell>
          <table:table-cell ns41:value-type="float" table:style-name="TL Data" office:value="2492" office:value-type="float">
            <text:p>2,492</text:p>
          </table:table-cell>
          <table:table-cell ns41:value-type="float" table:style-name="TL Data" office:value="1635" office:value-type="float">
            <text:p>1,635</text:p>
          </table:table-cell>
          <table:table-cell ns41:value-type="float" table:style-name="TL Data" office:value="1191" office:value-type="float">
            <text:p>1,19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061" office:value-type="float">
            <text:p>13,061</text:p>
          </table:table-cell>
          <table:table-cell ns41:value-type="float" table:style-name="TL Data" office:value="11162" office:value-type="float">
            <text:p>11,162</text:p>
          </table:table-cell>
          <table:table-cell ns41:value-type="float" table:style-name="TL Data" office:value="24223" office:value-type="float">
            <text:p>24,2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80" office:value-type="float">
            <text:p>3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61" office:value-type="float">
            <text:p>1,561</text:p>
          </table:table-cell>
          <table:table-cell ns41:value-type="float" table:style-name="TL Data" office:value="1538" office:value-type="float">
            <text:p>1,538</text:p>
          </table:table-cell>
          <table:table-cell ns41:value-type="float" table:style-name="TL Data" office:value="1750" office:value-type="float">
            <text:p>1,750</text:p>
          </table:table-cell>
          <table:table-cell ns41:value-type="float" table:style-name="TL Data" office:value="1745" office:value-type="float">
            <text:p>1,745</text:p>
          </table:table-cell>
          <table:table-cell ns41:value-type="float" table:style-name="TL Data" office:value="3495" office:value-type="float">
            <text:p>3,4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udenten aan hooge scholen, athenac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immerlieden, kiste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table:style-name="TL Data" office:value="2004" office:value-type="float">
            <text:p>2,0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59" office:value-type="float">
            <text:p>2,1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65" office:value-type="float">
            <text:p>2,1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7" office:value-type="float">
            <text:p>1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urf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49" office:value-type="float">
            <text:p>4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1765" office:value-type="float">
            <text:p>1,7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0" office:value-type="float">
            <text:p>1,9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1" office:value-type="float">
            <text:p>1,9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1" office:value-type="float">
            <text:p>4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0" office:value-type="float">
            <text:p>3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80" office:value-type="float">
            <text:p>4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3735" office:value-type="float">
            <text:p>13,735</text:p>
          </table:table-cell>
          <table:table-cell ns41:value-type="float" table:style-name="TL Data" office:value="14101" office:value-type="float">
            <text:p>14,101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495" office:value-type="float">
            <text:p>1,495</text:p>
          </table:table-cell>
          <table:table-cell ns41:value-type="float" table:style-name="TL Data" office:value="3001" office:value-type="float">
            <text:p>3,001</text:p>
          </table:table-cell>
          <table:table-cell ns41:value-type="float" table:style-name="TL Data" office:value="4868" office:value-type="float">
            <text:p>4,868</text:p>
          </table:table-cell>
          <table:table-cell ns41:value-type="float" table:style-name="TL Data" office:value="4597" office:value-type="float">
            <text:p>4,597</text:p>
          </table:table-cell>
          <table:table-cell ns41:value-type="float" table:style-name="TL Data" office:value="38400" office:value-type="float">
            <text:p>38,400</text:p>
          </table:table-cell>
          <table:table-cell ns41:value-type="string" table:style-name="TL Data" office:value-type="string">
            <text:p>22.256/1</text:p>
          </table:table-cell>
          <table:table-cell ns41:value-type="float" table:style-name="TL Data" office:value="58864" office:value-type="float">
            <text:p>58,864</text:p>
          </table:table-cell>
          <table:table-cell ns41:value-type="string" table:style-name="TL Data" office:value-type="string">
            <text:p>81.120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VIER EN DERTIG GEMEENTEN TEN PLATTEN LA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2134" office:value-type="float">
            <text:p>22,134</text:p>
          </table:table-cell>
          <table:table-cell ns41:value-type="float" table:style-name="TL Data" office:value="21667" office:value-type="float">
            <text:p>21,667</text:p>
          </table:table-cell>
          <table:table-cell ns41:value-type="float" table:style-name="TL Data" office:value="4194" office:value-type="float">
            <text:p>4,194</text:p>
          </table:table-cell>
          <table:table-cell ns41:value-type="float" table:style-name="TL Data" office:value="4143" office:value-type="float">
            <text:p>4,143</text:p>
          </table:table-cell>
          <table:table-cell ns41:value-type="float" table:style-name="TL Data" office:value="7260" office:value-type="float">
            <text:p>7,260</text:p>
          </table:table-cell>
          <table:table-cell ns41:value-type="float" table:style-name="TL Data" office:value="7287" office:value-type="float">
            <text:p>7,287</text:p>
          </table:table-cell>
          <table:table-cell ns41:value-type="float" table:style-name="TL Data" office:value="53980" office:value-type="float">
            <text:p>53,980</text:p>
          </table:table-cell>
          <table:table-cell ns41:value-type="float" table:style-name="TL Data" office:value="54288" office:value-type="float">
            <text:p>54,288</text:p>
          </table:table-cell>
          <table:table-cell ns41:value-type="float" table:style-name="TL Data" office:value="87572" office:value-type="float">
            <text:p>87,572</text:p>
          </table:table-cell>
          <table:table-cell ns41:value-type="float" table:style-name="TL Data" office:value="87386" office:value-type="float">
            <office:annotation draw:style-name="gr1" svg:height="1.957cm" draw:caption-point-y="1.782cm" svg:width="3.581cm" svg:x="23.691cm" draw:caption-point-x="22.048cm" svg:y="537.686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67386. Dit moet zijn 87386.</text:span></text:p>
              <text:p text:style-name="P1"><text:span text:style-name="T2"/></text:p>
            </office:annotation>
            <text:p>87,386</text:p>
          </table:table-cell>
          <table:table-cell ns41:value-type="float" table:style-name="TL Data" office:value="174958" office:value-type="float">
            <text:p>174,9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- fabrijkanten en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fbrank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53" office:value-type="float">
            <text:p>553</text:p>
          </table:table-cell>
          <table:table-cell table:style-name="TL Data"/>
          <table:table-cell ns41:value-type="float" table:style-name="TL Data" office:value="553" office:value-type="float">
            <text:p>553</text:p>
          </table:table-cell>
          <table:table-cell table:style-name="TL Data"/>
          <table:table-cell ns41:value-type="float" table:style-name="TL Data" office:value="553" office:value-type="float">
            <text:p>5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6" office:value-type="float">
            <text:p>4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1" office:value-type="float">
            <text:p>441</text:p>
          </table:table-cell>
          <table:table-cell table:style-name="TL Data"/>
          <table:table-cell ns41:value-type="float" table:style-name="TL Data" office:value="441" office:value-type="float">
            <text:p>441</text:p>
          </table:table-cell>
          <table:table-cell table:style-name="TL Data"/>
          <table:table-cell ns41:value-type="float" table:style-name="TL Data" office:value="441" office:value-type="float">
            <text:p>4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7" office:value-type="float">
            <text:p>6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381" office:value-type="float">
            <text:p>12,381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2901" office:value-type="float">
            <text:p>12,901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13603" office:value-type="float">
            <text:p>13,6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1" office:value-type="float">
            <text:p>2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98" office:value-type="float">
            <text:p>5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91" office:value-type="float">
            <text:p>4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61" office:value-type="float">
            <text:p>3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llard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office:annotation draw:style-name="gr1" svg:height="1.957cm" draw:caption-point-y="1.782cm" svg:width="3.594cm" svg:x="6.378cm" draw:caption-point-x="32.064cm" svg:y="548.93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6.</text:span></text:p>
              <text:p text:style-name="P1"><text:span text:style-name="T2"/></text:p>
              <text:p text:style-name="P1"><text:span text:style-name="T2"/></text:p>
            </office:annotation>
            <text:p>6</text:p>
          </table:table-cell>
          <table:table-cell table:style-name="TL Data"/>
          <table:table-cell ns41:value-type="float" table:style-name="TL Data" office:value="6" office:value-type="float">
            <office:annotation draw:style-name="gr1" svg:height="1.957cm" draw:caption-point-y="1.782cm" svg:width="3.582cm" svg:x="21.901cm" draw:caption-point-x="21.406cm" svg:y="548.93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6.</text:span></text:p>
              <text:p text:style-name="P1"><text:span text:style-name="T2"/></text:p>
              <text:p text:style-name="P1"><text:span text:style-name="T2"/></text:p>
            </office:annotation>
            <text:p>6</text:p>
          </table:table-cell>
          <table:table-cell table:style-name="TL Data"/>
          <table:table-cell ns41:value-type="float" table:style-name="TL Data" office:value="6" office:value-type="float">
            <office:annotation draw:style-name="gr1" svg:height="1.957cm" draw:caption-point-y="1.782cm" svg:width="3.579cm" svg:x="25.481cm" draw:caption-point-x="22.033cm" svg:y="548.93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6.</text:span></text:p>
              <text:p text:style-name="P1"><text:span text:style-name="T2"/></text:p>
              <text:p text:style-name="P1"><text:span text:style-name="T2"/></text:p>
            </office:annotation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llard-, kaatsballen-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893" office:value-type="float">
            <text:p>8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44" office:value-type="float">
            <text:p>1,84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944" office:value-type="float">
            <text:p>1,94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031" office:value-type="float">
            <text:p>2,0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7" office:value-type="float">
            <text:p>3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8" office:value-type="float">
            <text:p>3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447" office:value-type="float">
            <text:p>447</text:p>
          </table:table-cell>
          <table:table-cell table:style-name="TL Data"/>
          <table:table-cell ns41:value-type="float" table:style-name="TL Data" office:value="480" office:value-type="float">
            <text:p>480</text:p>
          </table:table-cell>
          <table:table-cell table:style-name="TL Data"/>
          <table:table-cell ns41:value-type="float" table:style-name="TL Data" office:value="480" office:value-type="float">
            <text:p>4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4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60" office:value-type="float">
            <text:p>160</text:p>
          </table:table-cell>
          <table:table-cell table:style-name="TL Data"/>
          <table:table-cell ns41:value-type="float" table:style-name="TL Data" office:value="3345" office:value-type="float">
            <text:p>3,34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518" office:value-type="float">
            <text:p>3,51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676" office:value-type="float">
            <text:p>3,6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1" office:value-type="float">
            <text:p>2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2473" office:value-type="float">
            <text:p>2,473</text:p>
          </table:table-cell>
          <table:table-cell ns41:value-type="float" table:style-name="TL Data" office:value="18441" office:value-type="float">
            <text:p>18,441</text:p>
          </table:table-cell>
          <table:table-cell ns41:value-type="float" table:style-name="TL Data" office:value="2590" office:value-type="float">
            <text:p>2,590</text:p>
          </table:table-cell>
          <table:table-cell ns41:value-type="string" table:style-name="TL Data" office:value-type="string">
            <text:p>19.092/1</text:p>
          </table:table-cell>
          <table:table-cell ns41:value-type="string" table:style-name="TL Data" office:value-type="string">
            <text:p>21.682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0" office:value-type="float">
            <text:p>3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58" office:value-type="float">
            <text:p>7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40" office:value-type="float">
            <text:p>7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90" office:value-type="float">
            <text:p>4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6" office:value-type="float">
            <text:p>306</text:p>
          </table:table-cell>
          <table:table-cell table:style-name="TL Data"/>
          <table:table-cell ns41:value-type="float" table:style-name="TL Data" office:value="306" office:value-type="float">
            <text:p>306</text:p>
          </table:table-cell>
          <table:table-cell table:style-name="TL Data"/>
          <table:table-cell ns41:value-type="float" table:style-name="TL Data" office:value="306" office:value-type="float">
            <text:p>3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4" office:value-type="float">
            <text:p>174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05" office:value-type="float">
            <text:p>4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10" office:value-type="float">
            <text:p>6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66" office:value-type="float">
            <text:p>5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0" office:value-type="float">
            <text:p>1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35" office:value-type="float">
            <text:p>3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ogleeraren en leeraren aan hooge scholen, athenn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25" office:value-type="float">
            <text:p>7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630" office:value-type="float">
            <text:p>1,6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85" office:value-type="float">
            <text:p>6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3" office:value-type="float">
            <text:p>1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57" office:value-type="float">
            <text:p>1,0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59" office:value-type="float">
            <text:p>1,0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58" office:value-type="float">
            <text:p>2,858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931" office:value-type="float">
            <text:p>2,93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175" office:value-type="float">
            <text:p>3,1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table:style-name="TL Data"/>
          <table:table-cell ns41:value-type="float" table:style-name="TL Data" office:value="3111" office:value-type="float">
            <text:p>3,1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88" office:value-type="float">
            <text:p>3,2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95" office:value-type="float">
            <text:p>3,2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09" office:value-type="float">
            <text:p>2,609</text:p>
          </table:table-cell>
          <table:table-cell ns41:value-type="float" table:style-name="TL Data" office:value="2248" office:value-type="float">
            <text:p>2,248</text:p>
          </table:table-cell>
          <table:table-cell ns41:value-type="float" table:style-name="TL Data" office:value="2609" office:value-type="float">
            <text:p>2,609</text:p>
          </table:table-cell>
          <table:table-cell ns41:value-type="float" table:style-name="TL Data" office:value="2249" office:value-type="float">
            <text:p>2,249</text:p>
          </table:table-cell>
          <table:table-cell ns41:value-type="float" table:style-name="TL Data" office:value="4858" office:value-type="float">
            <text:p>4,8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table:style-name="TL Data"/>
          <table:table-cell ns41:value-type="float" table:style-name="TL Data" office:value="159" office:value-type="float">
            <text:p>159</text:p>
          </table:table-cell>
          <table:table-cell table:style-name="TL Data"/>
          <table:table-cell ns41:value-type="float" table:style-name="TL Data" office:value="159" office:value-type="float">
            <text:p>1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enbran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81" office:value-type="float">
            <text:p>3,481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3495" office:value-type="float">
            <text:p>3,495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4187" office:value-type="float">
            <text:p>4,1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41" office:value-type="float">
            <text:p>8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31" office:value-type="float">
            <text:p>6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9" office:value-type="float">
            <text:p>69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TL Data" office:value-type="string">
            <text:p>146/1</text:p>
          </table:table-cell>
          <table:table-cell ns41:value-type="float" table:style-name="TL Data" office:value="61" office:value-type="float">
            <text:p>61</text:p>
          </table:table-cell>
          <table:table-cell ns41:value-type="string" table:style-name="TL Data" office:value-type="string">
            <text:p>207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am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533" office:value-type="float">
            <text:p>5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694" office:value-type="float">
            <text:p>694</text:p>
          </table:table-cell>
          <table:table-cell table:style-name="TL Data"/>
          <table:table-cell ns41:value-type="float" table:style-name="TL Data" office:value="712" office:value-type="float">
            <text:p>712</text:p>
          </table:table-cell>
          <table:table-cell table:style-name="TL Data"/>
          <table:table-cell ns41:value-type="float" table:style-name="TL Data" office:value="712" office:value-type="float">
            <text:p>7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1825" office:value-type="float">
            <text:p>1,8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4846" office:value-type="float">
            <text:p>4,84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888" office:value-type="float">
            <text:p>4,88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944" office:value-type="float">
            <text:p>4,9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1" office:value-type="float">
            <text:p>171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2184" office:value-type="float">
            <text:p>2,184</text:p>
          </table:table-cell>
          <table:table-cell table:style-name="TL Data"/>
          <table:table-cell ns41:value-type="float" table:style-name="TL Data" office:value="2216" office:value-type="float">
            <text:p>2,216</text:p>
          </table:table-cell>
          <table:table-cell table:style-name="TL Data"/>
          <table:table-cell ns41:value-type="float" table:style-name="TL Data" office:value="2216" office:value-type="float">
            <text:p>2,2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26" office:value-type="float">
            <text:p>8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42" office:value-type="float">
            <text:p>3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4" office:value-type="float">
            <text:p>1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eekenaars, teekenmeesters, dagnerreotypeurs, decor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1685" office:value-type="float">
            <text:p>11,685</text:p>
          </table:table-cell>
          <table:table-cell ns41:value-type="float" table:style-name="TL Data" office:value="3510" office:value-type="float">
            <text:p>3,510</text:p>
          </table:table-cell>
          <table:table-cell ns41:value-type="string" table:style-name="TL Data" office:value-type="string">
            <text:p>12.431/2</text:p>
          </table:table-cell>
          <table:table-cell ns41:value-type="float" table:style-name="TL Data" office:value="3736" office:value-type="float">
            <text:p>3,736</text:p>
          </table:table-cell>
          <table:table-cell ns41:value-type="string" table:style-name="TL Data" office:value-type="string">
            <text:p>16.167/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3" office:value-type="float">
            <text:p>2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ett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479" office:value-type="float">
            <text:p>4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05" office:value-type="float">
            <text:p>3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swezen en standvonderij (personen behoorende to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29" office:value-type="float">
            <text:p>429</text:p>
          </table:table-cell>
          <table:table-cell table:style-name="TL Data"/>
          <table:table-cell ns41:value-type="float" table:style-name="TL Data" office:value="429" office:value-type="float">
            <text:p>429</text:p>
          </table:table-cell>
          <table:table-cell table:style-name="TL Data"/>
          <table:table-cell ns41:value-type="float" table:style-name="TL Data" office:value="429" office:value-type="float">
            <text:p>4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7" office:value-type="float">
            <text:p>2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55" office:value-type="float">
            <text:p>855</text:p>
          </table:table-cell>
          <table:table-cell table:style-name="TL Data"/>
          <table:table-cell ns41:value-type="float" table:style-name="TL Data" office:value="861" office:value-type="float">
            <text:p>861</text:p>
          </table:table-cell>
          <table:table-cell table:style-name="TL Data"/>
          <table:table-cell ns41:value-type="float" table:style-name="TL Data" office:value="861" office:value-type="float">
            <text:p>8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889" office:value-type="float">
            <text:p>88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052" office:value-type="float">
            <text:p>1,0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2164" office:value-type="float">
            <text:p>2,16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05" office:value-type="float">
            <text:p>2,2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13" office:value-type="float">
            <text:p>2,2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257" office:value-type="float">
            <text:p>9,25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742" office:value-type="float">
            <text:p>9,742</text:p>
          </table:table-cell>
          <table:table-cell ns41:value-type="float" table:style-name="TL Data" office:value="9754" office:value-type="float">
            <text:p>9,7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5" office:value-type="float">
            <text:p>7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21" office:value-type="float">
            <text:p>1,021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052" office:value-type="float">
            <text:p>1,05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475" office:value-type="float">
            <text:p>1,4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709" office:value-type="float">
            <text:p>1,70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738" office:value-type="float">
            <text:p>1,73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977" office:value-type="float">
            <text:p>1,9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7" office:value-type="float">
            <text:p>16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8" office:value-type="float">
            <text:p>2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olitie (dir, commiss, agenten van), marech, vld-en boschw, nacht-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2" office:value-type="float">
            <text:p>4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57" office:value-type="float">
            <text:p>4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28" office:value-type="float">
            <text:p>8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1560" office:value-type="float">
            <text:p>1,5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32" office:value-type="float">
            <text:p>1,6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38" office:value-type="float">
            <text:p>1,6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szeilnaal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4" office:value-type="float">
            <text:p>1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table:style-name="TL Data"/>
          <table:table-cell ns41:value-type="float" table:style-name="TL Data" office:value="2352" office:value-type="float">
            <text:p>2,35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55" office:value-type="float">
            <text:p>2,45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77" office:value-type="float">
            <text:p>2,4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table:style-name="TL Data"/>
          <table:table-cell ns41:value-type="float" table:style-name="TL Data" office:value="6031" office:value-type="float">
            <text:p>6,0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193" office:value-type="float">
            <text:p>6,19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18" office:value-type="float">
            <text:p>6,2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32" office:value-type="float">
            <text:p>132</text:p>
          </table:table-cell>
          <table:table-cell table:style-name="TL Data"/>
          <table:table-cell ns41:value-type="float" table:style-name="TL Data" office:value="3349" office:value-type="float">
            <text:p>3,349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3.497/1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Data" office:value-type="string">
            <text:p>3.526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12642" office:value-type="float">
            <text:p>12,642</text:p>
          </table:table-cell>
          <table:table-cell ns41:value-type="string" table:style-name="TL Data" office:value-type="string">
            <text:p>11.22</text:p>
          </table:table-cell>
          <table:table-cell ns41:value-type="float" table:style-name="TL Data" office:value="4755" office:value-type="float">
            <text:p>4,755</text:p>
          </table:table-cell>
          <table:table-cell ns41:value-type="float" table:style-name="TL Data" office:value="3907" office:value-type="float">
            <text:p>3,907</text:p>
          </table:table-cell>
          <table:table-cell ns41:value-type="float" table:style-name="TL Data" office:value="3087" office:value-type="float">
            <text:p>3,087</text:p>
          </table:table-cell>
          <table:table-cell ns41:value-type="float" table:style-name="TL Data" office:value="2293" office:value-type="float">
            <text:p>2,293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0794" office:value-type="float">
            <text:p>20,794</text:p>
          </table:table-cell>
          <table:table-cell ns41:value-type="float" table:style-name="TL Data" office:value="17612" office:value-type="float">
            <text:p>17,612</text:p>
          </table:table-cell>
          <table:table-cell ns41:value-type="float" table:style-name="TL Data" office:value="38406" office:value-type="float">
            <text:p>38,4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24" office:value-type="float">
            <text:p>9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8" office:value-type="float">
            <text:p>2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972" office:value-type="float">
            <text:p>1,97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90" office:value-type="float">
            <text:p>2,09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17" office:value-type="float">
            <text:p>2,1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758" office:value-type="float">
            <text:p>1,758</text:p>
          </table:table-cell>
          <table:table-cell ns41:value-type="float" table:style-name="TL Data" office:value="1555" office:value-type="float">
            <text:p>1,555</text:p>
          </table:table-cell>
          <table:table-cell ns41:value-type="float" table:style-name="TL Data" office:value="1966" office:value-type="float">
            <text:p>1,966</text:p>
          </table:table-cell>
          <table:table-cell ns41:value-type="float" table:style-name="TL Data" office:value="1772" office:value-type="float">
            <text:p>1,772</text:p>
          </table:table-cell>
          <table:table-cell ns41:value-type="float" table:style-name="TL Data" office:value="3738" office:value-type="float">
            <text:p>3,7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9" office:value-type="float">
            <text:p>179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table:style-name="TL Data"/>
          <table:table-cell ns41:value-type="float" table:style-name="TL Data" office:value="179" office:value-type="float">
            <text:p>179</text:p>
          </table:table-cell>
          <table:table-cell table:style-name="TL Data"/>
          <table:table-cell ns41:value-type="float" table:style-name="TL Data" office:value="179" office:value-type="float">
            <text:p>1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18" office:value-type="float">
            <text:p>1,0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22" office:value-type="float">
            <text:p>1,0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27" office:value-type="float">
            <text:p>1,0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- 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1" office:value-type="float">
            <text:p>3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- kerv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61" office:value-type="float">
            <text:p>86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- 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-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9" office:value-type="float">
            <text:p>2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304" office:value-type="float">
            <text:p>304</text:p>
          </table:table-cell>
          <table:table-cell table:style-name="TL Data"/>
          <table:table-cell ns41:value-type="float" table:style-name="TL Data" office:value="5626" office:value-type="float">
            <text:p>5,6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942" office:value-type="float">
            <text:p>5,94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957" office:value-type="float">
            <text:p>5,9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6" office:value-type="float">
            <text:p>2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7" office:value-type="float">
            <text:p>40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urf, koorn- en kolendrag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54" office:value-type="float">
            <text:p>1,0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944" office:value-type="float">
            <text:p>9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4" office:value-type="float">
            <text:p>3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nd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table:style-name="TL Data"/>
          <table:table-cell ns41:value-type="float" table:style-name="TL Data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758" office:value-type="float">
            <text:p>7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76" office:value-type="float">
            <text:p>176</text:p>
          </table:table-cell>
          <table:table-cell table:style-name="TL Data"/>
          <table:table-cell ns41:value-type="float" table:style-name="TL Data" office:value="2283" office:value-type="float">
            <text:p>2,2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75" office:value-type="float">
            <text:p>2,47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79" office:value-type="float">
            <text:p>2,4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1218" office:value-type="float">
            <text:p>1,21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54" office:value-type="float">
            <text:p>1,25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94" office:value-type="float">
            <text:p>1,2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222" office:value-type="float">
            <text:p>1,2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48" office:value-type="float">
            <text:p>1,2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53" office:value-type="float">
            <text:p>1,2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9" office:value-type="float">
            <text:p>5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ter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183/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TL Data" office:value-type="string">
            <text:p>184/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1" office:value-type="float">
            <text:p>2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90" office:value-type="float">
            <text:p>9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46" office:value-type="float">
            <text:p>2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41509" office:value-type="float">
            <text:p>41,509</text:p>
          </table:table-cell>
          <table:table-cell ns41:value-type="float" table:style-name="TL Data" office:value="42585" office:value-type="float">
            <text:p>42,585</text:p>
          </table:table-cell>
          <table:table-cell ns41:value-type="float" table:style-name="TL Data" office:value="5083" office:value-type="float">
            <text:p>5,083</text:p>
          </table:table-cell>
          <table:table-cell ns41:value-type="float" table:style-name="TL Data" office:value="6209" office:value-type="float">
            <text:p>6,209</text:p>
          </table:table-cell>
          <table:table-cell ns41:value-type="float" table:style-name="TL Data" office:value="10207" office:value-type="float">
            <text:p>10,207</text:p>
          </table:table-cell>
          <table:table-cell ns41:value-type="float" table:style-name="TL Data" office:value="14266" office:value-type="float">
            <text:p>14,266</text:p>
          </table:table-cell>
          <table:table-cell ns41:value-type="float" table:style-name="TL Data" office:value="22229" office:value-type="float">
            <text:p>22,229</text:p>
          </table:table-cell>
          <table:table-cell ns41:value-type="string" table:style-name="TL Data" office:value-type="string">
            <text:p>124.19</text:p>
          </table:table-cell>
          <table:table-cell ns41:value-type="string" table:style-name="TL Data" office:value-type="string">
            <text:p>79.035/2</text:p>
          </table:table-cell>
          <table:table-cell ns41:value-type="string" table:style-name="TL Data" office:value-type="string">
            <text:p>187.255/2</text:p>
          </table:table-cell>
          <table:table-cell ns41:value-type="string" table:style-name="TL Data" office:value-type="string">
            <text:p>266.290/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4457" office:value-type="float">
            <text:p>54,457</text:p>
          </table:table-cell>
          <table:table-cell ns41:value-type="float" table:style-name="TL Data" office:value="54045" office:value-type="float">
            <text:p>54,045</text:p>
          </table:table-cell>
          <table:table-cell ns41:value-type="float" table:style-name="TL Data" office:value="10289" office:value-type="float">
            <text:p>10,289</text:p>
          </table:table-cell>
          <table:table-cell ns41:value-type="float" table:style-name="TL Data" office:value="10356" office:value-type="float">
            <text:p>10,356</text:p>
          </table:table-cell>
          <table:table-cell ns41:value-type="float" table:style-name="TL Data" office:value="18116" office:value-type="float">
            <text:p>18,116</text:p>
          </table:table-cell>
          <table:table-cell ns41:value-type="float" table:style-name="TL Data" office:value="18442" office:value-type="float">
            <text:p>18,442</text:p>
          </table:table-cell>
          <table:table-cell ns41:value-type="float" table:style-name="TL Data" office:value="144040" office:value-type="float">
            <text:p>144,040</text:p>
          </table:table-cell>
          <table:table-cell ns41:value-type="float" table:style-name="TL Data" office:value="167317" office:value-type="float">
            <text:p>167,317</text:p>
          </table:table-cell>
          <table:table-cell ns41:value-type="float" table:style-name="TL Data" office:value="226913" office:value-type="float">
            <text:p>226,913</text:p>
          </table:table-cell>
          <table:table-cell ns41:value-type="float" table:style-name="TL Data" office:value="250166" office:value-type="float">
            <text:p>250,166</text:p>
          </table:table-cell>
          <table:table-cell ns41:value-type="float" table:style-name="TL Data" office:value="477079" office:value-type="float">
            <text:p>477,079</text:p>
          </table:table-cell>
          <table:table-cell table:number-columns-repeated="1010"/>
        </table:table-row>
        <table:table-row table:style-name="ro4" table:number-rows-repeated="10470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6" table:default-cell-style-name="Default" table:number-columns-repeated="2"/>
        <table:table-column table:style-name="co8" table:default-cell-style-name="ce6"/>
        <table:table-column table:style-name="co6" table:default-cell-style-name="Default" table:number-columns-repeated="1021"/>
        <table:table-row table:style-name="ro4" table:number-rows-repeated="3">
          <table:table-cell table:number-columns-repeated="1024"/>
        </table:table-row>
        <table:table-row table:style-name="ro4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2" office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ce61" table:number-columns-repeated="3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TL Metadata" office:value="1800" office:value-type="float">
            <text:p>18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01" office:value-type="float">
            <text:p>380129006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01" office:value-type="float">
            <text:p>18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02" office:value-type="float">
            <text:p>380129006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02" office:value-type="float">
            <text:p>18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03" office:value-type="float">
            <text:p>380129006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03" office:value-type="float">
            <text:p>18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04" office:value-type="float">
            <text:p>380129006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04" office:value-type="float">
            <text:p>18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05" office:value-type="float">
            <text:p>380129006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05" office:value-type="float">
            <text:p>18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06" office:value-type="float">
            <text:p>380129006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06" office:value-type="float">
            <text:p>18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07" office:value-type="float">
            <text:p>380129006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07" office:value-type="float">
            <text:p>18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08" office:value-type="float">
            <text:p>380129006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08" office:value-type="float">
            <text:p>18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09" office:value-type="float">
            <text:p>380129006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09" office:value-type="float">
            <text:p>18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10" office:value-type="float">
            <text:p>380129006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10" office:value-type="float">
            <text:p>18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11" office:value-type="float">
            <text:p>380129006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11" office:value-type="float">
            <text:p>18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12" office:value-type="float">
            <text:p>380129006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12" office:value-type="float">
            <text:p>18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13" office:value-type="float">
            <text:p>380129006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13" office:value-type="float">
            <text:p>18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14" office:value-type="float">
            <text:p>380129006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14" office:value-type="float">
            <text:p>18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15" office:value-type="float">
            <text:p>380129006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15" office:value-type="float">
            <text:p>18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16" office:value-type="float">
            <text:p>380129006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16" office:value-type="float">
            <text:p>18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17" office:value-type="float">
            <text:p>380129006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17" office:value-type="float">
            <text:p>18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18" office:value-type="float">
            <text:p>380129006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18" office:value-type="float">
            <text:p>18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19" office:value-type="float">
            <text:p>380129006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19" office:value-type="float">
            <text:p>18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20" office:value-type="float">
            <text:p>380129006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20" office:value-type="float">
            <text:p>18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21" office:value-type="float">
            <text:p>380129006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21" office:value-type="float">
            <text:p>18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22" office:value-type="float">
            <text:p>380129006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22" office:value-type="float">
            <text:p>18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23" office:value-type="float">
            <text:p>380129006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23" office:value-type="float">
            <text:p>18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24" office:value-type="float">
            <text:p>380129006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24" office:value-type="float">
            <text:p>18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25" office:value-type="float">
            <text:p>380129006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3"/>
          <table:table-cell ns41:value-type="string" table:style-name="TL Metadata" office:value-type="string">
            <text:p>De gedrukte bron geeft voor Kolom 7, 9 en 11 respectievelijk 0,0 en 0. Dit moet telkens 2 zijn, aldus de verbeteringen achter het Algemeen overzicht. Hier zijn de gegevens gecorrigeerd.</text:p>
          </table:table-cell>
          <table:table-cell table:style-name="ce30" table:number-columns-repeated="4"/>
          <table:table-cell table:number-columns-repeated="1011"/>
        </table:table-row>
        <table:table-row table:style-name="ro4">
          <table:table-cell ns41:value-type="float" table:style-name="TL Metadata" office:value="1825" office:value-type="float">
            <text:p>18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26" office:value-type="float">
            <text:p>380129006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26" office:value-type="float">
            <text:p>18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27" office:value-type="float">
            <text:p>380129006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27" office:value-type="float">
            <text:p>18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28" office:value-type="float">
            <text:p>380129006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28" office:value-type="float">
            <text:p>18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29" office:value-type="float">
            <text:p>380129006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29" office:value-type="float">
            <text:p>18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30" office:value-type="float">
            <text:p>380129006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30" office:value-type="float">
            <text:p>18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31" office:value-type="float">
            <text:p>380129006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31" office:value-type="float">
            <text:p>18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32" office:value-type="float">
            <text:p>380129006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32" office:value-type="float">
            <text:p>18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33" office:value-type="float">
            <text:p>380129006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33" office:value-type="float">
            <text:p>18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34" office:value-type="float">
            <text:p>380129006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34" office:value-type="float">
            <text:p>18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35" office:value-type="float">
            <text:p>380129006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35" office:value-type="float">
            <text:p>18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36" office:value-type="float">
            <text:p>380129006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36" office:value-type="float">
            <text:p>18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37" office:value-type="float">
            <text:p>380129006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37" office:value-type="float">
            <text:p>18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38" office:value-type="float">
            <text:p>380129006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38" office:value-type="float">
            <text:p>18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39" office:value-type="float">
            <text:p>380129006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39" office:value-type="float">
            <text:p>18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40" office:value-type="float">
            <text:p>380129006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40" office:value-type="float">
            <text:p>18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41" office:value-type="float">
            <text:p>380129006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41" office:value-type="float">
            <text:p>18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42" office:value-type="float">
            <text:p>380129006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42" office:value-type="float">
            <text:p>18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43" office:value-type="float">
            <text:p>380129006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43" office:value-type="float">
            <text:p>18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44" office:value-type="float">
            <text:p>380129006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44" office:value-type="float">
            <text:p>18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45" office:value-type="float">
            <text:p>380129006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45" office:value-type="float">
            <text:p>18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46" office:value-type="float">
            <text:p>380129006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46" office:value-type="float">
            <text:p>18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47" office:value-type="float">
            <text:p>380129006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47" office:value-type="float">
            <text:p>18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48" office:value-type="float">
            <text:p>380129006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48" office:value-type="float">
            <text:p>18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49" office:value-type="float">
            <text:p>380129006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49" office:value-type="float">
            <text:p>18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50" office:value-type="float">
            <text:p>380129006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50" office:value-type="float">
            <text:p>18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51" office:value-type="float">
            <text:p>380129006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51" office:value-type="float">
            <text:p>18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52" office:value-type="float">
            <text:p>380129006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52" office:value-type="float">
            <text:p>18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801053" office:value-type="float">
            <text:p>380129006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53" office:value-type="float">
            <text:p>18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01" office:value-type="float">
            <text:p>380129006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54" office:value-type="float">
            <text:p>18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02" office:value-type="float">
            <text:p>380129006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55" office:value-type="float">
            <text:p>18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03" office:value-type="float">
            <text:p>380129006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56" office:value-type="float">
            <text:p>18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04" office:value-type="float">
            <text:p>380129006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57" office:value-type="float">
            <text:p>18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05" office:value-type="float">
            <text:p>380129006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58" office:value-type="float">
            <text:p>18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06" office:value-type="float">
            <text:p>380129006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59" office:value-type="float">
            <text:p>18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07" office:value-type="float">
            <text:p>380129006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60" office:value-type="float">
            <text:p>18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08" office:value-type="float">
            <text:p>380129006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61" office:value-type="float">
            <text:p>18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09" office:value-type="float">
            <text:p>380129006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62" office:value-type="float">
            <text:p>18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10" office:value-type="float">
            <text:p>380129006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63" office:value-type="float">
            <text:p>18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11" office:value-type="float">
            <text:p>380129006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64" office:value-type="float">
            <text:p>18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12" office:value-type="float">
            <text:p>380129006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65" office:value-type="float">
            <text:p>18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13" office:value-type="float">
            <text:p>380129006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66" office:value-type="float">
            <text:p>18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14" office:value-type="float">
            <text:p>380129006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67" office:value-type="float">
            <text:p>18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15" office:value-type="float">
            <text:p>380129006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68" office:value-type="float">
            <text:p>18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16" office:value-type="float">
            <text:p>380129006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69" office:value-type="float">
            <text:p>18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17" office:value-type="float">
            <text:p>380129006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70" office:value-type="float">
            <text:p>18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18" office:value-type="float">
            <text:p>380129006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71" office:value-type="float">
            <text:p>18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19" office:value-type="float">
            <text:p>380129006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72" office:value-type="float">
            <text:p>18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20" office:value-type="float">
            <text:p>380129006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73" office:value-type="float">
            <text:p>18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21" office:value-type="float">
            <text:p>380129006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74" office:value-type="float">
            <text:p>18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22" office:value-type="float">
            <text:p>380129006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75" office:value-type="float">
            <text:p>18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23" office:value-type="float">
            <text:p>380129006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76" office:value-type="float">
            <text:p>18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24" office:value-type="float">
            <text:p>380129006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77" office:value-type="float">
            <text:p>18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25" office:value-type="float">
            <text:p>380129006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78" office:value-type="float">
            <text:p>18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26" office:value-type="float">
            <text:p>380129006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79" office:value-type="float">
            <text:p>18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27" office:value-type="float">
            <text:p>380129006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80" office:value-type="float">
            <text:p>18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28" office:value-type="float">
            <text:p>380129006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81" office:value-type="float">
            <text:p>18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29" office:value-type="float">
            <text:p>380129006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82" office:value-type="float">
            <text:p>18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30" office:value-type="float">
            <text:p>380129006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83" office:value-type="float">
            <text:p>18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31" office:value-type="float">
            <text:p>380129006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84" office:value-type="float">
            <text:p>18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32" office:value-type="float">
            <text:p>380129006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85" office:value-type="float">
            <text:p>18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33" office:value-type="float">
            <text:p>380129006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86" office:value-type="float">
            <text:p>18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34" office:value-type="float">
            <text:p>380129006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87" office:value-type="float">
            <text:p>18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35" office:value-type="float">
            <text:p>380129006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88" office:value-type="float">
            <text:p>18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36" office:value-type="float">
            <text:p>380129006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89" office:value-type="float">
            <text:p>18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37" office:value-type="float">
            <text:p>380129006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90" office:value-type="float">
            <text:p>18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38" office:value-type="float">
            <text:p>380129006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91" office:value-type="float">
            <text:p>18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39" office:value-type="float">
            <text:p>380129006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92" office:value-type="float">
            <text:p>18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40" office:value-type="float">
            <text:p>380129006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93" office:value-type="float">
            <text:p>18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41" office:value-type="float">
            <text:p>380129006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94" office:value-type="float">
            <text:p>18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42" office:value-type="float">
            <text:p>380129006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95" office:value-type="float">
            <text:p>18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43" office:value-type="float">
            <text:p>380129006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96" office:value-type="float">
            <text:p>18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44" office:value-type="float">
            <text:p>380129006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97" office:value-type="float">
            <text:p>18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45" office:value-type="float">
            <text:p>380129006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98" office:value-type="float">
            <text:p>18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46" office:value-type="float">
            <text:p>380129006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899" office:value-type="float">
            <text:p>18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47" office:value-type="float">
            <text:p>380129006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00" office:value-type="float">
            <text:p>19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48" office:value-type="float">
            <text:p>380129006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01" office:value-type="float">
            <text:p>19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49" office:value-type="float">
            <text:p>380129006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02" office:value-type="float">
            <text:p>19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50" office:value-type="float">
            <text:p>380129006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03" office:value-type="float">
            <text:p>19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29006901051" office:value-type="float">
            <text:p>3801290069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04" office:value-type="float">
            <text:p>19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01" office:value-type="float">
            <text:p>380130007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05" office:value-type="float">
            <text:p>19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02" office:value-type="float">
            <text:p>380130007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06" office:value-type="float">
            <text:p>19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03" office:value-type="float">
            <text:p>380130007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07" office:value-type="float">
            <text:p>19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04" office:value-type="float">
            <text:p>380130007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08" office:value-type="float">
            <text:p>19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05" office:value-type="float">
            <text:p>380130007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09" office:value-type="float">
            <text:p>19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06" office:value-type="float">
            <text:p>380130007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10" office:value-type="float">
            <text:p>19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07" office:value-type="float">
            <text:p>380130007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11" office:value-type="float">
            <text:p>19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08" office:value-type="float">
            <text:p>380130007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12" office:value-type="float">
            <text:p>19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09" office:value-type="float">
            <text:p>380130007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13" office:value-type="float">
            <text:p>19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10" office:value-type="float">
            <text:p>380130007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14" office:value-type="float">
            <text:p>19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11" office:value-type="float">
            <text:p>380130007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15" office:value-type="float">
            <text:p>19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12" office:value-type="float">
            <text:p>380130007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16" office:value-type="float">
            <text:p>19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13" office:value-type="float">
            <text:p>380130007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17" office:value-type="float">
            <text:p>19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14" office:value-type="float">
            <text:p>380130007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18" office:value-type="float">
            <text:p>19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15" office:value-type="float">
            <text:p>380130007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19" office:value-type="float">
            <text:p>19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16" office:value-type="float">
            <text:p>380130007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20" office:value-type="float">
            <text:p>19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17" office:value-type="float">
            <text:p>380130007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21" office:value-type="float">
            <text:p>19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18" office:value-type="float">
            <text:p>380130007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22" office:value-type="float">
            <text:p>19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19" office:value-type="float">
            <text:p>380130007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23" office:value-type="float">
            <text:p>19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20" office:value-type="float">
            <text:p>380130007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24" office:value-type="float">
            <text:p>19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21" office:value-type="float">
            <text:p>380130007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25" office:value-type="float">
            <text:p>19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22" office:value-type="float">
            <text:p>380130007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26" office:value-type="float">
            <text:p>19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23" office:value-type="float">
            <text:p>380130007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27" office:value-type="float">
            <text:p>19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24" office:value-type="float">
            <text:p>380130007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28" office:value-type="float">
            <text:p>19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25" office:value-type="float">
            <text:p>380130007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29" office:value-type="float">
            <text:p>19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26" office:value-type="float">
            <text:p>380130007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30" office:value-type="float">
            <text:p>19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27" office:value-type="float">
            <text:p>380130007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31" office:value-type="float">
            <text:p>19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28" office:value-type="float">
            <text:p>380130007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32" office:value-type="float">
            <text:p>19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29" office:value-type="float">
            <text:p>380130007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33" office:value-type="float">
            <text:p>19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30" office:value-type="float">
            <text:p>380130007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34" office:value-type="float">
            <text:p>19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31" office:value-type="float">
            <text:p>380130007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35" office:value-type="float">
            <text:p>19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32" office:value-type="float">
            <text:p>380130007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36" office:value-type="float">
            <text:p>19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33" office:value-type="float">
            <text:p>380130007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37" office:value-type="float">
            <text:p>19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34" office:value-type="float">
            <text:p>380130007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38" office:value-type="float">
            <text:p>19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35" office:value-type="float">
            <text:p>380130007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39" office:value-type="float">
            <text:p>19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36" office:value-type="float">
            <text:p>380130007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40" office:value-type="float">
            <text:p>19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37" office:value-type="float">
            <text:p>380130007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41" office:value-type="float">
            <text:p>19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38" office:value-type="float">
            <text:p>380130007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42" office:value-type="float">
            <text:p>19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39" office:value-type="float">
            <text:p>380130007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43" office:value-type="float">
            <text:p>19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40" office:value-type="float">
            <text:p>380130007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44" office:value-type="float">
            <text:p>19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41" office:value-type="float">
            <text:p>380130007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45" office:value-type="float">
            <text:p>19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42" office:value-type="float">
            <text:p>380130007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46" office:value-type="float">
            <text:p>19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43" office:value-type="float">
            <text:p>380130007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47" office:value-type="float">
            <text:p>19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44" office:value-type="float">
            <text:p>380130007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48" office:value-type="float">
            <text:p>19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45" office:value-type="float">
            <text:p>380130007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49" office:value-type="float">
            <text:p>19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46" office:value-type="float">
            <text:p>380130007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50" office:value-type="float">
            <text:p>19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47" office:value-type="float">
            <text:p>380130007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51" office:value-type="float">
            <text:p>19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48" office:value-type="float">
            <text:p>380130007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52" office:value-type="float">
            <text:p>19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49" office:value-type="float">
            <text:p>380130007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53" office:value-type="float">
            <text:p>19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50" office:value-type="float">
            <text:p>380130007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54" office:value-type="float">
            <text:p>19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51" office:value-type="float">
            <text:p>380130007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55" office:value-type="float">
            <text:p>19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001052" office:value-type="float">
            <text:p>380130007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56" office:value-type="float">
            <text:p>19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01" office:value-type="float">
            <text:p>380130007101001</text:p>
          </table:table-cell>
          <table:table-cell ns41:value-type="string" table:style-name="TL Metadata" office:value-type="string">
            <text:p>3801300071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57" office:value-type="float">
            <text:p>19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02" office:value-type="float">
            <text:p>380130007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58" office:value-type="float">
            <text:p>19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03" office:value-type="float">
            <text:p>380130007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59" office:value-type="float">
            <text:p>19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04" office:value-type="float">
            <text:p>380130007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60" office:value-type="float">
            <text:p>19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05" office:value-type="float">
            <text:p>380130007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61" office:value-type="float">
            <text:p>19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06" office:value-type="float">
            <text:p>380130007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62" office:value-type="float">
            <text:p>19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07" office:value-type="float">
            <text:p>380130007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63" office:value-type="float">
            <text:p>19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08" office:value-type="float">
            <text:p>380130007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64" office:value-type="float">
            <text:p>19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09" office:value-type="float">
            <text:p>380130007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65" office:value-type="float">
            <text:p>19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10" office:value-type="float">
            <text:p>380130007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66" office:value-type="float">
            <text:p>19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11" office:value-type="float">
            <text:p>380130007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67" office:value-type="float">
            <text:p>19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12" office:value-type="float">
            <text:p>380130007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68" office:value-type="float">
            <text:p>19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13" office:value-type="float">
            <text:p>380130007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69" office:value-type="float">
            <text:p>19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14" office:value-type="float">
            <text:p>380130007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70" office:value-type="float">
            <text:p>19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15" office:value-type="float">
            <text:p>380130007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71" office:value-type="float">
            <text:p>19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16" office:value-type="float">
            <text:p>380130007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72" office:value-type="float">
            <text:p>19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17" office:value-type="float">
            <text:p>380130007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73" office:value-type="float">
            <text:p>19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18" office:value-type="float">
            <text:p>380130007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74" office:value-type="float">
            <text:p>19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19" office:value-type="float">
            <text:p>380130007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75" office:value-type="float">
            <text:p>19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20" office:value-type="float">
            <text:p>380130007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76" office:value-type="float">
            <text:p>19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21" office:value-type="float">
            <text:p>380130007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77" office:value-type="float">
            <text:p>19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22" office:value-type="float">
            <text:p>380130007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78" office:value-type="float">
            <text:p>19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23" office:value-type="float">
            <text:p>380130007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79" office:value-type="float">
            <text:p>19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24" office:value-type="float">
            <text:p>380130007101024</text:p>
          </table:table-cell>
          <table:table-cell ns41:value-type="string" table:style-name="TL Metadata" office:value-type="string">
            <text:p>3801300071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80" office:value-type="float">
            <text:p>19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25" office:value-type="float">
            <text:p>380130007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81" office:value-type="float">
            <text:p>19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26" office:value-type="float">
            <text:p>380130007101026</text:p>
          </table:table-cell>
          <table:table-cell ns41:value-type="string" table:style-name="TL Metadata" office:value-type="string">
            <text:p>3801300071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82" office:value-type="float">
            <text:p>19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27" office:value-type="float">
            <text:p>380130007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83" office:value-type="float">
            <text:p>19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28" office:value-type="float">
            <text:p>380130007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84" office:value-type="float">
            <text:p>19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29" office:value-type="float">
            <text:p>380130007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85" office:value-type="float">
            <text:p>19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30" office:value-type="float">
            <text:p>380130007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86" office:value-type="float">
            <text:p>19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31" office:value-type="float">
            <text:p>380130007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87" office:value-type="float">
            <text:p>19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32" office:value-type="float">
            <text:p>380130007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88" office:value-type="float">
            <text:p>19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33" office:value-type="float">
            <text:p>380130007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89" office:value-type="float">
            <text:p>19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34" office:value-type="float">
            <text:p>380130007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90" office:value-type="float">
            <text:p>19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35" office:value-type="float">
            <text:p>380130007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91" office:value-type="float">
            <text:p>19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36" office:value-type="float">
            <text:p>380130007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92" office:value-type="float">
            <text:p>19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37" office:value-type="float">
            <text:p>380130007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93" office:value-type="float">
            <text:p>19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38" office:value-type="float">
            <text:p>380130007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94" office:value-type="float">
            <text:p>19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39" office:value-type="float">
            <text:p>380130007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95" office:value-type="float">
            <text:p>19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40" office:value-type="float">
            <text:p>380130007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96" office:value-type="float">
            <text:p>19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41" office:value-type="float">
            <text:p>380130007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97" office:value-type="float">
            <text:p>19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42" office:value-type="float">
            <text:p>380130007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98" office:value-type="float">
            <text:p>19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43" office:value-type="float">
            <text:p>380130007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1999" office:value-type="float">
            <text:p>19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44" office:value-type="float">
            <text:p>380130007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00" office:value-type="float">
            <text:p>20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45" office:value-type="float">
            <text:p>380130007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01" office:value-type="float">
            <text:p>20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46" office:value-type="float">
            <text:p>380130007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02" office:value-type="float">
            <text:p>20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47" office:value-type="float">
            <text:p>380130007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03" office:value-type="float">
            <text:p>20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48" office:value-type="float">
            <text:p>380130007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04" office:value-type="float">
            <text:p>20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49" office:value-type="float">
            <text:p>380130007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05" office:value-type="float">
            <text:p>20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0007101050" office:value-type="float">
            <text:p>380130007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06" office:value-type="float">
            <text:p>20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01" office:value-type="float">
            <text:p>380131007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07" office:value-type="float">
            <text:p>20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02" office:value-type="float">
            <text:p>380131007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08" office:value-type="float">
            <text:p>20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03" office:value-type="float">
            <text:p>380131007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09" office:value-type="float">
            <text:p>20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04" office:value-type="float">
            <text:p>380131007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10" office:value-type="float">
            <text:p>20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05" office:value-type="float">
            <text:p>380131007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11" office:value-type="float">
            <text:p>20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06" office:value-type="float">
            <text:p>380131007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12" office:value-type="float">
            <text:p>20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07" office:value-type="float">
            <text:p>380131007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13" office:value-type="float">
            <text:p>20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08" office:value-type="float">
            <text:p>380131007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14" office:value-type="float">
            <text:p>20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09" office:value-type="float">
            <text:p>380131007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15" office:value-type="float">
            <text:p>20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10" office:value-type="float">
            <text:p>380131007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16" office:value-type="float">
            <text:p>20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11" office:value-type="float">
            <text:p>380131007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17" office:value-type="float">
            <text:p>20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12" office:value-type="float">
            <text:p>380131007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18" office:value-type="float">
            <text:p>20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13" office:value-type="float">
            <text:p>380131007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19" office:value-type="float">
            <text:p>20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14" office:value-type="float">
            <text:p>380131007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20" office:value-type="float">
            <text:p>20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15" office:value-type="float">
            <text:p>380131007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21" office:value-type="float">
            <text:p>20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16" office:value-type="float">
            <text:p>380131007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22" office:value-type="float">
            <text:p>20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17" office:value-type="float">
            <text:p>380131007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23" office:value-type="float">
            <text:p>20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18" office:value-type="float">
            <text:p>380131007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24" office:value-type="float">
            <text:p>20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19" office:value-type="float">
            <text:p>380131007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25" office:value-type="float">
            <text:p>20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20" office:value-type="float">
            <text:p>380131007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26" office:value-type="float">
            <text:p>20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21" office:value-type="float">
            <text:p>380131007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27" office:value-type="float">
            <text:p>20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22" office:value-type="float">
            <text:p>380131007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28" office:value-type="float">
            <text:p>20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23" office:value-type="float">
            <text:p>380131007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29" office:value-type="float">
            <text:p>20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24" office:value-type="float">
            <text:p>380131007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30" office:value-type="float">
            <text:p>20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25" office:value-type="float">
            <text:p>380131007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31" office:value-type="float">
            <text:p>20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26" office:value-type="float">
            <text:p>380131007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32" office:value-type="float">
            <text:p>20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27" office:value-type="float">
            <text:p>380131007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33" office:value-type="float">
            <text:p>20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28" office:value-type="float">
            <text:p>380131007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34" office:value-type="float">
            <text:p>20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29" office:value-type="float">
            <text:p>380131007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35" office:value-type="float">
            <text:p>20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30" office:value-type="float">
            <text:p>380131007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36" office:value-type="float">
            <text:p>20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31" office:value-type="float">
            <text:p>380131007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37" office:value-type="float">
            <text:p>20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32" office:value-type="float">
            <text:p>380131007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38" office:value-type="float">
            <text:p>20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33" office:value-type="float">
            <text:p>380131007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39" office:value-type="float">
            <text:p>20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34" office:value-type="float">
            <text:p>380131007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40" office:value-type="float">
            <text:p>20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35" office:value-type="float">
            <text:p>380131007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41" office:value-type="float">
            <text:p>20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36" office:value-type="float">
            <text:p>380131007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42" office:value-type="float">
            <text:p>20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37" office:value-type="float">
            <text:p>380131007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43" office:value-type="float">
            <text:p>20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38" office:value-type="float">
            <text:p>380131007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44" office:value-type="float">
            <text:p>20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39" office:value-type="float">
            <text:p>380131007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45" office:value-type="float">
            <text:p>20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40" office:value-type="float">
            <text:p>380131007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46" office:value-type="float">
            <text:p>20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41" office:value-type="float">
            <text:p>380131007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47" office:value-type="float">
            <text:p>20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42" office:value-type="float">
            <text:p>380131007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48" office:value-type="float">
            <text:p>20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43" office:value-type="float">
            <text:p>380131007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49" office:value-type="float">
            <text:p>20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44" office:value-type="float">
            <text:p>380131007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50" office:value-type="float">
            <text:p>20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45" office:value-type="float">
            <text:p>380131007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51" office:value-type="float">
            <text:p>20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46" office:value-type="float">
            <text:p>380131007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52" office:value-type="float">
            <text:p>20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47" office:value-type="float">
            <text:p>380131007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53" office:value-type="float">
            <text:p>20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48" office:value-type="float">
            <text:p>380131007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54" office:value-type="float">
            <text:p>20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49" office:value-type="float">
            <text:p>380131007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55" office:value-type="float">
            <text:p>20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50" office:value-type="float">
            <text:p>380131007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56" office:value-type="float">
            <text:p>20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51" office:value-type="float">
            <text:p>380131007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57" office:value-type="float">
            <text:p>20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201052" office:value-type="float">
            <text:p>380131007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58" office:value-type="float">
            <text:p>20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01" office:value-type="float">
            <text:p>380131007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59" office:value-type="float">
            <text:p>20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02" office:value-type="float">
            <text:p>380131007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60" office:value-type="float">
            <text:p>20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03" office:value-type="float">
            <text:p>380131007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61" office:value-type="float">
            <text:p>20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04" office:value-type="float">
            <text:p>380131007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62" office:value-type="float">
            <text:p>20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05" office:value-type="float">
            <text:p>380131007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63" office:value-type="float">
            <text:p>20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06" office:value-type="float">
            <text:p>380131007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64" office:value-type="float">
            <text:p>20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07" office:value-type="float">
            <text:p>380131007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65" office:value-type="float">
            <text:p>20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08" office:value-type="float">
            <text:p>380131007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66" office:value-type="float">
            <text:p>20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09" office:value-type="float">
            <text:p>380131007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67" office:value-type="float">
            <text:p>20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10" office:value-type="float">
            <text:p>380131007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68" office:value-type="float">
            <text:p>20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11" office:value-type="float">
            <text:p>380131007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69" office:value-type="float">
            <text:p>20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12" office:value-type="float">
            <text:p>380131007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70" office:value-type="float">
            <text:p>20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13" office:value-type="float">
            <text:p>380131007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71" office:value-type="float">
            <text:p>20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14" office:value-type="float">
            <text:p>380131007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72" office:value-type="float">
            <text:p>20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15" office:value-type="float">
            <text:p>380131007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73" office:value-type="float">
            <text:p>20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16" office:value-type="float">
            <text:p>380131007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74" office:value-type="float">
            <text:p>20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17" office:value-type="float">
            <text:p>380131007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75" office:value-type="float">
            <text:p>20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18" office:value-type="float">
            <text:p>380131007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76" office:value-type="float">
            <text:p>20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19" office:value-type="float">
            <text:p>380131007301019</text:p>
          </table:table-cell>
          <table:table-cell ns41:value-type="string" table:style-name="TL Metadata" office:value-type="string">
            <text:p>3801310073010191 <text:s/>Hieronder e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77" office:value-type="float">
            <text:p>20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20" office:value-type="float">
            <text:p>380131007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78" office:value-type="float">
            <text:p>20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21" office:value-type="float">
            <text:p>380131007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79" office:value-type="float">
            <text:p>20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22" office:value-type="float">
            <text:p>380131007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80" office:value-type="float">
            <text:p>20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23" office:value-type="float">
            <text:p>380131007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81" office:value-type="float">
            <text:p>20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24" office:value-type="float">
            <text:p>380131007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82" office:value-type="float">
            <text:p>20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25" office:value-type="float">
            <text:p>380131007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83" office:value-type="float">
            <text:p>20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26" office:value-type="float">
            <text:p>380131007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84" office:value-type="float">
            <text:p>20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27" office:value-type="float">
            <text:p>380131007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85" office:value-type="float">
            <text:p>20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28" office:value-type="float">
            <text:p>380131007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86" office:value-type="float">
            <text:p>20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29" office:value-type="float">
            <text:p>380131007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87" office:value-type="float">
            <text:p>20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30" office:value-type="float">
            <text:p>380131007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88" office:value-type="float">
            <text:p>20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31" office:value-type="float">
            <text:p>380131007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89" office:value-type="float">
            <text:p>20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32" office:value-type="float">
            <text:p>380131007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90" office:value-type="float">
            <text:p>20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33" office:value-type="float">
            <text:p>380131007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91" office:value-type="float">
            <text:p>20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34" office:value-type="float">
            <text:p>380131007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92" office:value-type="float">
            <text:p>20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35" office:value-type="float">
            <text:p>380131007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93" office:value-type="float">
            <text:p>20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36" office:value-type="float">
            <text:p>380131007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94" office:value-type="float">
            <text:p>20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37" office:value-type="float">
            <text:p>380131007301037</text:p>
          </table:table-cell>
          <table:table-cell ns41:value-type="string" table:style-name="TL Metadata" office:value-type="string">
            <text:p>3801310073010372 <text:s/>Hieronder vier mannen en vijf vrouw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95" office:value-type="float">
            <text:p>20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38" office:value-type="float">
            <text:p>380131007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96" office:value-type="float">
            <text:p>20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1007301039" office:value-type="float">
            <text:p>380131007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97" office:value-type="float">
            <text:p>20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01" office:value-type="float">
            <text:p>380132007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98" office:value-type="float">
            <text:p>20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02" office:value-type="float">
            <text:p>380132007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099" office:value-type="float">
            <text:p>20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03" office:value-type="float">
            <text:p>380132007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00" office:value-type="float">
            <text:p>21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04" office:value-type="float">
            <text:p>380132007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01" office:value-type="float">
            <text:p>21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05" office:value-type="float">
            <text:p>380132007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02" office:value-type="float">
            <text:p>21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06" office:value-type="float">
            <text:p>380132007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03" office:value-type="float">
            <text:p>21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07" office:value-type="float">
            <text:p>380132007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04" office:value-type="float">
            <text:p>21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08" office:value-type="float">
            <text:p>380132007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05" office:value-type="float">
            <text:p>21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09" office:value-type="float">
            <text:p>380132007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06" office:value-type="float">
            <text:p>21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10" office:value-type="float">
            <text:p>380132007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07" office:value-type="float">
            <text:p>21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11" office:value-type="float">
            <text:p>380132007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08" office:value-type="float">
            <text:p>21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12" office:value-type="float">
            <text:p>380132007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09" office:value-type="float">
            <text:p>21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13" office:value-type="float">
            <text:p>380132007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10" office:value-type="float">
            <text:p>21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14" office:value-type="float">
            <text:p>380132007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11" office:value-type="float">
            <text:p>21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15" office:value-type="float">
            <text:p>380132007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12" office:value-type="float">
            <text:p>21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16" office:value-type="float">
            <text:p>380132007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13" office:value-type="float">
            <text:p>21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17" office:value-type="float">
            <text:p>380132007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14" office:value-type="float">
            <text:p>21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18" office:value-type="float">
            <text:p>380132007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15" office:value-type="float">
            <text:p>21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19" office:value-type="float">
            <text:p>380132007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16" office:value-type="float">
            <text:p>21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20" office:value-type="float">
            <text:p>380132007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17" office:value-type="float">
            <text:p>21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21" office:value-type="float">
            <text:p>380132007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18" office:value-type="float">
            <text:p>21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22" office:value-type="float">
            <text:p>380132007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19" office:value-type="float">
            <text:p>21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23" office:value-type="float">
            <text:p>380132007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20" office:value-type="float">
            <text:p>21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24" office:value-type="float">
            <text:p>380132007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21" office:value-type="float">
            <text:p>21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25" office:value-type="float">
            <text:p>380132007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22" office:value-type="float">
            <text:p>21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26" office:value-type="float">
            <text:p>380132007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23" office:value-type="float">
            <text:p>21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27" office:value-type="float">
            <text:p>380132007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24" office:value-type="float">
            <text:p>21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28" office:value-type="float">
            <text:p>380132007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25" office:value-type="float">
            <text:p>21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29" office:value-type="float">
            <text:p>380132007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26" office:value-type="float">
            <text:p>21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30" office:value-type="float">
            <text:p>380132007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27" office:value-type="float">
            <text:p>21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31" office:value-type="float">
            <text:p>380132007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28" office:value-type="float">
            <text:p>21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32" office:value-type="float">
            <text:p>380132007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29" office:value-type="float">
            <text:p>21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33" office:value-type="float">
            <text:p>380132007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30" office:value-type="float">
            <text:p>21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34" office:value-type="float">
            <text:p>380132007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31" office:value-type="float">
            <text:p>21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35" office:value-type="float">
            <text:p>380132007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32" office:value-type="float">
            <text:p>21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36" office:value-type="float">
            <text:p>380132007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33" office:value-type="float">
            <text:p>21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37" office:value-type="float">
            <text:p>380132007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34" office:value-type="float">
            <text:p>21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38" office:value-type="float">
            <text:p>380132007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35" office:value-type="float">
            <text:p>21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39" office:value-type="float">
            <text:p>380132007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36" office:value-type="float">
            <text:p>21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40" office:value-type="float">
            <text:p>380132007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37" office:value-type="float">
            <text:p>21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41" office:value-type="float">
            <text:p>380132007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38" office:value-type="float">
            <text:p>21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42" office:value-type="float">
            <text:p>380132007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39" office:value-type="float">
            <text:p>21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43" office:value-type="float">
            <text:p>380132007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40" office:value-type="float">
            <text:p>21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44" office:value-type="float">
            <text:p>380132007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41" office:value-type="float">
            <text:p>21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45" office:value-type="float">
            <text:p>380132007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42" office:value-type="float">
            <text:p>21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46" office:value-type="float">
            <text:p>380132007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43" office:value-type="float">
            <text:p>21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47" office:value-type="float">
            <text:p>380132007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44" office:value-type="float">
            <text:p>21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48" office:value-type="float">
            <text:p>380132007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45" office:value-type="float">
            <text:p>21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49" office:value-type="float">
            <text:p>380132007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46" office:value-type="float">
            <text:p>21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50" office:value-type="float">
            <text:p>380132007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47" office:value-type="float">
            <text:p>21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51" office:value-type="float">
            <text:p>380132007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48" office:value-type="float">
            <text:p>21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52" office:value-type="float">
            <text:p>380132007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49" office:value-type="float">
            <text:p>21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401053" office:value-type="float">
            <text:p>380132007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50" office:value-type="float">
            <text:p>21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01" office:value-type="float">
            <text:p>380132007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51" office:value-type="float">
            <text:p>21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02" office:value-type="float">
            <text:p>380132007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52" office:value-type="float">
            <text:p>21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03" office:value-type="float">
            <text:p>380132007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53" office:value-type="float">
            <text:p>21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04" office:value-type="float">
            <text:p>380132007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54" office:value-type="float">
            <text:p>21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05" office:value-type="float">
            <text:p>380132007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55" office:value-type="float">
            <text:p>21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06" office:value-type="float">
            <text:p>380132007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56" office:value-type="float">
            <text:p>21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07" office:value-type="float">
            <text:p>380132007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57" office:value-type="float">
            <text:p>21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08" office:value-type="float">
            <text:p>380132007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58" office:value-type="float">
            <text:p>21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09" office:value-type="float">
            <text:p>380132007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59" office:value-type="float">
            <text:p>21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10" office:value-type="float">
            <text:p>380132007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60" office:value-type="float">
            <text:p>21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11" office:value-type="float">
            <text:p>380132007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61" office:value-type="float">
            <text:p>21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12" office:value-type="float">
            <text:p>380132007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62" office:value-type="float">
            <text:p>21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13" office:value-type="float">
            <text:p>380132007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63" office:value-type="float">
            <text:p>21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14" office:value-type="float">
            <text:p>380132007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64" office:value-type="float">
            <text:p>21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15" office:value-type="float">
            <text:p>380132007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65" office:value-type="float">
            <text:p>21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16" office:value-type="float">
            <text:p>380132007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66" office:value-type="float">
            <text:p>21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17" office:value-type="float">
            <text:p>380132007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67" office:value-type="float">
            <text:p>21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18" office:value-type="float">
            <text:p>380132007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68" office:value-type="float">
            <text:p>21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19" office:value-type="float">
            <text:p>380132007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69" office:value-type="float">
            <text:p>21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20" office:value-type="float">
            <text:p>380132007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70" office:value-type="float">
            <text:p>21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21" office:value-type="float">
            <text:p>380132007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71" office:value-type="float">
            <text:p>21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22" office:value-type="float">
            <text:p>380132007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72" office:value-type="float">
            <text:p>21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23" office:value-type="float">
            <text:p>380132007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73" office:value-type="float">
            <text:p>21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24" office:value-type="float">
            <text:p>380132007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74" office:value-type="float">
            <text:p>21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25" office:value-type="float">
            <text:p>380132007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75" office:value-type="float">
            <text:p>21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26" office:value-type="float">
            <text:p>380132007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76" office:value-type="float">
            <text:p>21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27" office:value-type="float">
            <text:p>380132007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77" office:value-type="float">
            <text:p>21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28" office:value-type="float">
            <text:p>380132007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78" office:value-type="float">
            <text:p>21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29" office:value-type="float">
            <text:p>380132007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79" office:value-type="float">
            <text:p>21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30" office:value-type="float">
            <text:p>380132007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80" office:value-type="float">
            <text:p>21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31" office:value-type="float">
            <text:p>380132007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81" office:value-type="float">
            <text:p>21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32" office:value-type="float">
            <text:p>380132007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82" office:value-type="float">
            <text:p>21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33" office:value-type="float">
            <text:p>380132007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83" office:value-type="float">
            <text:p>21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34" office:value-type="float">
            <text:p>380132007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84" office:value-type="float">
            <text:p>21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35" office:value-type="float">
            <text:p>380132007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85" office:value-type="float">
            <text:p>21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36" office:value-type="float">
            <text:p>380132007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86" office:value-type="float">
            <text:p>21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37" office:value-type="float">
            <text:p>380132007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87" office:value-type="float">
            <text:p>21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38" office:value-type="float">
            <text:p>380132007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88" office:value-type="float">
            <text:p>21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39" office:value-type="float">
            <text:p>380132007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89" office:value-type="float">
            <text:p>21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40" office:value-type="float">
            <text:p>380132007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90" office:value-type="float">
            <text:p>21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41" office:value-type="float">
            <text:p>380132007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91" office:value-type="float">
            <text:p>21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42" office:value-type="float">
            <text:p>380132007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92" office:value-type="float">
            <text:p>21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43" office:value-type="float">
            <text:p>380132007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93" office:value-type="float">
            <text:p>21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44" office:value-type="float">
            <text:p>380132007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94" office:value-type="float">
            <text:p>21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45" office:value-type="float">
            <text:p>380132007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95" office:value-type="float">
            <text:p>21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46" office:value-type="float">
            <text:p>380132007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96" office:value-type="float">
            <text:p>21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47" office:value-type="float">
            <text:p>380132007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97" office:value-type="float">
            <text:p>21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48" office:value-type="float">
            <text:p>380132007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98" office:value-type="float">
            <text:p>21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49" office:value-type="float">
            <text:p>380132007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199" office:value-type="float">
            <text:p>21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50" office:value-type="float">
            <text:p>380132007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00" office:value-type="float">
            <text:p>22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2007501051" office:value-type="float">
            <text:p>3801320075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01" office:value-type="float">
            <text:p>22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01" office:value-type="float">
            <text:p>380133007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02" office:value-type="float">
            <text:p>22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02" office:value-type="float">
            <text:p>380133007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03" office:value-type="float">
            <text:p>22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03" office:value-type="float">
            <text:p>380133007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04" office:value-type="float">
            <text:p>22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04" office:value-type="float">
            <text:p>380133007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05" office:value-type="float">
            <text:p>22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05" office:value-type="float">
            <text:p>380133007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06" office:value-type="float">
            <text:p>22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06" office:value-type="float">
            <text:p>380133007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07" office:value-type="float">
            <text:p>22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07" office:value-type="float">
            <text:p>380133007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08" office:value-type="float">
            <text:p>22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08" office:value-type="float">
            <text:p>380133007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09" office:value-type="float">
            <text:p>22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09" office:value-type="float">
            <text:p>380133007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10" office:value-type="float">
            <text:p>22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10" office:value-type="float">
            <text:p>380133007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11" office:value-type="float">
            <text:p>22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11" office:value-type="float">
            <text:p>380133007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12" office:value-type="float">
            <text:p>22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12" office:value-type="float">
            <text:p>380133007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13" office:value-type="float">
            <text:p>22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13" office:value-type="float">
            <text:p>380133007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14" office:value-type="float">
            <text:p>22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14" office:value-type="float">
            <text:p>380133007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15" office:value-type="float">
            <text:p>22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15" office:value-type="float">
            <text:p>380133007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16" office:value-type="float">
            <text:p>22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16" office:value-type="float">
            <text:p>380133007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17" office:value-type="float">
            <text:p>22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17" office:value-type="float">
            <text:p>380133007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18" office:value-type="float">
            <text:p>22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18" office:value-type="float">
            <text:p>380133007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19" office:value-type="float">
            <text:p>22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19" office:value-type="float">
            <text:p>380133007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20" office:value-type="float">
            <text:p>22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20" office:value-type="float">
            <text:p>380133007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21" office:value-type="float">
            <text:p>22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21" office:value-type="float">
            <text:p>380133007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22" office:value-type="float">
            <text:p>22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22" office:value-type="float">
            <text:p>380133007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23" office:value-type="float">
            <text:p>22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23" office:value-type="float">
            <text:p>380133007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24" office:value-type="float">
            <text:p>22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24" office:value-type="float">
            <text:p>380133007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25" office:value-type="float">
            <text:p>22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25" office:value-type="float">
            <text:p>380133007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26" office:value-type="float">
            <text:p>22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26" office:value-type="float">
            <text:p>380133007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27" office:value-type="float">
            <text:p>22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27" office:value-type="float">
            <text:p>380133007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28" office:value-type="float">
            <text:p>22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28" office:value-type="float">
            <text:p>380133007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29" office:value-type="float">
            <text:p>22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29" office:value-type="float">
            <text:p>380133007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30" office:value-type="float">
            <text:p>22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30" office:value-type="float">
            <text:p>380133007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31" office:value-type="float">
            <text:p>22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31" office:value-type="float">
            <text:p>380133007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32" office:value-type="float">
            <text:p>22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32" office:value-type="float">
            <text:p>380133007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33" office:value-type="float">
            <text:p>22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33" office:value-type="float">
            <text:p>380133007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34" office:value-type="float">
            <text:p>22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34" office:value-type="float">
            <text:p>380133007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35" office:value-type="float">
            <text:p>22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35" office:value-type="float">
            <text:p>380133007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36" office:value-type="float">
            <text:p>22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36" office:value-type="float">
            <text:p>380133007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37" office:value-type="float">
            <text:p>22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37" office:value-type="float">
            <text:p>380133007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38" office:value-type="float">
            <text:p>22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38" office:value-type="float">
            <text:p>380133007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39" office:value-type="float">
            <text:p>22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39" office:value-type="float">
            <text:p>380133007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40" office:value-type="float">
            <text:p>22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40" office:value-type="float">
            <text:p>380133007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41" office:value-type="float">
            <text:p>22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41" office:value-type="float">
            <text:p>380133007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42" office:value-type="float">
            <text:p>22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42" office:value-type="float">
            <text:p>380133007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43" office:value-type="float">
            <text:p>22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43" office:value-type="float">
            <text:p>380133007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44" office:value-type="float">
            <text:p>22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44" office:value-type="float">
            <text:p>380133007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45" office:value-type="float">
            <text:p>22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45" office:value-type="float">
            <text:p>380133007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46" office:value-type="float">
            <text:p>22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46" office:value-type="float">
            <text:p>380133007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47" office:value-type="float">
            <text:p>22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47" office:value-type="float">
            <text:p>380133007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48" office:value-type="float">
            <text:p>22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48" office:value-type="float">
            <text:p>380133007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49" office:value-type="float">
            <text:p>22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49" office:value-type="float">
            <text:p>380133007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50" office:value-type="float">
            <text:p>22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50" office:value-type="float">
            <text:p>380133007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51" office:value-type="float">
            <text:p>22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51" office:value-type="float">
            <text:p>380133007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52" office:value-type="float">
            <text:p>22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601052" office:value-type="float">
            <text:p>380133007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53" office:value-type="float">
            <text:p>22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01" office:value-type="float">
            <text:p>380133007701001</text:p>
          </table:table-cell>
          <table:table-cell ns41:value-type="string" table:style-name="TL Metadata" office:value-type="string">
            <text:p>3801330077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54" office:value-type="float">
            <text:p>22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02" office:value-type="float">
            <text:p>380133007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55" office:value-type="float">
            <text:p>22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03" office:value-type="float">
            <text:p>380133007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56" office:value-type="float">
            <text:p>22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04" office:value-type="float">
            <text:p>380133007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57" office:value-type="float">
            <text:p>22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05" office:value-type="float">
            <text:p>380133007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58" office:value-type="float">
            <text:p>22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06" office:value-type="float">
            <text:p>380133007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59" office:value-type="float">
            <text:p>22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07" office:value-type="float">
            <text:p>380133007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60" office:value-type="float">
            <text:p>22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08" office:value-type="float">
            <text:p>380133007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61" office:value-type="float">
            <text:p>22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09" office:value-type="float">
            <text:p>380133007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62" office:value-type="float">
            <text:p>22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10" office:value-type="float">
            <text:p>380133007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63" office:value-type="float">
            <text:p>22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11" office:value-type="float">
            <text:p>380133007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64" office:value-type="float">
            <text:p>22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12" office:value-type="float">
            <text:p>380133007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65" office:value-type="float">
            <text:p>22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13" office:value-type="float">
            <text:p>380133007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66" office:value-type="float">
            <text:p>22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14" office:value-type="float">
            <text:p>380133007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67" office:value-type="float">
            <text:p>22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15" office:value-type="float">
            <text:p>380133007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68" office:value-type="float">
            <text:p>22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16" office:value-type="float">
            <text:p>380133007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69" office:value-type="float">
            <text:p>22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17" office:value-type="float">
            <text:p>380133007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70" office:value-type="float">
            <text:p>22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18" office:value-type="float">
            <text:p>380133007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71" office:value-type="float">
            <text:p>22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19" office:value-type="float">
            <text:p>380133007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72" office:value-type="float">
            <text:p>22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20" office:value-type="float">
            <text:p>380133007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73" office:value-type="float">
            <text:p>22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21" office:value-type="float">
            <text:p>380133007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74" office:value-type="float">
            <text:p>22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22" office:value-type="float">
            <text:p>380133007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75" office:value-type="float">
            <text:p>22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23" office:value-type="float">
            <text:p>380133007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76" office:value-type="float">
            <text:p>22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24" office:value-type="float">
            <text:p>380133007701024</text:p>
          </table:table-cell>
          <table:table-cell ns41:value-type="string" table:style-name="TL Metadata" office:value-type="string">
            <text:p>3801330077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77" office:value-type="float">
            <text:p>22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25" office:value-type="float">
            <text:p>380133007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78" office:value-type="float">
            <text:p>22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26" office:value-type="float">
            <text:p>380133007701026</text:p>
          </table:table-cell>
          <table:table-cell ns41:value-type="string" table:style-name="TL Metadata" office:value-type="string">
            <text:p>3801330077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79" office:value-type="float">
            <text:p>22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27" office:value-type="float">
            <text:p>380133007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80" office:value-type="float">
            <text:p>22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28" office:value-type="float">
            <text:p>380133007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81" office:value-type="float">
            <text:p>22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29" office:value-type="float">
            <text:p>380133007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82" office:value-type="float">
            <text:p>22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30" office:value-type="float">
            <text:p>380133007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83" office:value-type="float">
            <text:p>22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31" office:value-type="float">
            <text:p>380133007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84" office:value-type="float">
            <text:p>22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32" office:value-type="float">
            <text:p>380133007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85" office:value-type="float">
            <text:p>22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33" office:value-type="float">
            <text:p>380133007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86" office:value-type="float">
            <text:p>22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34" office:value-type="float">
            <text:p>380133007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87" office:value-type="float">
            <text:p>22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35" office:value-type="float">
            <text:p>380133007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88" office:value-type="float">
            <text:p>22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36" office:value-type="float">
            <text:p>380133007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89" office:value-type="float">
            <text:p>22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37" office:value-type="float">
            <text:p>380133007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90" office:value-type="float">
            <text:p>22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38" office:value-type="float">
            <text:p>380133007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91" office:value-type="float">
            <text:p>22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39" office:value-type="float">
            <text:p>380133007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92" office:value-type="float">
            <text:p>22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40" office:value-type="float">
            <text:p>380133007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93" office:value-type="float">
            <text:p>22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41" office:value-type="float">
            <text:p>380133007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94" office:value-type="float">
            <text:p>22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42" office:value-type="float">
            <text:p>380133007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95" office:value-type="float">
            <text:p>22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43" office:value-type="float">
            <text:p>380133007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96" office:value-type="float">
            <text:p>22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44" office:value-type="float">
            <text:p>380133007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97" office:value-type="float">
            <text:p>22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45" office:value-type="float">
            <text:p>380133007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98" office:value-type="float">
            <text:p>22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46" office:value-type="float">
            <text:p>380133007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299" office:value-type="float">
            <text:p>22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47" office:value-type="float">
            <text:p>380133007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00" office:value-type="float">
            <text:p>23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48" office:value-type="float">
            <text:p>380133007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01" office:value-type="float">
            <text:p>23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49" office:value-type="float">
            <text:p>380133007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02" office:value-type="float">
            <text:p>23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3007701050" office:value-type="float">
            <text:p>380133007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03" office:value-type="float">
            <text:p>23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01" office:value-type="float">
            <text:p>380134007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04" office:value-type="float">
            <text:p>23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02" office:value-type="float">
            <text:p>380134007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05" office:value-type="float">
            <text:p>23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03" office:value-type="float">
            <text:p>380134007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06" office:value-type="float">
            <text:p>23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04" office:value-type="float">
            <text:p>380134007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07" office:value-type="float">
            <text:p>23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05" office:value-type="float">
            <text:p>380134007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08" office:value-type="float">
            <text:p>23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06" office:value-type="float">
            <text:p>380134007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09" office:value-type="float">
            <text:p>23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07" office:value-type="float">
            <text:p>380134007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10" office:value-type="float">
            <text:p>23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08" office:value-type="float">
            <text:p>380134007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11" office:value-type="float">
            <text:p>23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09" office:value-type="float">
            <text:p>380134007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12" office:value-type="float">
            <text:p>23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10" office:value-type="float">
            <text:p>380134007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13" office:value-type="float">
            <text:p>23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11" office:value-type="float">
            <text:p>380134007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14" office:value-type="float">
            <text:p>23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12" office:value-type="float">
            <text:p>380134007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15" office:value-type="float">
            <text:p>23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13" office:value-type="float">
            <text:p>380134007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16" office:value-type="float">
            <text:p>23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14" office:value-type="float">
            <text:p>380134007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17" office:value-type="float">
            <text:p>23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15" office:value-type="float">
            <text:p>380134007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18" office:value-type="float">
            <text:p>23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16" office:value-type="float">
            <text:p>380134007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19" office:value-type="float">
            <text:p>23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17" office:value-type="float">
            <text:p>380134007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20" office:value-type="float">
            <text:p>23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18" office:value-type="float">
            <text:p>380134007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21" office:value-type="float">
            <text:p>23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19" office:value-type="float">
            <text:p>380134007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22" office:value-type="float">
            <text:p>23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20" office:value-type="float">
            <text:p>380134007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23" office:value-type="float">
            <text:p>23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21" office:value-type="float">
            <text:p>380134007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24" office:value-type="float">
            <text:p>23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22" office:value-type="float">
            <text:p>380134007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25" office:value-type="float">
            <text:p>23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23" office:value-type="float">
            <text:p>380134007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26" office:value-type="float">
            <text:p>23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24" office:value-type="float">
            <text:p>380134007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27" office:value-type="float">
            <text:p>23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25" office:value-type="float">
            <text:p>380134007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28" office:value-type="float">
            <text:p>23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26" office:value-type="float">
            <text:p>380134007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29" office:value-type="float">
            <text:p>23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27" office:value-type="float">
            <text:p>380134007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30" office:value-type="float">
            <text:p>23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28" office:value-type="float">
            <text:p>380134007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31" office:value-type="float">
            <text:p>23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29" office:value-type="float">
            <text:p>380134007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32" office:value-type="float">
            <text:p>23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30" office:value-type="float">
            <text:p>380134007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33" office:value-type="float">
            <text:p>23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31" office:value-type="float">
            <text:p>380134007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34" office:value-type="float">
            <text:p>23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32" office:value-type="float">
            <text:p>380134007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35" office:value-type="float">
            <text:p>23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33" office:value-type="float">
            <text:p>380134007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36" office:value-type="float">
            <text:p>23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34" office:value-type="float">
            <text:p>380134007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37" office:value-type="float">
            <text:p>23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35" office:value-type="float">
            <text:p>380134007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38" office:value-type="float">
            <text:p>23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36" office:value-type="float">
            <text:p>380134007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39" office:value-type="float">
            <text:p>23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37" office:value-type="float">
            <text:p>380134007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40" office:value-type="float">
            <text:p>23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38" office:value-type="float">
            <text:p>380134007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41" office:value-type="float">
            <text:p>23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39" office:value-type="float">
            <text:p>380134007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42" office:value-type="float">
            <text:p>23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40" office:value-type="float">
            <text:p>380134007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43" office:value-type="float">
            <text:p>23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41" office:value-type="float">
            <text:p>380134007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44" office:value-type="float">
            <text:p>23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42" office:value-type="float">
            <text:p>380134007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45" office:value-type="float">
            <text:p>23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43" office:value-type="float">
            <text:p>380134007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46" office:value-type="float">
            <text:p>23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44" office:value-type="float">
            <text:p>380134007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47" office:value-type="float">
            <text:p>23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45" office:value-type="float">
            <text:p>380134007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48" office:value-type="float">
            <text:p>23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46" office:value-type="float">
            <text:p>380134007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49" office:value-type="float">
            <text:p>23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47" office:value-type="float">
            <text:p>380134007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50" office:value-type="float">
            <text:p>23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48" office:value-type="float">
            <text:p>380134007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51" office:value-type="float">
            <text:p>23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49" office:value-type="float">
            <text:p>380134007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52" office:value-type="float">
            <text:p>23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50" office:value-type="float">
            <text:p>380134007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53" office:value-type="float">
            <text:p>23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51" office:value-type="float">
            <text:p>380134007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54" office:value-type="float">
            <text:p>23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801052" office:value-type="float">
            <text:p>380134007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55" office:value-type="float">
            <text:p>23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01" office:value-type="float">
            <text:p>380134007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56" office:value-type="float">
            <text:p>23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02" office:value-type="float">
            <text:p>380134007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57" office:value-type="float">
            <text:p>23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03" office:value-type="float">
            <text:p>380134007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58" office:value-type="float">
            <text:p>23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04" office:value-type="float">
            <text:p>380134007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59" office:value-type="float">
            <text:p>23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05" office:value-type="float">
            <text:p>380134007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60" office:value-type="float">
            <text:p>23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06" office:value-type="float">
            <text:p>380134007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61" office:value-type="float">
            <text:p>23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07" office:value-type="float">
            <text:p>380134007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62" office:value-type="float">
            <text:p>23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08" office:value-type="float">
            <text:p>380134007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63" office:value-type="float">
            <text:p>23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09" office:value-type="float">
            <text:p>380134007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64" office:value-type="float">
            <text:p>23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10" office:value-type="float">
            <text:p>380134007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65" office:value-type="float">
            <text:p>23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11" office:value-type="float">
            <text:p>380134007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66" office:value-type="float">
            <text:p>23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12" office:value-type="float">
            <text:p>380134007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67" office:value-type="float">
            <text:p>23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13" office:value-type="float">
            <text:p>380134007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68" office:value-type="float">
            <text:p>23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14" office:value-type="float">
            <text:p>380134007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69" office:value-type="float">
            <text:p>23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15" office:value-type="float">
            <text:p>380134007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70" office:value-type="float">
            <text:p>23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16" office:value-type="float">
            <text:p>380134007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71" office:value-type="float">
            <text:p>23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17" office:value-type="float">
            <text:p>380134007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72" office:value-type="float">
            <text:p>23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18" office:value-type="float">
            <text:p>380134007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73" office:value-type="float">
            <text:p>23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19" office:value-type="float">
            <text:p>380134007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74" office:value-type="float">
            <text:p>23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20" office:value-type="float">
            <text:p>380134007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75" office:value-type="float">
            <text:p>23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21" office:value-type="float">
            <text:p>380134007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76" office:value-type="float">
            <text:p>23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22" office:value-type="float">
            <text:p>380134007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77" office:value-type="float">
            <text:p>23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23" office:value-type="float">
            <text:p>380134007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78" office:value-type="float">
            <text:p>23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24" office:value-type="float">
            <text:p>380134007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79" office:value-type="float">
            <text:p>23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25" office:value-type="float">
            <text:p>380134007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80" office:value-type="float">
            <text:p>23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26" office:value-type="float">
            <text:p>380134007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81" office:value-type="float">
            <text:p>23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27" office:value-type="float">
            <text:p>380134007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82" office:value-type="float">
            <text:p>23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28" office:value-type="float">
            <text:p>380134007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83" office:value-type="float">
            <text:p>23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29" office:value-type="float">
            <text:p>380134007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84" office:value-type="float">
            <text:p>23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30" office:value-type="float">
            <text:p>380134007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85" office:value-type="float">
            <text:p>23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31" office:value-type="float">
            <text:p>380134007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86" office:value-type="float">
            <text:p>23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32" office:value-type="float">
            <text:p>380134007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87" office:value-type="float">
            <text:p>23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33" office:value-type="float">
            <text:p>380134007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88" office:value-type="float">
            <text:p>23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34" office:value-type="float">
            <text:p>380134007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89" office:value-type="float">
            <text:p>23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35" office:value-type="float">
            <text:p>380134007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90" office:value-type="float">
            <text:p>23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36" office:value-type="float">
            <text:p>380134007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91" office:value-type="float">
            <text:p>23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37" office:value-type="float">
            <text:p>380134007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92" office:value-type="float">
            <text:p>23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38" office:value-type="float">
            <text:p>380134007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93" office:value-type="float">
            <text:p>23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4007901039" office:value-type="float">
            <text:p>380134007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94" office:value-type="float">
            <text:p>23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01" office:value-type="float">
            <text:p>380135008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95" office:value-type="float">
            <text:p>23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02" office:value-type="float">
            <text:p>380135008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96" office:value-type="float">
            <text:p>23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03" office:value-type="float">
            <text:p>380135008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97" office:value-type="float">
            <text:p>23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04" office:value-type="float">
            <text:p>380135008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98" office:value-type="float">
            <text:p>23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05" office:value-type="float">
            <text:p>380135008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399" office:value-type="float">
            <text:p>23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06" office:value-type="float">
            <text:p>380135008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00" office:value-type="float">
            <text:p>24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07" office:value-type="float">
            <text:p>380135008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01" office:value-type="float">
            <text:p>24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08" office:value-type="float">
            <text:p>380135008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02" office:value-type="float">
            <text:p>24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09" office:value-type="float">
            <text:p>380135008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03" office:value-type="float">
            <text:p>24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10" office:value-type="float">
            <text:p>380135008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04" office:value-type="float">
            <text:p>24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11" office:value-type="float">
            <text:p>380135008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05" office:value-type="float">
            <text:p>24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12" office:value-type="float">
            <text:p>380135008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06" office:value-type="float">
            <text:p>24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13" office:value-type="float">
            <text:p>380135008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07" office:value-type="float">
            <text:p>24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14" office:value-type="float">
            <text:p>380135008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08" office:value-type="float">
            <text:p>24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15" office:value-type="float">
            <text:p>380135008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09" office:value-type="float">
            <text:p>24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16" office:value-type="float">
            <text:p>380135008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10" office:value-type="float">
            <text:p>24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17" office:value-type="float">
            <text:p>380135008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11" office:value-type="float">
            <text:p>24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18" office:value-type="float">
            <text:p>380135008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12" office:value-type="float">
            <text:p>24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19" office:value-type="float">
            <text:p>380135008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13" office:value-type="float">
            <text:p>24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20" office:value-type="float">
            <text:p>380135008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14" office:value-type="float">
            <text:p>24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21" office:value-type="float">
            <text:p>380135008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15" office:value-type="float">
            <text:p>24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22" office:value-type="float">
            <text:p>380135008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16" office:value-type="float">
            <text:p>24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23" office:value-type="float">
            <text:p>380135008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17" office:value-type="float">
            <text:p>24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24" office:value-type="float">
            <text:p>380135008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18" office:value-type="float">
            <text:p>24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25" office:value-type="float">
            <text:p>380135008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19" office:value-type="float">
            <text:p>24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26" office:value-type="float">
            <text:p>380135008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20" office:value-type="float">
            <text:p>24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27" office:value-type="float">
            <text:p>380135008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21" office:value-type="float">
            <text:p>24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28" office:value-type="float">
            <text:p>380135008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22" office:value-type="float">
            <text:p>24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29" office:value-type="float">
            <text:p>380135008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23" office:value-type="float">
            <text:p>24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30" office:value-type="float">
            <text:p>380135008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24" office:value-type="float">
            <text:p>24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31" office:value-type="float">
            <text:p>380135008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25" office:value-type="float">
            <text:p>24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32" office:value-type="float">
            <text:p>380135008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26" office:value-type="float">
            <text:p>24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33" office:value-type="float">
            <text:p>380135008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27" office:value-type="float">
            <text:p>24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34" office:value-type="float">
            <text:p>380135008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28" office:value-type="float">
            <text:p>24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35" office:value-type="float">
            <text:p>380135008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29" office:value-type="float">
            <text:p>24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36" office:value-type="float">
            <text:p>380135008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30" office:value-type="float">
            <text:p>24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37" office:value-type="float">
            <text:p>380135008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31" office:value-type="float">
            <text:p>24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38" office:value-type="float">
            <text:p>380135008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32" office:value-type="float">
            <text:p>24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39" office:value-type="float">
            <text:p>380135008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33" office:value-type="float">
            <text:p>24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40" office:value-type="float">
            <text:p>380135008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34" office:value-type="float">
            <text:p>24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41" office:value-type="float">
            <text:p>380135008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35" office:value-type="float">
            <text:p>24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42" office:value-type="float">
            <text:p>380135008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36" office:value-type="float">
            <text:p>24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43" office:value-type="float">
            <text:p>380135008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37" office:value-type="float">
            <text:p>24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44" office:value-type="float">
            <text:p>380135008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38" office:value-type="float">
            <text:p>24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45" office:value-type="float">
            <text:p>380135008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39" office:value-type="float">
            <text:p>24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46" office:value-type="float">
            <text:p>380135008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40" office:value-type="float">
            <text:p>24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47" office:value-type="float">
            <text:p>380135008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41" office:value-type="float">
            <text:p>24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48" office:value-type="float">
            <text:p>380135008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42" office:value-type="float">
            <text:p>24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49" office:value-type="float">
            <text:p>380135008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43" office:value-type="float">
            <text:p>24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50" office:value-type="float">
            <text:p>380135008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44" office:value-type="float">
            <text:p>24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51" office:value-type="float">
            <text:p>380135008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45" office:value-type="float">
            <text:p>24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52" office:value-type="float">
            <text:p>380135008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46" office:value-type="float">
            <text:p>24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001053" office:value-type="float">
            <text:p>380135008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47" office:value-type="float">
            <text:p>24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01" office:value-type="float">
            <text:p>380135008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48" office:value-type="float">
            <text:p>24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02" office:value-type="float">
            <text:p>380135008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49" office:value-type="float">
            <text:p>24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03" office:value-type="float">
            <text:p>380135008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50" office:value-type="float">
            <text:p>24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04" office:value-type="float">
            <text:p>380135008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51" office:value-type="float">
            <text:p>24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05" office:value-type="float">
            <text:p>380135008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52" office:value-type="float">
            <text:p>24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06" office:value-type="float">
            <text:p>380135008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53" office:value-type="float">
            <text:p>24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07" office:value-type="float">
            <text:p>380135008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54" office:value-type="float">
            <text:p>24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08" office:value-type="float">
            <text:p>380135008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55" office:value-type="float">
            <text:p>24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09" office:value-type="float">
            <text:p>380135008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56" office:value-type="float">
            <text:p>24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10" office:value-type="float">
            <text:p>380135008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57" office:value-type="float">
            <text:p>24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11" office:value-type="float">
            <text:p>380135008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58" office:value-type="float">
            <text:p>24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12" office:value-type="float">
            <text:p>380135008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59" office:value-type="float">
            <text:p>24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13" office:value-type="float">
            <text:p>380135008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60" office:value-type="float">
            <text:p>24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14" office:value-type="float">
            <text:p>380135008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61" office:value-type="float">
            <text:p>24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15" office:value-type="float">
            <text:p>380135008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62" office:value-type="float">
            <text:p>24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16" office:value-type="float">
            <text:p>380135008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63" office:value-type="float">
            <text:p>24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17" office:value-type="float">
            <text:p>380135008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64" office:value-type="float">
            <text:p>24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18" office:value-type="float">
            <text:p>380135008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65" office:value-type="float">
            <text:p>24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19" office:value-type="float">
            <text:p>380135008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66" office:value-type="float">
            <text:p>24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20" office:value-type="float">
            <text:p>380135008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67" office:value-type="float">
            <text:p>24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21" office:value-type="float">
            <text:p>380135008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68" office:value-type="float">
            <text:p>24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22" office:value-type="float">
            <text:p>380135008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69" office:value-type="float">
            <text:p>24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23" office:value-type="float">
            <text:p>380135008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70" office:value-type="float">
            <text:p>24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24" office:value-type="float">
            <text:p>380135008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71" office:value-type="float">
            <text:p>24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25" office:value-type="float">
            <text:p>380135008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72" office:value-type="float">
            <text:p>24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26" office:value-type="float">
            <text:p>380135008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73" office:value-type="float">
            <text:p>24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27" office:value-type="float">
            <text:p>380135008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74" office:value-type="float">
            <text:p>24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28" office:value-type="float">
            <text:p>380135008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75" office:value-type="float">
            <text:p>24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29" office:value-type="float">
            <text:p>380135008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76" office:value-type="float">
            <text:p>24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30" office:value-type="float">
            <text:p>380135008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77" office:value-type="float">
            <text:p>24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31" office:value-type="float">
            <text:p>380135008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78" office:value-type="float">
            <text:p>24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32" office:value-type="float">
            <text:p>380135008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79" office:value-type="float">
            <text:p>24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33" office:value-type="float">
            <text:p>380135008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80" office:value-type="float">
            <text:p>24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34" office:value-type="float">
            <text:p>380135008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81" office:value-type="float">
            <text:p>24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35" office:value-type="float">
            <text:p>380135008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82" office:value-type="float">
            <text:p>24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36" office:value-type="float">
            <text:p>380135008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83" office:value-type="float">
            <text:p>24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37" office:value-type="float">
            <text:p>380135008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84" office:value-type="float">
            <text:p>24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38" office:value-type="float">
            <text:p>380135008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85" office:value-type="float">
            <text:p>24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39" office:value-type="float">
            <text:p>380135008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86" office:value-type="float">
            <text:p>24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40" office:value-type="float">
            <text:p>380135008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87" office:value-type="float">
            <text:p>24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41" office:value-type="float">
            <text:p>380135008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88" office:value-type="float">
            <text:p>24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42" office:value-type="float">
            <text:p>380135008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89" office:value-type="float">
            <text:p>24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43" office:value-type="float">
            <text:p>380135008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90" office:value-type="float">
            <text:p>24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44" office:value-type="float">
            <text:p>380135008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91" office:value-type="float">
            <text:p>24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45" office:value-type="float">
            <text:p>380135008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92" office:value-type="float">
            <text:p>24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46" office:value-type="float">
            <text:p>380135008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93" office:value-type="float">
            <text:p>24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47" office:value-type="float">
            <text:p>380135008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94" office:value-type="float">
            <text:p>24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48" office:value-type="float">
            <text:p>380135008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95" office:value-type="float">
            <text:p>24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49" office:value-type="float">
            <text:p>380135008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96" office:value-type="float">
            <text:p>24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50" office:value-type="float">
            <text:p>380135008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97" office:value-type="float">
            <text:p>24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5008101051" office:value-type="float">
            <text:p>3801350081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98" office:value-type="float">
            <text:p>24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01" office:value-type="float">
            <text:p>380136008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499" office:value-type="float">
            <text:p>24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02" office:value-type="float">
            <text:p>380136008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00" office:value-type="float">
            <text:p>25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03" office:value-type="float">
            <text:p>380136008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01" office:value-type="float">
            <text:p>25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04" office:value-type="float">
            <text:p>380136008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02" office:value-type="float">
            <text:p>25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05" office:value-type="float">
            <text:p>380136008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03" office:value-type="float">
            <text:p>25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06" office:value-type="float">
            <text:p>380136008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04" office:value-type="float">
            <text:p>25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07" office:value-type="float">
            <text:p>380136008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05" office:value-type="float">
            <text:p>25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08" office:value-type="float">
            <text:p>380136008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06" office:value-type="float">
            <text:p>25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09" office:value-type="float">
            <text:p>380136008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07" office:value-type="float">
            <text:p>25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10" office:value-type="float">
            <text:p>380136008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08" office:value-type="float">
            <text:p>25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11" office:value-type="float">
            <text:p>380136008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09" office:value-type="float">
            <text:p>25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12" office:value-type="float">
            <text:p>380136008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10" office:value-type="float">
            <text:p>25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13" office:value-type="float">
            <text:p>380136008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11" office:value-type="float">
            <text:p>25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14" office:value-type="float">
            <text:p>380136008201014</text:p>
          </table:table-cell>
          <table:table-cell ns41:value-type="string" table:style-name="TL Metadata" office:value-type="string">
            <text:p>3801360082010141 <text:s/>Hieronder een, waarvan de ouderdom niet 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12" office:value-type="float">
            <text:p>25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15" office:value-type="float">
            <text:p>380136008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13" office:value-type="float">
            <text:p>25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16" office:value-type="float">
            <text:p>380136008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14" office:value-type="float">
            <text:p>25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17" office:value-type="float">
            <text:p>380136008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15" office:value-type="float">
            <text:p>25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18" office:value-type="float">
            <text:p>380136008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16" office:value-type="float">
            <text:p>25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19" office:value-type="float">
            <text:p>380136008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17" office:value-type="float">
            <text:p>25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20" office:value-type="float">
            <text:p>380136008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18" office:value-type="float">
            <text:p>25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21" office:value-type="float">
            <text:p>380136008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19" office:value-type="float">
            <text:p>25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22" office:value-type="float">
            <text:p>380136008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20" office:value-type="float">
            <text:p>25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23" office:value-type="float">
            <text:p>380136008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21" office:value-type="float">
            <text:p>25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24" office:value-type="float">
            <text:p>380136008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22" office:value-type="float">
            <text:p>25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25" office:value-type="float">
            <text:p>380136008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23" office:value-type="float">
            <text:p>25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26" office:value-type="float">
            <text:p>380136008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24" office:value-type="float">
            <text:p>25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27" office:value-type="float">
            <text:p>380136008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25" office:value-type="float">
            <text:p>25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28" office:value-type="float">
            <text:p>380136008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26" office:value-type="float">
            <text:p>25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29" office:value-type="float">
            <text:p>380136008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27" office:value-type="float">
            <text:p>25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30" office:value-type="float">
            <text:p>380136008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28" office:value-type="float">
            <text:p>25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31" office:value-type="float">
            <text:p>380136008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29" office:value-type="float">
            <text:p>25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32" office:value-type="float">
            <text:p>380136008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30" office:value-type="float">
            <text:p>25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33" office:value-type="float">
            <text:p>380136008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31" office:value-type="float">
            <text:p>25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34" office:value-type="float">
            <text:p>380136008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32" office:value-type="float">
            <text:p>25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35" office:value-type="float">
            <text:p>380136008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33" office:value-type="float">
            <text:p>25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36" office:value-type="float">
            <text:p>380136008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34" office:value-type="float">
            <text:p>25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37" office:value-type="float">
            <text:p>380136008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35" office:value-type="float">
            <text:p>25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38" office:value-type="float">
            <text:p>380136008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36" office:value-type="float">
            <text:p>25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39" office:value-type="float">
            <text:p>380136008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37" office:value-type="float">
            <text:p>25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40" office:value-type="float">
            <text:p>380136008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38" office:value-type="float">
            <text:p>25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41" office:value-type="float">
            <text:p>380136008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39" office:value-type="float">
            <text:p>25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42" office:value-type="float">
            <text:p>380136008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40" office:value-type="float">
            <text:p>25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43" office:value-type="float">
            <text:p>380136008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41" office:value-type="float">
            <text:p>25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44" office:value-type="float">
            <text:p>380136008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42" office:value-type="float">
            <text:p>25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45" office:value-type="float">
            <text:p>380136008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43" office:value-type="float">
            <text:p>25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46" office:value-type="float">
            <text:p>380136008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44" office:value-type="float">
            <text:p>25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47" office:value-type="float">
            <text:p>380136008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45" office:value-type="float">
            <text:p>25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48" office:value-type="float">
            <text:p>380136008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46" office:value-type="float">
            <text:p>25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49" office:value-type="float">
            <text:p>380136008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47" office:value-type="float">
            <text:p>25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50" office:value-type="float">
            <text:p>380136008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48" office:value-type="float">
            <text:p>25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51" office:value-type="float">
            <text:p>380136008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49" office:value-type="float">
            <text:p>25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201052" office:value-type="float">
            <text:p>380136008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50" office:value-type="float">
            <text:p>25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01" office:value-type="float">
            <text:p>380136008301001</text:p>
          </table:table-cell>
          <table:table-cell ns41:value-type="string" table:style-name="TL Metadata" office:value-type="string">
            <text:p>3801360083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51" office:value-type="float">
            <text:p>25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02" office:value-type="float">
            <text:p>380136008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52" office:value-type="float">
            <text:p>25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03" office:value-type="float">
            <text:p>380136008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53" office:value-type="float">
            <text:p>25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04" office:value-type="float">
            <text:p>380136008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54" office:value-type="float">
            <text:p>25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05" office:value-type="float">
            <text:p>380136008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55" office:value-type="float">
            <text:p>25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06" office:value-type="float">
            <text:p>380136008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56" office:value-type="float">
            <text:p>25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07" office:value-type="float">
            <text:p>380136008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57" office:value-type="float">
            <text:p>25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08" office:value-type="float">
            <text:p>380136008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58" office:value-type="float">
            <text:p>25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09" office:value-type="float">
            <text:p>380136008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59" office:value-type="float">
            <text:p>25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10" office:value-type="float">
            <text:p>380136008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60" office:value-type="float">
            <text:p>25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11" office:value-type="float">
            <text:p>380136008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61" office:value-type="float">
            <text:p>25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12" office:value-type="float">
            <text:p>380136008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62" office:value-type="float">
            <text:p>25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13" office:value-type="float">
            <text:p>380136008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63" office:value-type="float">
            <text:p>25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14" office:value-type="float">
            <text:p>380136008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64" office:value-type="float">
            <text:p>25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15" office:value-type="float">
            <text:p>380136008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65" office:value-type="float">
            <text:p>25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16" office:value-type="float">
            <text:p>380136008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66" office:value-type="float">
            <text:p>25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17" office:value-type="float">
            <text:p>380136008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67" office:value-type="float">
            <text:p>25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18" office:value-type="float">
            <text:p>380136008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68" office:value-type="float">
            <text:p>25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19" office:value-type="float">
            <text:p>380136008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69" office:value-type="float">
            <text:p>25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20" office:value-type="float">
            <text:p>380136008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70" office:value-type="float">
            <text:p>25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21" office:value-type="float">
            <text:p>380136008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71" office:value-type="float">
            <text:p>25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22" office:value-type="float">
            <text:p>380136008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72" office:value-type="float">
            <text:p>25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23" office:value-type="float">
            <text:p>380136008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73" office:value-type="float">
            <text:p>25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24" office:value-type="float">
            <text:p>380136008301024</text:p>
          </table:table-cell>
          <table:table-cell ns41:value-type="string" table:style-name="TL Metadata" office:value-type="string">
            <text:p>380136008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74" office:value-type="float">
            <text:p>25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25" office:value-type="float">
            <text:p>380136008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75" office:value-type="float">
            <text:p>25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26" office:value-type="float">
            <text:p>380136008301026</text:p>
          </table:table-cell>
          <table:table-cell ns41:value-type="string" table:style-name="TL Metadata" office:value-type="string">
            <text:p>380136008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76" office:value-type="float">
            <text:p>25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27" office:value-type="float">
            <text:p>380136008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77" office:value-type="float">
            <text:p>25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28" office:value-type="float">
            <text:p>380136008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78" office:value-type="float">
            <text:p>25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29" office:value-type="float">
            <text:p>380136008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79" office:value-type="float">
            <text:p>25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30" office:value-type="float">
            <text:p>380136008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80" office:value-type="float">
            <text:p>25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31" office:value-type="float">
            <text:p>380136008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81" office:value-type="float">
            <text:p>25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32" office:value-type="float">
            <text:p>380136008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82" office:value-type="float">
            <text:p>25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33" office:value-type="float">
            <text:p>380136008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83" office:value-type="float">
            <text:p>25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34" office:value-type="float">
            <text:p>380136008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84" office:value-type="float">
            <text:p>25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35" office:value-type="float">
            <text:p>380136008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85" office:value-type="float">
            <text:p>25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36" office:value-type="float">
            <text:p>380136008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86" office:value-type="float">
            <text:p>25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37" office:value-type="float">
            <text:p>380136008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87" office:value-type="float">
            <text:p>25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38" office:value-type="float">
            <text:p>380136008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88" office:value-type="float">
            <text:p>25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39" office:value-type="float">
            <text:p>380136008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89" office:value-type="float">
            <text:p>25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40" office:value-type="float">
            <text:p>380136008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90" office:value-type="float">
            <text:p>25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41" office:value-type="float">
            <text:p>380136008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91" office:value-type="float">
            <text:p>25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42" office:value-type="float">
            <text:p>380136008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92" office:value-type="float">
            <text:p>25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43" office:value-type="float">
            <text:p>380136008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93" office:value-type="float">
            <text:p>25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44" office:value-type="float">
            <text:p>380136008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94" office:value-type="float">
            <text:p>25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45" office:value-type="float">
            <text:p>380136008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95" office:value-type="float">
            <text:p>25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46" office:value-type="float">
            <text:p>380136008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96" office:value-type="float">
            <text:p>25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47" office:value-type="float">
            <text:p>380136008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97" office:value-type="float">
            <text:p>25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48" office:value-type="float">
            <text:p>380136008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98" office:value-type="float">
            <text:p>25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49" office:value-type="float">
            <text:p>380136008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599" office:value-type="float">
            <text:p>25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6008301050" office:value-type="float">
            <text:p>380136008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00" office:value-type="float">
            <text:p>26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01" office:value-type="float">
            <text:p>380137008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01" office:value-type="float">
            <text:p>26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02" office:value-type="float">
            <text:p>380137008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02" office:value-type="float">
            <text:p>26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03" office:value-type="float">
            <text:p>380137008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03" office:value-type="float">
            <text:p>26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04" office:value-type="float">
            <text:p>380137008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04" office:value-type="float">
            <text:p>26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05" office:value-type="float">
            <text:p>380137008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05" office:value-type="float">
            <text:p>26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06" office:value-type="float">
            <text:p>380137008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06" office:value-type="float">
            <text:p>26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07" office:value-type="float">
            <text:p>380137008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07" office:value-type="float">
            <text:p>26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08" office:value-type="float">
            <text:p>380137008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08" office:value-type="float">
            <text:p>26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09" office:value-type="float">
            <text:p>380137008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09" office:value-type="float">
            <text:p>26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10" office:value-type="float">
            <text:p>380137008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10" office:value-type="float">
            <text:p>26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11" office:value-type="float">
            <text:p>380137008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11" office:value-type="float">
            <text:p>26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12" office:value-type="float">
            <text:p>380137008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12" office:value-type="float">
            <text:p>26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13" office:value-type="float">
            <text:p>380137008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13" office:value-type="float">
            <text:p>26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14" office:value-type="float">
            <text:p>380137008401014</text:p>
          </table:table-cell>
          <table:table-cell ns41:value-type="string" table:style-name="TL Metadata" office:value-type="string">
            <text:p>3801370084010141 <text:s/>Hieronder e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14" office:value-type="float">
            <text:p>26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15" office:value-type="float">
            <text:p>380137008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15" office:value-type="float">
            <text:p>26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16" office:value-type="float">
            <text:p>380137008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16" office:value-type="float">
            <text:p>26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17" office:value-type="float">
            <text:p>380137008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17" office:value-type="float">
            <text:p>26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18" office:value-type="float">
            <text:p>380137008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18" office:value-type="float">
            <text:p>26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19" office:value-type="float">
            <text:p>380137008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19" office:value-type="float">
            <text:p>26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20" office:value-type="float">
            <text:p>380137008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20" office:value-type="float">
            <text:p>26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21" office:value-type="float">
            <text:p>380137008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21" office:value-type="float">
            <text:p>26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22" office:value-type="float">
            <text:p>380137008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22" office:value-type="float">
            <text:p>26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23" office:value-type="float">
            <text:p>380137008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23" office:value-type="float">
            <text:p>26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24" office:value-type="float">
            <text:p>380137008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24" office:value-type="float">
            <text:p>26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25" office:value-type="float">
            <text:p>380137008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25" office:value-type="float">
            <text:p>26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26" office:value-type="float">
            <text:p>380137008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26" office:value-type="float">
            <text:p>26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27" office:value-type="float">
            <text:p>380137008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27" office:value-type="float">
            <text:p>26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28" office:value-type="float">
            <text:p>380137008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28" office:value-type="float">
            <text:p>26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29" office:value-type="float">
            <text:p>380137008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29" office:value-type="float">
            <text:p>26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30" office:value-type="float">
            <text:p>380137008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30" office:value-type="float">
            <text:p>26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31" office:value-type="float">
            <text:p>380137008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31" office:value-type="float">
            <text:p>26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32" office:value-type="float">
            <text:p>380137008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32" office:value-type="float">
            <text:p>26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33" office:value-type="float">
            <text:p>380137008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33" office:value-type="float">
            <text:p>26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34" office:value-type="float">
            <text:p>380137008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34" office:value-type="float">
            <text:p>26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35" office:value-type="float">
            <text:p>380137008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35" office:value-type="float">
            <text:p>26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36" office:value-type="float">
            <text:p>380137008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36" office:value-type="float">
            <text:p>26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37" office:value-type="float">
            <text:p>380137008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37" office:value-type="float">
            <text:p>26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38" office:value-type="float">
            <text:p>380137008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38" office:value-type="float">
            <text:p>26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39" office:value-type="float">
            <text:p>380137008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39" office:value-type="float">
            <text:p>26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40" office:value-type="float">
            <text:p>380137008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40" office:value-type="float">
            <text:p>26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41" office:value-type="float">
            <text:p>380137008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41" office:value-type="float">
            <text:p>26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42" office:value-type="float">
            <text:p>380137008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42" office:value-type="float">
            <text:p>26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43" office:value-type="float">
            <text:p>380137008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43" office:value-type="float">
            <text:p>26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44" office:value-type="float">
            <text:p>380137008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44" office:value-type="float">
            <text:p>26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45" office:value-type="float">
            <text:p>380137008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45" office:value-type="float">
            <text:p>26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46" office:value-type="float">
            <text:p>380137008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46" office:value-type="float">
            <text:p>26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47" office:value-type="float">
            <text:p>380137008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47" office:value-type="float">
            <text:p>26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48" office:value-type="float">
            <text:p>380137008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48" office:value-type="float">
            <text:p>26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49" office:value-type="float">
            <text:p>380137008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49" office:value-type="float">
            <text:p>26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50" office:value-type="float">
            <text:p>380137008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50" office:value-type="float">
            <text:p>26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51" office:value-type="float">
            <text:p>380137008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51" office:value-type="float">
            <text:p>26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401052" office:value-type="float">
            <text:p>380137008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52" office:value-type="float">
            <text:p>26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01" office:value-type="float">
            <text:p>380137008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53" office:value-type="float">
            <text:p>26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02" office:value-type="float">
            <text:p>380137008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54" office:value-type="float">
            <text:p>26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03" office:value-type="float">
            <text:p>380137008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55" office:value-type="float">
            <text:p>26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04" office:value-type="float">
            <text:p>380137008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56" office:value-type="float">
            <text:p>26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05" office:value-type="float">
            <text:p>380137008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57" office:value-type="float">
            <text:p>26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06" office:value-type="float">
            <text:p>380137008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58" office:value-type="float">
            <text:p>26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07" office:value-type="float">
            <text:p>380137008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59" office:value-type="float">
            <text:p>26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08" office:value-type="float">
            <text:p>380137008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60" office:value-type="float">
            <text:p>26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09" office:value-type="float">
            <text:p>380137008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61" office:value-type="float">
            <text:p>26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10" office:value-type="float">
            <text:p>380137008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62" office:value-type="float">
            <text:p>26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11" office:value-type="float">
            <text:p>380137008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63" office:value-type="float">
            <text:p>26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12" office:value-type="float">
            <text:p>380137008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64" office:value-type="float">
            <text:p>26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13" office:value-type="float">
            <text:p>380137008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65" office:value-type="float">
            <text:p>26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14" office:value-type="float">
            <text:p>380137008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66" office:value-type="float">
            <text:p>26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15" office:value-type="float">
            <text:p>380137008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67" office:value-type="float">
            <text:p>26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16" office:value-type="float">
            <text:p>380137008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68" office:value-type="float">
            <text:p>26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17" office:value-type="float">
            <text:p>380137008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69" office:value-type="float">
            <text:p>26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18" office:value-type="float">
            <text:p>380137008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70" office:value-type="float">
            <text:p>26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19" office:value-type="float">
            <text:p>380137008501019</text:p>
          </table:table-cell>
          <table:table-cell ns41:value-type="string" table:style-name="TL Metadata" office:value-type="string">
            <text:p>3801370085010191 <text:s/>Hieronder e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71" office:value-type="float">
            <text:p>26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20" office:value-type="float">
            <text:p>380137008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72" office:value-type="float">
            <text:p>26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21" office:value-type="float">
            <text:p>380137008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73" office:value-type="float">
            <text:p>26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22" office:value-type="float">
            <text:p>380137008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74" office:value-type="float">
            <text:p>26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23" office:value-type="float">
            <text:p>380137008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75" office:value-type="float">
            <text:p>26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24" office:value-type="float">
            <text:p>380137008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76" office:value-type="float">
            <text:p>26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25" office:value-type="float">
            <text:p>380137008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77" office:value-type="float">
            <text:p>26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26" office:value-type="float">
            <text:p>380137008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78" office:value-type="float">
            <text:p>26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27" office:value-type="float">
            <text:p>380137008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79" office:value-type="float">
            <text:p>26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28" office:value-type="float">
            <text:p>380137008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80" office:value-type="float">
            <text:p>26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29" office:value-type="float">
            <text:p>380137008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81" office:value-type="float">
            <text:p>26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30" office:value-type="float">
            <text:p>380137008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82" office:value-type="float">
            <text:p>26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31" office:value-type="float">
            <text:p>380137008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83" office:value-type="float">
            <text:p>26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32" office:value-type="float">
            <text:p>380137008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84" office:value-type="float">
            <text:p>26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33" office:value-type="float">
            <text:p>380137008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85" office:value-type="float">
            <text:p>26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34" office:value-type="float">
            <text:p>380137008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86" office:value-type="float">
            <text:p>26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35" office:value-type="float">
            <text:p>380137008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87" office:value-type="float">
            <text:p>26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36" office:value-type="float">
            <text:p>380137008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88" office:value-type="float">
            <text:p>26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37" office:value-type="float">
            <text:p>380137008501037</text:p>
          </table:table-cell>
          <table:table-cell ns41:value-type="string" table:style-name="TL Metadata" office:value-type="string">
            <text:p>3801370085010372 <text:s/>Hieronder vier mannen en vijf vrouw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89" office:value-type="float">
            <text:p>26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38" office:value-type="float">
            <text:p>380137008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90" office:value-type="float">
            <text:p>26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7008501039" office:value-type="float">
            <text:p>380137008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91" office:value-type="float">
            <text:p>26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01" office:value-type="float">
            <text:p>380138008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92" office:value-type="float">
            <text:p>26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02" office:value-type="float">
            <text:p>380138008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93" office:value-type="float">
            <text:p>26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03" office:value-type="float">
            <text:p>380138008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94" office:value-type="float">
            <text:p>26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04" office:value-type="float">
            <text:p>380138008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95" office:value-type="float">
            <text:p>26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05" office:value-type="float">
            <text:p>380138008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96" office:value-type="float">
            <text:p>26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06" office:value-type="float">
            <text:p>380138008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97" office:value-type="float">
            <text:p>26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07" office:value-type="float">
            <text:p>380138008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98" office:value-type="float">
            <text:p>26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08" office:value-type="float">
            <text:p>380138008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699" office:value-type="float">
            <text:p>26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09" office:value-type="float">
            <text:p>380138008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00" office:value-type="float">
            <text:p>27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10" office:value-type="float">
            <text:p>380138008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01" office:value-type="float">
            <text:p>27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11" office:value-type="float">
            <text:p>380138008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02" office:value-type="float">
            <text:p>27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12" office:value-type="float">
            <text:p>380138008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03" office:value-type="float">
            <text:p>27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13" office:value-type="float">
            <text:p>380138008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04" office:value-type="float">
            <text:p>27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14" office:value-type="float">
            <text:p>380138008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05" office:value-type="float">
            <text:p>27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15" office:value-type="float">
            <text:p>380138008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06" office:value-type="float">
            <text:p>27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16" office:value-type="float">
            <text:p>380138008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07" office:value-type="float">
            <text:p>27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17" office:value-type="float">
            <text:p>380138008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08" office:value-type="float">
            <text:p>27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18" office:value-type="float">
            <text:p>380138008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09" office:value-type="float">
            <text:p>27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19" office:value-type="float">
            <text:p>380138008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10" office:value-type="float">
            <text:p>27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20" office:value-type="float">
            <text:p>380138008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11" office:value-type="float">
            <text:p>27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21" office:value-type="float">
            <text:p>380138008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12" office:value-type="float">
            <text:p>27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22" office:value-type="float">
            <text:p>380138008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13" office:value-type="float">
            <text:p>27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23" office:value-type="float">
            <text:p>380138008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14" office:value-type="float">
            <text:p>27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24" office:value-type="float">
            <text:p>380138008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15" office:value-type="float">
            <text:p>27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25" office:value-type="float">
            <text:p>380138008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16" office:value-type="float">
            <text:p>27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26" office:value-type="float">
            <text:p>380138008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17" office:value-type="float">
            <text:p>27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27" office:value-type="float">
            <text:p>380138008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18" office:value-type="float">
            <text:p>27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28" office:value-type="float">
            <text:p>380138008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19" office:value-type="float">
            <text:p>27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29" office:value-type="float">
            <text:p>380138008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20" office:value-type="float">
            <text:p>27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30" office:value-type="float">
            <text:p>380138008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21" office:value-type="float">
            <text:p>27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31" office:value-type="float">
            <text:p>380138008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22" office:value-type="float">
            <text:p>27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32" office:value-type="float">
            <text:p>380138008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23" office:value-type="float">
            <text:p>27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33" office:value-type="float">
            <text:p>380138008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24" office:value-type="float">
            <text:p>27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34" office:value-type="float">
            <text:p>380138008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25" office:value-type="float">
            <text:p>27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35" office:value-type="float">
            <text:p>380138008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26" office:value-type="float">
            <text:p>27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36" office:value-type="float">
            <text:p>380138008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27" office:value-type="float">
            <text:p>27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37" office:value-type="float">
            <text:p>380138008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28" office:value-type="float">
            <text:p>27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38" office:value-type="float">
            <text:p>380138008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29" office:value-type="float">
            <text:p>27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39" office:value-type="float">
            <text:p>380138008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30" office:value-type="float">
            <text:p>27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40" office:value-type="float">
            <text:p>380138008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31" office:value-type="float">
            <text:p>27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41" office:value-type="float">
            <text:p>380138008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32" office:value-type="float">
            <text:p>27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42" office:value-type="float">
            <text:p>380138008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33" office:value-type="float">
            <text:p>27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43" office:value-type="float">
            <text:p>380138008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34" office:value-type="float">
            <text:p>27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44" office:value-type="float">
            <text:p>380138008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35" office:value-type="float">
            <text:p>27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45" office:value-type="float">
            <text:p>380138008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36" office:value-type="float">
            <text:p>27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46" office:value-type="float">
            <text:p>380138008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37" office:value-type="float">
            <text:p>27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47" office:value-type="float">
            <text:p>380138008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38" office:value-type="float">
            <text:p>27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48" office:value-type="float">
            <text:p>380138008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39" office:value-type="float">
            <text:p>27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49" office:value-type="float">
            <text:p>380138008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40" office:value-type="float">
            <text:p>27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50" office:value-type="float">
            <text:p>380138008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41" office:value-type="float">
            <text:p>27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51" office:value-type="float">
            <text:p>380138008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42" office:value-type="float">
            <text:p>27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52" office:value-type="float">
            <text:p>380138008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43" office:value-type="float">
            <text:p>27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601053" office:value-type="float">
            <text:p>380138008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44" office:value-type="float">
            <text:p>27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01" office:value-type="float">
            <text:p>380138008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45" office:value-type="float">
            <text:p>27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02" office:value-type="float">
            <text:p>380138008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46" office:value-type="float">
            <text:p>27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03" office:value-type="float">
            <text:p>380138008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47" office:value-type="float">
            <text:p>27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04" office:value-type="float">
            <text:p>380138008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48" office:value-type="float">
            <text:p>27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05" office:value-type="float">
            <text:p>380138008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49" office:value-type="float">
            <text:p>27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06" office:value-type="float">
            <text:p>380138008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50" office:value-type="float">
            <text:p>27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07" office:value-type="float">
            <text:p>380138008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51" office:value-type="float">
            <text:p>27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08" office:value-type="float">
            <text:p>380138008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52" office:value-type="float">
            <text:p>27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09" office:value-type="float">
            <text:p>380138008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53" office:value-type="float">
            <text:p>27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10" office:value-type="float">
            <text:p>380138008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54" office:value-type="float">
            <text:p>27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11" office:value-type="float">
            <text:p>380138008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55" office:value-type="float">
            <text:p>27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12" office:value-type="float">
            <text:p>380138008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56" office:value-type="float">
            <text:p>27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13" office:value-type="float">
            <text:p>380138008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57" office:value-type="float">
            <text:p>27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14" office:value-type="float">
            <text:p>380138008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58" office:value-type="float">
            <text:p>27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15" office:value-type="float">
            <text:p>380138008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59" office:value-type="float">
            <text:p>27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16" office:value-type="float">
            <text:p>380138008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60" office:value-type="float">
            <text:p>27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17" office:value-type="float">
            <text:p>380138008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61" office:value-type="float">
            <text:p>27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18" office:value-type="float">
            <text:p>380138008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62" office:value-type="float">
            <text:p>27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19" office:value-type="float">
            <text:p>380138008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63" office:value-type="float">
            <text:p>27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20" office:value-type="float">
            <text:p>380138008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64" office:value-type="float">
            <text:p>27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21" office:value-type="float">
            <text:p>380138008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65" office:value-type="float">
            <text:p>27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22" office:value-type="float">
            <text:p>380138008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66" office:value-type="float">
            <text:p>27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23" office:value-type="float">
            <text:p>380138008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67" office:value-type="float">
            <text:p>27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24" office:value-type="float">
            <text:p>380138008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68" office:value-type="float">
            <text:p>27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25" office:value-type="float">
            <text:p>380138008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69" office:value-type="float">
            <text:p>27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26" office:value-type="float">
            <text:p>380138008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70" office:value-type="float">
            <text:p>27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27" office:value-type="float">
            <text:p>380138008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71" office:value-type="float">
            <text:p>27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28" office:value-type="float">
            <text:p>380138008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72" office:value-type="float">
            <text:p>27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29" office:value-type="float">
            <text:p>380138008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73" office:value-type="float">
            <text:p>27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30" office:value-type="float">
            <text:p>380138008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74" office:value-type="float">
            <text:p>27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31" office:value-type="float">
            <text:p>380138008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75" office:value-type="float">
            <text:p>27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32" office:value-type="float">
            <text:p>380138008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76" office:value-type="float">
            <text:p>27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33" office:value-type="float">
            <text:p>380138008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77" office:value-type="float">
            <text:p>27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34" office:value-type="float">
            <text:p>380138008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78" office:value-type="float">
            <text:p>27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35" office:value-type="float">
            <text:p>380138008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79" office:value-type="float">
            <text:p>27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36" office:value-type="float">
            <text:p>380138008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80" office:value-type="float">
            <text:p>27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37" office:value-type="float">
            <text:p>380138008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81" office:value-type="float">
            <text:p>27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38" office:value-type="float">
            <text:p>380138008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82" office:value-type="float">
            <text:p>27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39" office:value-type="float">
            <text:p>380138008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83" office:value-type="float">
            <text:p>27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40" office:value-type="float">
            <text:p>380138008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84" office:value-type="float">
            <text:p>27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41" office:value-type="float">
            <text:p>380138008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85" office:value-type="float">
            <text:p>27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42" office:value-type="float">
            <text:p>380138008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86" office:value-type="float">
            <text:p>27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43" office:value-type="float">
            <text:p>380138008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87" office:value-type="float">
            <text:p>27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44" office:value-type="float">
            <text:p>380138008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88" office:value-type="float">
            <text:p>27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45" office:value-type="float">
            <text:p>380138008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89" office:value-type="float">
            <text:p>27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46" office:value-type="float">
            <text:p>380138008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90" office:value-type="float">
            <text:p>27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47" office:value-type="float">
            <text:p>380138008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91" office:value-type="float">
            <text:p>27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48" office:value-type="float">
            <text:p>380138008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92" office:value-type="float">
            <text:p>27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49" office:value-type="float">
            <text:p>380138008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93" office:value-type="float">
            <text:p>27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50" office:value-type="float">
            <text:p>380138008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94" office:value-type="float">
            <text:p>27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8008701051" office:value-type="float">
            <text:p>3801380087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95" office:value-type="float">
            <text:p>27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01" office:value-type="float">
            <text:p>380139008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96" office:value-type="float">
            <text:p>27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02" office:value-type="float">
            <text:p>380139008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97" office:value-type="float">
            <text:p>27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03" office:value-type="float">
            <text:p>380139008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98" office:value-type="float">
            <text:p>27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04" office:value-type="float">
            <text:p>380139008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799" office:value-type="float">
            <text:p>27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05" office:value-type="float">
            <text:p>380139008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00" office:value-type="float">
            <text:p>28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06" office:value-type="float">
            <text:p>380139008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01" office:value-type="float">
            <text:p>28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07" office:value-type="float">
            <text:p>380139008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02" office:value-type="float">
            <text:p>28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08" office:value-type="float">
            <text:p>380139008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03" office:value-type="float">
            <text:p>28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09" office:value-type="float">
            <text:p>380139008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04" office:value-type="float">
            <text:p>28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10" office:value-type="float">
            <text:p>380139008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05" office:value-type="float">
            <text:p>28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11" office:value-type="float">
            <text:p>380139008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06" office:value-type="float">
            <text:p>28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12" office:value-type="float">
            <text:p>380139008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07" office:value-type="float">
            <text:p>28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13" office:value-type="float">
            <text:p>380139008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08" office:value-type="float">
            <text:p>28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14" office:value-type="float">
            <text:p>380139008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09" office:value-type="float">
            <text:p>28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15" office:value-type="float">
            <text:p>380139008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10" office:value-type="float">
            <text:p>28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16" office:value-type="float">
            <text:p>380139008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11" office:value-type="float">
            <text:p>28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17" office:value-type="float">
            <text:p>380139008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12" office:value-type="float">
            <text:p>28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18" office:value-type="float">
            <text:p>380139008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13" office:value-type="float">
            <text:p>28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19" office:value-type="float">
            <text:p>380139008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14" office:value-type="float">
            <text:p>28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20" office:value-type="float">
            <text:p>380139008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15" office:value-type="float">
            <text:p>28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21" office:value-type="float">
            <text:p>380139008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16" office:value-type="float">
            <text:p>28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22" office:value-type="float">
            <text:p>380139008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17" office:value-type="float">
            <text:p>28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23" office:value-type="float">
            <text:p>380139008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18" office:value-type="float">
            <text:p>28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24" office:value-type="float">
            <text:p>380139008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19" office:value-type="float">
            <text:p>28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25" office:value-type="float">
            <text:p>380139008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20" office:value-type="float">
            <text:p>28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26" office:value-type="float">
            <text:p>380139008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21" office:value-type="float">
            <text:p>28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27" office:value-type="float">
            <text:p>380139008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22" office:value-type="float">
            <text:p>28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28" office:value-type="float">
            <text:p>380139008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23" office:value-type="float">
            <text:p>28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29" office:value-type="float">
            <text:p>380139008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24" office:value-type="float">
            <text:p>28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30" office:value-type="float">
            <text:p>380139008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25" office:value-type="float">
            <text:p>28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31" office:value-type="float">
            <text:p>380139008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26" office:value-type="float">
            <text:p>28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32" office:value-type="float">
            <text:p>380139008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27" office:value-type="float">
            <text:p>28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33" office:value-type="float">
            <text:p>380139008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28" office:value-type="float">
            <text:p>28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34" office:value-type="float">
            <text:p>380139008801034</text:p>
          </table:table-cell>
          <table:table-cell ns41:value-type="string" table:style-name="TL Metadata" office:value-type="string">
            <text:p>3801390088010341 <text:s/>Hieronder een, waarvan de ouderdom niet 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29" office:value-type="float">
            <text:p>28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35" office:value-type="float">
            <text:p>380139008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30" office:value-type="float">
            <text:p>28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36" office:value-type="float">
            <text:p>380139008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31" office:value-type="float">
            <text:p>28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37" office:value-type="float">
            <text:p>380139008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32" office:value-type="float">
            <text:p>28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38" office:value-type="float">
            <text:p>380139008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33" office:value-type="float">
            <text:p>28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39" office:value-type="float">
            <text:p>380139008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34" office:value-type="float">
            <text:p>28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40" office:value-type="float">
            <text:p>380139008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35" office:value-type="float">
            <text:p>28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41" office:value-type="float">
            <text:p>380139008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36" office:value-type="float">
            <text:p>28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42" office:value-type="float">
            <text:p>380139008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37" office:value-type="float">
            <text:p>28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43" office:value-type="float">
            <text:p>380139008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38" office:value-type="float">
            <text:p>28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44" office:value-type="float">
            <text:p>380139008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39" office:value-type="float">
            <text:p>28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45" office:value-type="float">
            <text:p>380139008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40" office:value-type="float">
            <text:p>28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46" office:value-type="float">
            <text:p>380139008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41" office:value-type="float">
            <text:p>28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47" office:value-type="float">
            <text:p>380139008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42" office:value-type="float">
            <text:p>28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48" office:value-type="float">
            <text:p>380139008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43" office:value-type="float">
            <text:p>28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49" office:value-type="float">
            <text:p>380139008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44" office:value-type="float">
            <text:p>28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50" office:value-type="float">
            <text:p>380139008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45" office:value-type="float">
            <text:p>28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51" office:value-type="float">
            <text:p>380139008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46" office:value-type="float">
            <text:p>28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801052" office:value-type="float">
            <text:p>380139008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47" office:value-type="float">
            <text:p>28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01" office:value-type="float">
            <text:p>380139008901001</text:p>
          </table:table-cell>
          <table:table-cell ns41:value-type="string" table:style-name="TL Metadata" office:value-type="string">
            <text:p>3801390089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48" office:value-type="float">
            <text:p>28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02" office:value-type="float">
            <text:p>380139008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49" office:value-type="float">
            <text:p>28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03" office:value-type="float">
            <text:p>380139008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50" office:value-type="float">
            <text:p>28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04" office:value-type="float">
            <text:p>380139008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51" office:value-type="float">
            <text:p>28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05" office:value-type="float">
            <text:p>380139008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52" office:value-type="float">
            <text:p>28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06" office:value-type="float">
            <text:p>380139008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53" office:value-type="float">
            <text:p>28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07" office:value-type="float">
            <text:p>380139008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54" office:value-type="float">
            <text:p>28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08" office:value-type="float">
            <text:p>380139008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55" office:value-type="float">
            <text:p>28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09" office:value-type="float">
            <text:p>380139008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56" office:value-type="float">
            <text:p>28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10" office:value-type="float">
            <text:p>380139008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57" office:value-type="float">
            <text:p>28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11" office:value-type="float">
            <text:p>380139008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58" office:value-type="float">
            <text:p>28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12" office:value-type="float">
            <text:p>380139008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59" office:value-type="float">
            <text:p>28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13" office:value-type="float">
            <text:p>380139008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60" office:value-type="float">
            <text:p>28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14" office:value-type="float">
            <text:p>380139008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61" office:value-type="float">
            <text:p>28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15" office:value-type="float">
            <text:p>380139008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62" office:value-type="float">
            <text:p>28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16" office:value-type="float">
            <text:p>380139008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63" office:value-type="float">
            <text:p>28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17" office:value-type="float">
            <text:p>380139008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64" office:value-type="float">
            <text:p>28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18" office:value-type="float">
            <text:p>380139008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65" office:value-type="float">
            <text:p>28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19" office:value-type="float">
            <text:p>380139008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66" office:value-type="float">
            <text:p>28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20" office:value-type="float">
            <text:p>380139008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67" office:value-type="float">
            <text:p>28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21" office:value-type="float">
            <text:p>380139008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68" office:value-type="float">
            <text:p>28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22" office:value-type="float">
            <text:p>380139008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69" office:value-type="float">
            <text:p>28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23" office:value-type="float">
            <text:p>380139008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70" office:value-type="float">
            <text:p>28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24" office:value-type="float">
            <text:p>380139008901024</text:p>
          </table:table-cell>
          <table:table-cell ns41:value-type="string" table:style-name="TL Metadata" office:value-type="string">
            <text:p>3801390089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71" office:value-type="float">
            <text:p>28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25" office:value-type="float">
            <text:p>380139008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72" office:value-type="float">
            <text:p>28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26" office:value-type="float">
            <text:p>380139008901026</text:p>
          </table:table-cell>
          <table:table-cell ns41:value-type="string" table:style-name="TL Metadata" office:value-type="string">
            <text:p>3801390089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73" office:value-type="float">
            <text:p>28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27" office:value-type="float">
            <text:p>380139008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74" office:value-type="float">
            <text:p>28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28" office:value-type="float">
            <text:p>380139008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75" office:value-type="float">
            <text:p>28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29" office:value-type="float">
            <text:p>380139008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76" office:value-type="float">
            <text:p>28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30" office:value-type="float">
            <text:p>380139008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77" office:value-type="float">
            <text:p>28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31" office:value-type="float">
            <text:p>380139008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78" office:value-type="float">
            <text:p>28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32" office:value-type="float">
            <text:p>380139008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79" office:value-type="float">
            <text:p>28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33" office:value-type="float">
            <text:p>380139008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80" office:value-type="float">
            <text:p>28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34" office:value-type="float">
            <text:p>380139008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81" office:value-type="float">
            <text:p>28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35" office:value-type="float">
            <text:p>380139008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82" office:value-type="float">
            <text:p>28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36" office:value-type="float">
            <text:p>380139008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83" office:value-type="float">
            <text:p>28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37" office:value-type="float">
            <text:p>380139008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84" office:value-type="float">
            <text:p>28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38" office:value-type="float">
            <text:p>380139008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85" office:value-type="float">
            <text:p>28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39" office:value-type="float">
            <text:p>380139008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86" office:value-type="float">
            <text:p>28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40" office:value-type="float">
            <text:p>380139008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87" office:value-type="float">
            <text:p>28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41" office:value-type="float">
            <text:p>380139008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88" office:value-type="float">
            <text:p>28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42" office:value-type="float">
            <text:p>380139008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89" office:value-type="float">
            <text:p>28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43" office:value-type="float">
            <text:p>380139008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90" office:value-type="float">
            <text:p>28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44" office:value-type="float">
            <text:p>380139008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91" office:value-type="float">
            <text:p>28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45" office:value-type="float">
            <text:p>380139008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92" office:value-type="float">
            <text:p>28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46" office:value-type="float">
            <text:p>380139008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93" office:value-type="float">
            <text:p>28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47" office:value-type="float">
            <text:p>380139008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94" office:value-type="float">
            <text:p>28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48" office:value-type="float">
            <text:p>380139008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95" office:value-type="float">
            <text:p>28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49" office:value-type="float">
            <text:p>380139008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96" office:value-type="float">
            <text:p>28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39008901050" office:value-type="float">
            <text:p>380139008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97" office:value-type="float">
            <text:p>28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01" office:value-type="float">
            <text:p>380140009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98" office:value-type="float">
            <text:p>28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02" office:value-type="float">
            <text:p>380140009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899" office:value-type="float">
            <text:p>28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03" office:value-type="float">
            <text:p>380140009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00" office:value-type="float">
            <text:p>29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04" office:value-type="float">
            <text:p>380140009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01" office:value-type="float">
            <text:p>29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05" office:value-type="float">
            <text:p>380140009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02" office:value-type="float">
            <text:p>29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06" office:value-type="float">
            <text:p>380140009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03" office:value-type="float">
            <text:p>29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07" office:value-type="float">
            <text:p>380140009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04" office:value-type="float">
            <text:p>29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08" office:value-type="float">
            <text:p>380140009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05" office:value-type="float">
            <text:p>29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09" office:value-type="float">
            <text:p>380140009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06" office:value-type="float">
            <text:p>29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10" office:value-type="float">
            <text:p>380140009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07" office:value-type="float">
            <text:p>29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11" office:value-type="float">
            <text:p>380140009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08" office:value-type="float">
            <text:p>29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12" office:value-type="float">
            <text:p>380140009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09" office:value-type="float">
            <text:p>29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13" office:value-type="float">
            <text:p>380140009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10" office:value-type="float">
            <text:p>29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14" office:value-type="float">
            <text:p>380140009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11" office:value-type="float">
            <text:p>29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15" office:value-type="float">
            <text:p>380140009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12" office:value-type="float">
            <text:p>29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16" office:value-type="float">
            <text:p>380140009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13" office:value-type="float">
            <text:p>29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17" office:value-type="float">
            <text:p>380140009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14" office:value-type="float">
            <text:p>29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18" office:value-type="float">
            <text:p>380140009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15" office:value-type="float">
            <text:p>29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19" office:value-type="float">
            <text:p>380140009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16" office:value-type="float">
            <text:p>29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20" office:value-type="float">
            <text:p>380140009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17" office:value-type="float">
            <text:p>29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21" office:value-type="float">
            <text:p>380140009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18" office:value-type="float">
            <text:p>29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22" office:value-type="float">
            <text:p>380140009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19" office:value-type="float">
            <text:p>29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23" office:value-type="float">
            <text:p>380140009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20" office:value-type="float">
            <text:p>29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24" office:value-type="float">
            <text:p>380140009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21" office:value-type="float">
            <text:p>29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25" office:value-type="float">
            <text:p>380140009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22" office:value-type="float">
            <text:p>29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26" office:value-type="float">
            <text:p>380140009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23" office:value-type="float">
            <text:p>29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27" office:value-type="float">
            <text:p>380140009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24" office:value-type="float">
            <text:p>29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28" office:value-type="float">
            <text:p>380140009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25" office:value-type="float">
            <text:p>29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29" office:value-type="float">
            <text:p>380140009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26" office:value-type="float">
            <text:p>29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30" office:value-type="float">
            <text:p>380140009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27" office:value-type="float">
            <text:p>29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31" office:value-type="float">
            <text:p>380140009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28" office:value-type="float">
            <text:p>29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32" office:value-type="float">
            <text:p>380140009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29" office:value-type="float">
            <text:p>29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33" office:value-type="float">
            <text:p>380140009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30" office:value-type="float">
            <text:p>29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34" office:value-type="float">
            <text:p>380140009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31" office:value-type="float">
            <text:p>29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35" office:value-type="float">
            <text:p>380140009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32" office:value-type="float">
            <text:p>29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36" office:value-type="float">
            <text:p>380140009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33" office:value-type="float">
            <text:p>29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37" office:value-type="float">
            <text:p>380140009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34" office:value-type="float">
            <text:p>29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38" office:value-type="float">
            <text:p>380140009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35" office:value-type="float">
            <text:p>29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39" office:value-type="float">
            <text:p>380140009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36" office:value-type="float">
            <text:p>29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40" office:value-type="float">
            <text:p>380140009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37" office:value-type="float">
            <text:p>29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41" office:value-type="float">
            <text:p>380140009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38" office:value-type="float">
            <text:p>29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42" office:value-type="float">
            <text:p>380140009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39" office:value-type="float">
            <text:p>29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43" office:value-type="float">
            <text:p>380140009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40" office:value-type="float">
            <text:p>29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44" office:value-type="float">
            <text:p>380140009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41" office:value-type="float">
            <text:p>29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45" office:value-type="float">
            <text:p>380140009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42" office:value-type="float">
            <text:p>29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46" office:value-type="float">
            <text:p>380140009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43" office:value-type="float">
            <text:p>29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47" office:value-type="float">
            <text:p>380140009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44" office:value-type="float">
            <text:p>29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48" office:value-type="float">
            <text:p>380140009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45" office:value-type="float">
            <text:p>29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49" office:value-type="float">
            <text:p>380140009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46" office:value-type="float">
            <text:p>29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50" office:value-type="float">
            <text:p>380140009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47" office:value-type="float">
            <text:p>29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51" office:value-type="float">
            <text:p>380140009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48" office:value-type="float">
            <text:p>29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52" office:value-type="float">
            <text:p>380140009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49" office:value-type="float">
            <text:p>29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001053" office:value-type="float">
            <text:p>380140009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50" office:value-type="float">
            <text:p>29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01" office:value-type="float">
            <text:p>380140009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51" office:value-type="float">
            <text:p>29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02" office:value-type="float">
            <text:p>380140009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52" office:value-type="float">
            <text:p>29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03" office:value-type="float">
            <text:p>380140009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53" office:value-type="float">
            <text:p>29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04" office:value-type="float">
            <text:p>380140009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54" office:value-type="float">
            <text:p>29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05" office:value-type="float">
            <text:p>380140009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55" office:value-type="float">
            <text:p>29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06" office:value-type="float">
            <text:p>380140009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56" office:value-type="float">
            <text:p>29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07" office:value-type="float">
            <text:p>380140009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57" office:value-type="float">
            <text:p>29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08" office:value-type="float">
            <text:p>380140009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58" office:value-type="float">
            <text:p>29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09" office:value-type="float">
            <text:p>380140009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59" office:value-type="float">
            <text:p>29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10" office:value-type="float">
            <text:p>380140009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60" office:value-type="float">
            <text:p>29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11" office:value-type="float">
            <text:p>380140009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61" office:value-type="float">
            <text:p>29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12" office:value-type="float">
            <text:p>380140009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62" office:value-type="float">
            <text:p>29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13" office:value-type="float">
            <text:p>380140009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63" office:value-type="float">
            <text:p>29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14" office:value-type="float">
            <text:p>380140009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64" office:value-type="float">
            <text:p>29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15" office:value-type="float">
            <text:p>380140009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65" office:value-type="float">
            <text:p>29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16" office:value-type="float">
            <text:p>380140009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66" office:value-type="float">
            <text:p>29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17" office:value-type="float">
            <text:p>380140009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67" office:value-type="float">
            <text:p>29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18" office:value-type="float">
            <text:p>380140009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68" office:value-type="float">
            <text:p>29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19" office:value-type="float">
            <text:p>380140009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69" office:value-type="float">
            <text:p>29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20" office:value-type="float">
            <text:p>380140009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70" office:value-type="float">
            <text:p>29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21" office:value-type="float">
            <text:p>380140009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71" office:value-type="float">
            <text:p>29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22" office:value-type="float">
            <text:p>380140009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72" office:value-type="float">
            <text:p>29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23" office:value-type="float">
            <text:p>380140009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73" office:value-type="float">
            <text:p>29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24" office:value-type="float">
            <text:p>380140009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74" office:value-type="float">
            <text:p>29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25" office:value-type="float">
            <text:p>380140009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75" office:value-type="float">
            <text:p>29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26" office:value-type="float">
            <text:p>380140009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76" office:value-type="float">
            <text:p>29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27" office:value-type="float">
            <text:p>380140009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77" office:value-type="float">
            <text:p>29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28" office:value-type="float">
            <text:p>380140009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78" office:value-type="float">
            <text:p>29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29" office:value-type="float">
            <text:p>380140009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79" office:value-type="float">
            <text:p>29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30" office:value-type="float">
            <text:p>380140009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80" office:value-type="float">
            <text:p>29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31" office:value-type="float">
            <text:p>380140009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81" office:value-type="float">
            <text:p>29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32" office:value-type="float">
            <text:p>380140009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82" office:value-type="float">
            <text:p>29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33" office:value-type="float">
            <text:p>380140009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83" office:value-type="float">
            <text:p>29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34" office:value-type="float">
            <text:p>380140009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84" office:value-type="float">
            <text:p>29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35" office:value-type="float">
            <text:p>380140009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85" office:value-type="float">
            <text:p>29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36" office:value-type="float">
            <text:p>380140009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86" office:value-type="float">
            <text:p>29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37" office:value-type="float">
            <text:p>380140009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87" office:value-type="float">
            <text:p>29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38" office:value-type="float">
            <text:p>380140009101038</text:p>
          </table:table-cell>
          <table:table-cell ns41:value-type="string" table:style-name="TL Metadata" office:value-type="string">
            <text:p>3801400091010381 <text:s/>Hieronder drie mann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88" office:value-type="float">
            <text:p>29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39" office:value-type="float">
            <text:p>380140009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89" office:value-type="float">
            <text:p>29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0009101040" office:value-type="float">
            <text:p>380140009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90" office:value-type="float">
            <text:p>29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01" office:value-type="float">
            <text:p>380141009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91" office:value-type="float">
            <text:p>29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02" office:value-type="float">
            <text:p>380141009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92" office:value-type="float">
            <text:p>29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03" office:value-type="float">
            <text:p>380141009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93" office:value-type="float">
            <text:p>29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04" office:value-type="float">
            <text:p>380141009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94" office:value-type="float">
            <text:p>29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05" office:value-type="float">
            <text:p>380141009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95" office:value-type="float">
            <text:p>29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06" office:value-type="float">
            <text:p>380141009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96" office:value-type="float">
            <text:p>29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07" office:value-type="float">
            <text:p>380141009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97" office:value-type="float">
            <text:p>29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08" office:value-type="float">
            <text:p>380141009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98" office:value-type="float">
            <text:p>29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09" office:value-type="float">
            <text:p>380141009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2999" office:value-type="float">
            <text:p>29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10" office:value-type="float">
            <text:p>380141009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00" office:value-type="float">
            <text:p>30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11" office:value-type="float">
            <text:p>380141009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01" office:value-type="float">
            <text:p>30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12" office:value-type="float">
            <text:p>380141009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02" office:value-type="float">
            <text:p>30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13" office:value-type="float">
            <text:p>380141009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03" office:value-type="float">
            <text:p>30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14" office:value-type="float">
            <text:p>380141009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04" office:value-type="float">
            <text:p>30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15" office:value-type="float">
            <text:p>380141009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05" office:value-type="float">
            <text:p>30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16" office:value-type="float">
            <text:p>380141009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06" office:value-type="float">
            <text:p>30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17" office:value-type="float">
            <text:p>380141009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07" office:value-type="float">
            <text:p>30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18" office:value-type="float">
            <text:p>380141009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08" office:value-type="float">
            <text:p>30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19" office:value-type="float">
            <text:p>380141009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09" office:value-type="float">
            <text:p>30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20" office:value-type="float">
            <text:p>380141009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10" office:value-type="float">
            <text:p>30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21" office:value-type="float">
            <text:p>380141009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11" office:value-type="float">
            <text:p>30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22" office:value-type="float">
            <text:p>380141009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12" office:value-type="float">
            <text:p>30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23" office:value-type="float">
            <text:p>380141009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13" office:value-type="float">
            <text:p>30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24" office:value-type="float">
            <text:p>380141009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14" office:value-type="float">
            <text:p>30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25" office:value-type="float">
            <text:p>380141009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15" office:value-type="float">
            <text:p>30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26" office:value-type="float">
            <text:p>380141009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16" office:value-type="float">
            <text:p>30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27" office:value-type="float">
            <text:p>380141009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17" office:value-type="float">
            <text:p>30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28" office:value-type="float">
            <text:p>380141009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18" office:value-type="float">
            <text:p>30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29" office:value-type="float">
            <text:p>380141009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19" office:value-type="float">
            <text:p>30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30" office:value-type="float">
            <text:p>380141009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20" office:value-type="float">
            <text:p>30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31" office:value-type="float">
            <text:p>380141009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21" office:value-type="float">
            <text:p>30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32" office:value-type="float">
            <text:p>380141009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22" office:value-type="float">
            <text:p>30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33" office:value-type="float">
            <text:p>380141009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23" office:value-type="float">
            <text:p>30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34" office:value-type="float">
            <text:p>380141009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24" office:value-type="float">
            <text:p>30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35" office:value-type="float">
            <text:p>380141009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25" office:value-type="float">
            <text:p>30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36" office:value-type="float">
            <text:p>380141009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26" office:value-type="float">
            <text:p>30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37" office:value-type="float">
            <text:p>380141009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27" office:value-type="float">
            <text:p>30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38" office:value-type="float">
            <text:p>380141009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28" office:value-type="float">
            <text:p>30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39" office:value-type="float">
            <text:p>380141009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29" office:value-type="float">
            <text:p>30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40" office:value-type="float">
            <text:p>380141009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30" office:value-type="float">
            <text:p>30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41" office:value-type="float">
            <text:p>380141009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31" office:value-type="float">
            <text:p>30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42" office:value-type="float">
            <text:p>380141009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32" office:value-type="float">
            <text:p>30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43" office:value-type="float">
            <text:p>380141009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33" office:value-type="float">
            <text:p>30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44" office:value-type="float">
            <text:p>380141009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34" office:value-type="float">
            <text:p>30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45" office:value-type="float">
            <text:p>380141009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35" office:value-type="float">
            <text:p>30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46" office:value-type="float">
            <text:p>380141009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36" office:value-type="float">
            <text:p>30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47" office:value-type="float">
            <text:p>380141009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37" office:value-type="float">
            <text:p>30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48" office:value-type="float">
            <text:p>380141009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38" office:value-type="float">
            <text:p>30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49" office:value-type="float">
            <text:p>380141009201049</text:p>
          </table:table-cell>
          <table:table-cell ns41:value-type="string" table:style-name="TL Metadata" office:value-type="string">
            <text:p>3801410092010491 <text:s/>Hieronder eene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39" office:value-type="float">
            <text:p>30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50" office:value-type="float">
            <text:p>380141009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40" office:value-type="float">
            <text:p>30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51" office:value-type="float">
            <text:p>380141009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41" office:value-type="float">
            <text:p>30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52" office:value-type="float">
            <text:p>380141009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42" office:value-type="float">
            <text:p>30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201053" office:value-type="float">
            <text:p>380141009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43" office:value-type="float">
            <text:p>30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01" office:value-type="float">
            <text:p>380141009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44" office:value-type="float">
            <text:p>30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02" office:value-type="float">
            <text:p>380141009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45" office:value-type="float">
            <text:p>30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03" office:value-type="float">
            <text:p>380141009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46" office:value-type="float">
            <text:p>30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04" office:value-type="float">
            <text:p>380141009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47" office:value-type="float">
            <text:p>30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05" office:value-type="float">
            <text:p>380141009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48" office:value-type="float">
            <text:p>30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06" office:value-type="float">
            <text:p>380141009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49" office:value-type="float">
            <text:p>30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07" office:value-type="float">
            <text:p>380141009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50" office:value-type="float">
            <text:p>30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08" office:value-type="float">
            <text:p>380141009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51" office:value-type="float">
            <text:p>30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09" office:value-type="float">
            <text:p>380141009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52" office:value-type="float">
            <text:p>30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10" office:value-type="float">
            <text:p>380141009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53" office:value-type="float">
            <text:p>30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11" office:value-type="float">
            <text:p>380141009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54" office:value-type="float">
            <text:p>30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12" office:value-type="float">
            <text:p>380141009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55" office:value-type="float">
            <text:p>30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13" office:value-type="float">
            <text:p>380141009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56" office:value-type="float">
            <text:p>30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14" office:value-type="float">
            <text:p>380141009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57" office:value-type="float">
            <text:p>30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15" office:value-type="float">
            <text:p>380141009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58" office:value-type="float">
            <text:p>30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16" office:value-type="float">
            <text:p>380141009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59" office:value-type="float">
            <text:p>30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17" office:value-type="float">
            <text:p>380141009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60" office:value-type="float">
            <text:p>30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18" office:value-type="float">
            <text:p>380141009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61" office:value-type="float">
            <text:p>30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19" office:value-type="float">
            <text:p>380141009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62" office:value-type="float">
            <text:p>30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20" office:value-type="float">
            <text:p>380141009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63" office:value-type="float">
            <text:p>30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21" office:value-type="float">
            <text:p>380141009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64" office:value-type="float">
            <text:p>30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22" office:value-type="float">
            <text:p>380141009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65" office:value-type="float">
            <text:p>30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23" office:value-type="float">
            <text:p>380141009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66" office:value-type="float">
            <text:p>30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24" office:value-type="float">
            <text:p>380141009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67" office:value-type="float">
            <text:p>30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25" office:value-type="float">
            <text:p>380141009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68" office:value-type="float">
            <text:p>30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26" office:value-type="float">
            <text:p>380141009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69" office:value-type="float">
            <text:p>30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27" office:value-type="float">
            <text:p>380141009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70" office:value-type="float">
            <text:p>30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28" office:value-type="float">
            <text:p>380141009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71" office:value-type="float">
            <text:p>30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29" office:value-type="float">
            <text:p>380141009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72" office:value-type="float">
            <text:p>30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30" office:value-type="float">
            <text:p>380141009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73" office:value-type="float">
            <text:p>30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31" office:value-type="float">
            <text:p>380141009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74" office:value-type="float">
            <text:p>30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32" office:value-type="float">
            <text:p>380141009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75" office:value-type="float">
            <text:p>30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33" office:value-type="float">
            <text:p>380141009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76" office:value-type="float">
            <text:p>30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34" office:value-type="float">
            <text:p>380141009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77" office:value-type="float">
            <text:p>30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35" office:value-type="float">
            <text:p>380141009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78" office:value-type="float">
            <text:p>30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36" office:value-type="float">
            <text:p>380141009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79" office:value-type="float">
            <text:p>30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37" office:value-type="float">
            <text:p>380141009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80" office:value-type="float">
            <text:p>30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38" office:value-type="float">
            <text:p>380141009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81" office:value-type="float">
            <text:p>30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39" office:value-type="float">
            <text:p>380141009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82" office:value-type="float">
            <text:p>30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40" office:value-type="float">
            <text:p>380141009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83" office:value-type="float">
            <text:p>30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41" office:value-type="float">
            <text:p>380141009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84" office:value-type="float">
            <text:p>30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42" office:value-type="float">
            <text:p>380141009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85" office:value-type="float">
            <text:p>30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43" office:value-type="float">
            <text:p>380141009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86" office:value-type="float">
            <text:p>30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44" office:value-type="float">
            <text:p>380141009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87" office:value-type="float">
            <text:p>30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45" office:value-type="float">
            <text:p>380141009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88" office:value-type="float">
            <text:p>30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46" office:value-type="float">
            <text:p>380141009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89" office:value-type="float">
            <text:p>30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47" office:value-type="float">
            <text:p>380141009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90" office:value-type="float">
            <text:p>30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48" office:value-type="float">
            <text:p>380141009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91" office:value-type="float">
            <text:p>30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49" office:value-type="float">
            <text:p>380141009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92" office:value-type="float">
            <text:p>30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50" office:value-type="float">
            <text:p>380141009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93" office:value-type="float">
            <text:p>30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1009301051" office:value-type="float">
            <text:p>3801410093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94" office:value-type="float">
            <text:p>30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01" office:value-type="float">
            <text:p>380142009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95" office:value-type="float">
            <text:p>30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02" office:value-type="float">
            <text:p>380142009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96" office:value-type="float">
            <text:p>30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03" office:value-type="float">
            <text:p>380142009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97" office:value-type="float">
            <text:p>30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04" office:value-type="float">
            <text:p>380142009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98" office:value-type="float">
            <text:p>30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05" office:value-type="float">
            <text:p>380142009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099" office:value-type="float">
            <text:p>30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06" office:value-type="float">
            <text:p>380142009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00" office:value-type="float">
            <text:p>31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07" office:value-type="float">
            <text:p>380142009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01" office:value-type="float">
            <text:p>31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08" office:value-type="float">
            <text:p>380142009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02" office:value-type="float">
            <text:p>31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09" office:value-type="float">
            <text:p>380142009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03" office:value-type="float">
            <text:p>31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10" office:value-type="float">
            <text:p>380142009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04" office:value-type="float">
            <text:p>31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11" office:value-type="float">
            <text:p>380142009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05" office:value-type="float">
            <text:p>31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12" office:value-type="float">
            <text:p>380142009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06" office:value-type="float">
            <text:p>31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13" office:value-type="float">
            <text:p>380142009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07" office:value-type="float">
            <text:p>31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14" office:value-type="float">
            <text:p>380142009401014</text:p>
          </table:table-cell>
          <table:table-cell ns41:value-type="string" table:style-name="TL Metadata" office:value-type="string">
            <text:p>3801420094010141 <text:s/>Hieronder e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08" office:value-type="float">
            <text:p>31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15" office:value-type="float">
            <text:p>380142009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09" office:value-type="float">
            <text:p>31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16" office:value-type="float">
            <text:p>380142009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10" office:value-type="float">
            <text:p>31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17" office:value-type="float">
            <text:p>380142009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11" office:value-type="float">
            <text:p>31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18" office:value-type="float">
            <text:p>380142009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12" office:value-type="float">
            <text:p>31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19" office:value-type="float">
            <text:p>380142009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13" office:value-type="float">
            <text:p>31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20" office:value-type="float">
            <text:p>380142009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14" office:value-type="float">
            <text:p>31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21" office:value-type="float">
            <text:p>380142009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15" office:value-type="float">
            <text:p>31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22" office:value-type="float">
            <text:p>380142009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16" office:value-type="float">
            <text:p>31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23" office:value-type="float">
            <text:p>380142009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17" office:value-type="float">
            <text:p>31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24" office:value-type="float">
            <text:p>380142009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18" office:value-type="float">
            <text:p>31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25" office:value-type="float">
            <text:p>380142009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19" office:value-type="float">
            <text:p>31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26" office:value-type="float">
            <text:p>380142009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20" office:value-type="float">
            <text:p>31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27" office:value-type="float">
            <text:p>380142009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21" office:value-type="float">
            <text:p>31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28" office:value-type="float">
            <text:p>380142009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22" office:value-type="float">
            <text:p>31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29" office:value-type="float">
            <text:p>380142009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23" office:value-type="float">
            <text:p>31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30" office:value-type="float">
            <text:p>380142009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24" office:value-type="float">
            <text:p>31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31" office:value-type="float">
            <text:p>380142009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25" office:value-type="float">
            <text:p>31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32" office:value-type="float">
            <text:p>380142009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26" office:value-type="float">
            <text:p>31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33" office:value-type="float">
            <text:p>380142009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27" office:value-type="float">
            <text:p>31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34" office:value-type="float">
            <text:p>380142009401034</text:p>
          </table:table-cell>
          <table:table-cell ns41:value-type="string" table:style-name="TL Metadata" office:value-type="string">
            <text:p>3801420094010342 <text:s/>Hieronder e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28" office:value-type="float">
            <text:p>31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35" office:value-type="float">
            <text:p>380142009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29" office:value-type="float">
            <text:p>31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36" office:value-type="float">
            <text:p>380142009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30" office:value-type="float">
            <text:p>31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37" office:value-type="float">
            <text:p>380142009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31" office:value-type="float">
            <text:p>31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38" office:value-type="float">
            <text:p>380142009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32" office:value-type="float">
            <text:p>31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39" office:value-type="float">
            <text:p>380142009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33" office:value-type="float">
            <text:p>31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40" office:value-type="float">
            <text:p>380142009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34" office:value-type="float">
            <text:p>31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41" office:value-type="float">
            <text:p>380142009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35" office:value-type="float">
            <text:p>31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42" office:value-type="float">
            <text:p>380142009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36" office:value-type="float">
            <text:p>31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43" office:value-type="float">
            <text:p>380142009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37" office:value-type="float">
            <text:p>31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44" office:value-type="float">
            <text:p>380142009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38" office:value-type="float">
            <text:p>31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45" office:value-type="float">
            <text:p>380142009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39" office:value-type="float">
            <text:p>31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46" office:value-type="float">
            <text:p>380142009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40" office:value-type="float">
            <text:p>31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47" office:value-type="float">
            <text:p>380142009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41" office:value-type="float">
            <text:p>31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48" office:value-type="float">
            <text:p>380142009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42" office:value-type="float">
            <text:p>31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49" office:value-type="float">
            <text:p>380142009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43" office:value-type="float">
            <text:p>31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50" office:value-type="float">
            <text:p>380142009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44" office:value-type="float">
            <text:p>31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51" office:value-type="float">
            <text:p>380142009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45" office:value-type="float">
            <text:p>31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401052" office:value-type="float">
            <text:p>380142009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46" office:value-type="float">
            <text:p>31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01" office:value-type="float">
            <text:p>380142009501001</text:p>
          </table:table-cell>
          <table:table-cell ns41:value-type="string" table:style-name="TL Metadata" office:value-type="string">
            <text:p>3801420095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47" office:value-type="float">
            <text:p>31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02" office:value-type="float">
            <text:p>380142009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48" office:value-type="float">
            <text:p>31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03" office:value-type="float">
            <text:p>380142009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49" office:value-type="float">
            <text:p>31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04" office:value-type="float">
            <text:p>380142009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50" office:value-type="float">
            <text:p>31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05" office:value-type="float">
            <text:p>380142009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51" office:value-type="float">
            <text:p>31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06" office:value-type="float">
            <text:p>380142009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52" office:value-type="float">
            <text:p>31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07" office:value-type="float">
            <text:p>380142009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53" office:value-type="float">
            <text:p>31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08" office:value-type="float">
            <text:p>380142009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54" office:value-type="float">
            <text:p>31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09" office:value-type="float">
            <text:p>380142009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55" office:value-type="float">
            <text:p>31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10" office:value-type="float">
            <text:p>380142009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56" office:value-type="float">
            <text:p>31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11" office:value-type="float">
            <text:p>380142009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57" office:value-type="float">
            <text:p>31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12" office:value-type="float">
            <text:p>380142009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58" office:value-type="float">
            <text:p>31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13" office:value-type="float">
            <text:p>380142009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59" office:value-type="float">
            <text:p>31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14" office:value-type="float">
            <text:p>380142009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60" office:value-type="float">
            <text:p>31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15" office:value-type="float">
            <text:p>380142009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61" office:value-type="float">
            <text:p>31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16" office:value-type="float">
            <text:p>380142009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62" office:value-type="float">
            <text:p>31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17" office:value-type="float">
            <text:p>380142009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63" office:value-type="float">
            <text:p>31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18" office:value-type="float">
            <text:p>380142009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64" office:value-type="float">
            <text:p>31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19" office:value-type="float">
            <text:p>380142009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65" office:value-type="float">
            <text:p>31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20" office:value-type="float">
            <text:p>380142009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66" office:value-type="float">
            <text:p>31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21" office:value-type="float">
            <text:p>380142009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67" office:value-type="float">
            <text:p>31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22" office:value-type="float">
            <text:p>380142009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68" office:value-type="float">
            <text:p>31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23" office:value-type="float">
            <text:p>380142009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69" office:value-type="float">
            <text:p>31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24" office:value-type="float">
            <text:p>380142009501024</text:p>
          </table:table-cell>
          <table:table-cell ns41:value-type="string" table:style-name="TL Metadata" office:value-type="string">
            <text:p>3801420095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70" office:value-type="float">
            <text:p>31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25" office:value-type="float">
            <text:p>380142009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71" office:value-type="float">
            <text:p>31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26" office:value-type="float">
            <text:p>380142009501026</text:p>
          </table:table-cell>
          <table:table-cell ns41:value-type="string" table:style-name="TL Metadata" office:value-type="string">
            <text:p>3801420095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72" office:value-type="float">
            <text:p>31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27" office:value-type="float">
            <text:p>380142009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73" office:value-type="float">
            <text:p>31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28" office:value-type="float">
            <text:p>380142009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74" office:value-type="float">
            <text:p>31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29" office:value-type="float">
            <text:p>380142009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75" office:value-type="float">
            <text:p>31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30" office:value-type="float">
            <text:p>380142009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76" office:value-type="float">
            <text:p>31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31" office:value-type="float">
            <text:p>380142009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77" office:value-type="float">
            <text:p>31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32" office:value-type="float">
            <text:p>380142009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78" office:value-type="float">
            <text:p>31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33" office:value-type="float">
            <text:p>380142009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79" office:value-type="float">
            <text:p>31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34" office:value-type="float">
            <text:p>380142009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80" office:value-type="float">
            <text:p>31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35" office:value-type="float">
            <text:p>380142009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81" office:value-type="float">
            <text:p>31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36" office:value-type="float">
            <text:p>380142009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82" office:value-type="float">
            <text:p>31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37" office:value-type="float">
            <text:p>380142009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83" office:value-type="float">
            <text:p>31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38" office:value-type="float">
            <text:p>380142009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84" office:value-type="float">
            <text:p>31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39" office:value-type="float">
            <text:p>380142009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85" office:value-type="float">
            <text:p>31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40" office:value-type="float">
            <text:p>380142009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86" office:value-type="float">
            <text:p>31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41" office:value-type="float">
            <text:p>380142009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87" office:value-type="float">
            <text:p>31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42" office:value-type="float">
            <text:p>380142009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88" office:value-type="float">
            <text:p>31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43" office:value-type="float">
            <text:p>380142009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89" office:value-type="float">
            <text:p>318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44" office:value-type="float">
            <text:p>380142009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90" office:value-type="float">
            <text:p>319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45" office:value-type="float">
            <text:p>380142009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91" office:value-type="float">
            <text:p>319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46" office:value-type="float">
            <text:p>380142009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92" office:value-type="float">
            <text:p>319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47" office:value-type="float">
            <text:p>380142009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93" office:value-type="float">
            <text:p>319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48" office:value-type="float">
            <text:p>380142009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94" office:value-type="float">
            <text:p>319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49" office:value-type="float">
            <text:p>380142009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95" office:value-type="float">
            <text:p>319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2009501050" office:value-type="float">
            <text:p>380142009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96" office:value-type="float">
            <text:p>319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01" office:value-type="float">
            <text:p>380143009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97" office:value-type="float">
            <text:p>319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02" office:value-type="float">
            <text:p>380143009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98" office:value-type="float">
            <text:p>319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03" office:value-type="float">
            <text:p>380143009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199" office:value-type="float">
            <text:p>319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04" office:value-type="float">
            <text:p>380143009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00" office:value-type="float">
            <text:p>320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05" office:value-type="float">
            <text:p>380143009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01" office:value-type="float">
            <text:p>320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06" office:value-type="float">
            <text:p>380143009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02" office:value-type="float">
            <text:p>320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07" office:value-type="float">
            <text:p>380143009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03" office:value-type="float">
            <text:p>320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08" office:value-type="float">
            <text:p>380143009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04" office:value-type="float">
            <text:p>320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09" office:value-type="float">
            <text:p>380143009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05" office:value-type="float">
            <text:p>320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10" office:value-type="float">
            <text:p>380143009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06" office:value-type="float">
            <text:p>320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11" office:value-type="float">
            <text:p>380143009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07" office:value-type="float">
            <text:p>320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12" office:value-type="float">
            <text:p>380143009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08" office:value-type="float">
            <text:p>320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13" office:value-type="float">
            <text:p>380143009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09" office:value-type="float">
            <text:p>320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14" office:value-type="float">
            <text:p>380143009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10" office:value-type="float">
            <text:p>321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15" office:value-type="float">
            <text:p>380143009601015</text:p>
          </table:table-cell>
          <table:table-cell ns41:value-type="string" table:style-name="TL Metadata" office:value-type="string">
            <text:p>3801430096010151 <text:s/>Hieronder een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11" office:value-type="float">
            <text:p>321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16" office:value-type="float">
            <text:p>380143009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12" office:value-type="float">
            <text:p>321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17" office:value-type="float">
            <text:p>380143009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13" office:value-type="float">
            <text:p>321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18" office:value-type="float">
            <text:p>380143009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14" office:value-type="float">
            <text:p>321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19" office:value-type="float">
            <text:p>380143009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15" office:value-type="float">
            <text:p>321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20" office:value-type="float">
            <text:p>380143009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16" office:value-type="float">
            <text:p>321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21" office:value-type="float">
            <text:p>380143009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17" office:value-type="float">
            <text:p>321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22" office:value-type="float">
            <text:p>380143009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18" office:value-type="float">
            <text:p>321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23" office:value-type="float">
            <text:p>380143009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19" office:value-type="float">
            <text:p>321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24" office:value-type="float">
            <text:p>380143009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20" office:value-type="float">
            <text:p>322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25" office:value-type="float">
            <text:p>380143009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21" office:value-type="float">
            <text:p>322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26" office:value-type="float">
            <text:p>380143009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22" office:value-type="float">
            <text:p>322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27" office:value-type="float">
            <text:p>380143009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23" office:value-type="float">
            <text:p>322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28" office:value-type="float">
            <text:p>380143009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24" office:value-type="float">
            <text:p>322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29" office:value-type="float">
            <text:p>380143009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25" office:value-type="float">
            <text:p>322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30" office:value-type="float">
            <text:p>380143009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26" office:value-type="float">
            <text:p>322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31" office:value-type="float">
            <text:p>380143009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27" office:value-type="float">
            <text:p>322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32" office:value-type="float">
            <text:p>380143009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28" office:value-type="float">
            <text:p>322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33" office:value-type="float">
            <text:p>380143009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29" office:value-type="float">
            <text:p>322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34" office:value-type="float">
            <text:p>380143009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30" office:value-type="float">
            <text:p>323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35" office:value-type="float">
            <text:p>380143009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31" office:value-type="float">
            <text:p>323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36" office:value-type="float">
            <text:p>380143009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32" office:value-type="float">
            <text:p>323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37" office:value-type="float">
            <text:p>380143009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33" office:value-type="float">
            <text:p>323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38" office:value-type="float">
            <text:p>380143009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34" office:value-type="float">
            <text:p>323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39" office:value-type="float">
            <text:p>380143009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35" office:value-type="float">
            <text:p>323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40" office:value-type="float">
            <text:p>380143009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36" office:value-type="float">
            <text:p>323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41" office:value-type="float">
            <text:p>380143009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37" office:value-type="float">
            <text:p>323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42" office:value-type="float">
            <text:p>380143009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38" office:value-type="float">
            <text:p>323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43" office:value-type="float">
            <text:p>380143009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39" office:value-type="float">
            <text:p>323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44" office:value-type="float">
            <text:p>380143009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40" office:value-type="float">
            <text:p>324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45" office:value-type="float">
            <text:p>380143009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41" office:value-type="float">
            <text:p>324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46" office:value-type="float">
            <text:p>380143009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42" office:value-type="float">
            <text:p>324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47" office:value-type="float">
            <text:p>380143009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43" office:value-type="float">
            <text:p>324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48" office:value-type="float">
            <text:p>380143009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44" office:value-type="float">
            <text:p>324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49" office:value-type="float">
            <text:p>380143009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45" office:value-type="float">
            <text:p>324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50" office:value-type="float">
            <text:p>380143009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46" office:value-type="float">
            <text:p>324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51" office:value-type="float">
            <text:p>380143009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47" office:value-type="float">
            <text:p>324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52" office:value-type="float">
            <text:p>380143009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48" office:value-type="float">
            <text:p>324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601053" office:value-type="float">
            <text:p>380143009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49" office:value-type="float">
            <text:p>324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01" office:value-type="float">
            <text:p>380143009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50" office:value-type="float">
            <text:p>325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02" office:value-type="float">
            <text:p>380143009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51" office:value-type="float">
            <text:p>325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03" office:value-type="float">
            <text:p>380143009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52" office:value-type="float">
            <text:p>325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04" office:value-type="float">
            <text:p>380143009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53" office:value-type="float">
            <text:p>325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05" office:value-type="float">
            <text:p>380143009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54" office:value-type="float">
            <text:p>325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06" office:value-type="float">
            <text:p>380143009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55" office:value-type="float">
            <text:p>325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07" office:value-type="float">
            <text:p>380143009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56" office:value-type="float">
            <text:p>325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08" office:value-type="float">
            <text:p>380143009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57" office:value-type="float">
            <text:p>325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09" office:value-type="float">
            <text:p>380143009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58" office:value-type="float">
            <text:p>325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10" office:value-type="float">
            <text:p>380143009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59" office:value-type="float">
            <text:p>325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11" office:value-type="float">
            <text:p>380143009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60" office:value-type="float">
            <text:p>326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12" office:value-type="float">
            <text:p>380143009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61" office:value-type="float">
            <text:p>326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13" office:value-type="float">
            <text:p>380143009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62" office:value-type="float">
            <text:p>326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14" office:value-type="float">
            <text:p>380143009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63" office:value-type="float">
            <text:p>326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15" office:value-type="float">
            <text:p>380143009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64" office:value-type="float">
            <text:p>326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16" office:value-type="float">
            <text:p>380143009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65" office:value-type="float">
            <text:p>326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17" office:value-type="float">
            <text:p>380143009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66" office:value-type="float">
            <text:p>326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18" office:value-type="float">
            <text:p>380143009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67" office:value-type="float">
            <text:p>326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19" office:value-type="float">
            <text:p>380143009701019</text:p>
          </table:table-cell>
          <table:table-cell ns41:value-type="string" table:style-name="TL Metadata" office:value-type="string">
            <text:p>3801430097010191 <text:s/>Hieronder e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68" office:value-type="float">
            <text:p>326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20" office:value-type="float">
            <text:p>380143009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69" office:value-type="float">
            <text:p>326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21" office:value-type="float">
            <text:p>380143009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70" office:value-type="float">
            <text:p>327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22" office:value-type="float">
            <text:p>380143009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71" office:value-type="float">
            <text:p>327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23" office:value-type="float">
            <text:p>380143009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72" office:value-type="float">
            <text:p>327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24" office:value-type="float">
            <text:p>380143009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73" office:value-type="float">
            <text:p>327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25" office:value-type="float">
            <text:p>380143009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74" office:value-type="float">
            <text:p>327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26" office:value-type="float">
            <text:p>380143009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75" office:value-type="float">
            <text:p>327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27" office:value-type="float">
            <text:p>380143009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76" office:value-type="float">
            <text:p>327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28" office:value-type="float">
            <text:p>380143009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77" office:value-type="float">
            <text:p>327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29" office:value-type="float">
            <text:p>380143009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78" office:value-type="float">
            <text:p>327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30" office:value-type="float">
            <text:p>380143009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79" office:value-type="float">
            <text:p>3279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31" office:value-type="float">
            <text:p>380143009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80" office:value-type="float">
            <text:p>3280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32" office:value-type="float">
            <text:p>380143009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81" office:value-type="float">
            <text:p>3281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33" office:value-type="float">
            <text:p>380143009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82" office:value-type="float">
            <text:p>3282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34" office:value-type="float">
            <text:p>380143009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83" office:value-type="float">
            <text:p>3283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35" office:value-type="float">
            <text:p>380143009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84" office:value-type="float">
            <text:p>3284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36" office:value-type="float">
            <text:p>380143009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85" office:value-type="float">
            <text:p>3285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37" office:value-type="float">
            <text:p>380143009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86" office:value-type="float">
            <text:p>3286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38" office:value-type="float">
            <text:p>380143009701038</text:p>
          </table:table-cell>
          <table:table-cell ns41:value-type="string" table:style-name="TL Metadata" office:value-type="string">
            <text:p>3801430097010382 <text:s/>Hieronder zeven mannen en vijf vrouwen, waarvan de ouderdom onbekend is.</text:p>
          </table:table-cell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87" office:value-type="float">
            <text:p>3287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39" office:value-type="float">
            <text:p>380143009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>
          <table:table-cell ns41:value-type="float" table:style-name="TL Metadata" office:value="3288" office:value-type="float">
            <text:p>3288</text:p>
          </table:table-cell>
          <table:table-cell ns41:value-type="string" table:style-name="TL Metadata" office:value-type="string">
            <text:p>NH-4edl</text:p>
          </table:table-cell>
          <table:table-cell ns41:value-type="float" table:style-name="TL Metadata" office:value="380143009701040" office:value-type="float">
            <text:p>380143009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8"/>
          <table:table-cell table:number-columns-repeated="1011"/>
        </table:table-row>
        <table:table-row table:style-name="ro4" table:number-rows-repeated="10470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01:40</meta:creation-date>
    <dc:creator>Helpdesk</dc:creator>
    <dc:date>2004-12-20T18:10:31</dc:date>
    <meta:document-statistic meta:object-count="0" meta:cell-count="15070" meta:table-count="2"/>
    <meta:generator>ODFPY/1.3.0dev</meta:generator>
  </office:meta>
</office:document-meta>
</file>